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ExplodingSpring" table:style-name="ta1" table:print="false">
        <table:table-column table:style-name="co1" table:number-columns-repeated="4" table:default-cell-style-name="Default"/>
        <table:table-row table:style-name="ro1">
          <table:table-cell>
            <draw:frame table:end-cell-address="ExplodingSpring.M12" table:end-x="2.147cm" table:end-y="0.399cm" draw:z-index="0" draw:style-name="gr1" draw:text-style-name="P1" svg:width="29.244cm" svg:height="5.366cm" svg:x="0cm" svg:y="0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  <table:table-row table:style-name="ro1" table:number-rows-repeated="11">
          <table:table-cell table:number-columns-repeated="4"/>
        </table:table-row>
        <table:table-row table:style-name="ro1">
          <table:table-cell>
            <draw:frame table:end-cell-address="ExplodingSpring.M24" table:end-x="2.174cm" table:end-y="0.399cm" draw:z-index="1" draw:style-name="gr1" draw:text-style-name="P1" svg:width="29.244cm" svg:height="5.339cm" svg:x="0.027cm" svg:y="0.028cm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3"/>
        </table:table-row>
        <table:table-row table:style-name="ro1" table:number-rows-repeated="11">
          <table:table-cell table:number-columns-repeated="4"/>
        </table:table-row>
        <table:table-row table:style-name="ro1">
          <table:table-cell>
            <draw:frame table:end-cell-address="ExplodingSpring.M36" table:end-x="2.175cm" table:end-y="0.426cm" draw:z-index="3" draw:style-name="gr1" draw:text-style-name="P1" svg:width="29.272cm" svg:height="5.366cm" svg:x="0cm" svg:y="0.027cm">
              <draw:object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3"/>
        </table:table-row>
        <table:table-row table:style-name="ro1" table:number-rows-repeated="21">
          <table:table-cell table:number-columns-repeated="4"/>
        </table:table-row>
        <table:table-row table:style-name="ro1">
          <table:table-cell table:number-columns-repeated="3"/>
          <table:table-cell>
            <draw:frame table:end-cell-address="ExplodingSpring.Q72" table:end-x="1.56cm" table:end-y="0.116cm" draw:z-index="2" draw:style-name="gr1" draw:text-style-name="P1" svg:width="30.916cm" svg:height="11.405cm" svg:x="0cm" svg:y="0.002cm">
              <draw:object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</table:table-row>
      </table:table>
      <table:table table:name="Tabelle4_1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ExplicitFormular</text:p>
          </table:table-cell>
          <table:table-cell office:value-type="string">
            <text:p>ExplicitEuler</text:p>
          </table:table-cell>
          <table:table-cell office:value-type="string">
            <text:p>ImplicitEuler</text:p>
          </table:table-cell>
          <table:table-cell office:value-type="string">
            <text:p>SemiImplicitEuler</text:p>
          </table:table-cell>
          <table:table-cell office:value-type="string">
            <text:p>SemiImplicitEulerAndSoftConstraint_v2_x2</text:p>
          </table:table-cell>
          <table:table-cell office:value-type="string">
            <text:p>SemiImplicitEulerAndSoftConstraint_x2_v2</text:p>
          </table:table-cell>
          <table:table-cell>
            <draw:frame table:end-cell-address="Tabelle4_1.T23" table:end-x="0.53cm" table:end-y="0.373cm" draw:z-index="0" draw:style-name="gr1" draw:text-style-name="P1" svg:width="29.244cm" svg:height="9.963cm" svg:x="0.642cm" svg:y="0.345cm">
              <draw:object draw:notify-on-update-of-ranges="Tabelle4_1.A1:Tabelle4_1.A1 Tabelle4_1.A2:Tabelle4_1.A62 Tabelle4_1.B1:Tabelle4_1.B1 Tabelle4_1.B2:Tabelle4_1.B62 Tabelle4_1.C1:Tabelle4_1.C1 Tabelle4_1.C2:Tabelle4_1.C62 Tabelle4_1.D1:Tabelle4_1.D1 Tabelle4_1.D2:Tabelle4_1.D62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table:number-columns-repeated="3" office:value-type="float" office:value="100">
            <text:p>100</text:p>
          </table:table-cell>
          <table:table-cell office:value-type="float" office:value="90.130394">
            <text:p>90,130394</text:p>
          </table:table-cell>
          <table:table-cell office:value-type="float" office:value="91.01698">
            <text:p>91,01698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95.10565">
            <text:p>95,10565</text:p>
          </table:table-cell>
          <table:table-cell office:value-type="float" office:value="90.130394">
            <text:p>90,130394</text:p>
          </table:table-cell>
          <table:table-cell office:value-type="float" office:value="91.01698">
            <text:p>91,01698</text:p>
          </table:table-cell>
          <table:table-cell office:value-type="float" office:value="71.36527">
            <text:p>71,36527</text:p>
          </table:table-cell>
          <table:table-cell office:value-type="float" office:value="74.66484">
            <text:p>74,66484</text:p>
          </table:table-cell>
          <table:table-cell office:value-type="float" office:value="91.01698">
            <text:p>91,01698</text:p>
          </table:table-cell>
          <table:table-cell/>
        </table:table-row>
        <table:table-row table:style-name="ro1">
          <table:table-cell office:value-type="float" office:value="80.9017">
            <text:p>80,9017</text:p>
          </table:table-cell>
          <table:table-cell office:value-type="float" office:value="70.39119">
            <text:p>70,39119</text:p>
          </table:table-cell>
          <table:table-cell office:value-type="float" office:value="73.857895">
            <text:p>73,857895</text:p>
          </table:table-cell>
          <table:table-cell office:value-type="float" office:value="45.556683">
            <text:p>45,556683</text:p>
          </table:table-cell>
          <table:table-cell office:value-type="float" office:value="53.074455">
            <text:p>53,074455</text:p>
          </table:table-cell>
          <table:table-cell office:value-type="float" office:value="73.857895">
            <text:p>73,857895</text:p>
          </table:table-cell>
          <table:table-cell/>
        </table:table-row>
        <table:table-row table:style-name="ro1">
          <table:table-cell office:value-type="float" office:value="58.778526">
            <text:p>58,778526</text:p>
          </table:table-cell>
          <table:table-cell office:value-type="float" office:value="41.75647">
            <text:p>41,75647</text:p>
          </table:table-cell>
          <table:table-cell office:value-type="float" office:value="50.06414">
            <text:p>50,06414</text:p>
          </table:table-cell>
          <table:table-cell office:value-type="float" office:value="15.251827">
            <text:p>15,251827</text:p>
          </table:table-cell>
          <table:table-cell office:value-type="float" office:value="28.655851">
            <text:p>28,655851</text:p>
          </table:table-cell>
          <table:table-cell office:value-type="float" office:value="50.06414">
            <text:p>50,06414</text:p>
          </table:table-cell>
          <table:table-cell/>
        </table:table-row>
        <table:table-row table:style-name="ro1">
          <table:table-cell office:value-type="float" office:value="30.901697">
            <text:p>30,901697</text:p>
          </table:table-cell>
          <table:table-cell office:value-type="float" office:value="6.1744156">
            <text:p>6,1744156</text:p>
          </table:table-cell>
          <table:table-cell office:value-type="float" office:value="21.773115">
            <text:p>21,773115</text:p>
          </table:table-cell>
          <table:table-cell office:value-type="float" office:value="-16.558323">
            <text:p>-16,558323</text:p>
          </table:table-cell>
          <table:table-cell office:value-type="float" office:value="3.8566132">
            <text:p>3,8566132</text:p>
          </table:table-cell>
          <table:table-cell office:value-type="float" office:value="21.773115">
            <text:p>21,77311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33.52884">
            <text:p>-33,52884</text:p>
          </table:table-cell>
          <table:table-cell office:value-type="float" office:value="-8.473795">
            <text:p>-8,473795</text:p>
          </table:table-cell>
          <table:table-cell office:value-type="float" office:value="-46.73423">
            <text:p>-46,73423</text:p>
          </table:table-cell>
          <table:table-cell office:value-type="float" office:value="-19.061348">
            <text:p>-19,061348</text:p>
          </table:table-cell>
          <table:table-cell office:value-type="float" office:value="-8.473795">
            <text:p>-8,473795</text:p>
          </table:table-cell>
          <table:table-cell/>
        </table:table-row>
        <table:table-row table:style-name="ro1">
          <table:table-cell office:value-type="float" office:value="-30.901703">
            <text:p>-30,901703</text:p>
          </table:table-cell>
          <table:table-cell office:value-type="float" office:value="-73.84148">
            <text:p>-73,84148</text:p>
          </table:table-cell>
          <table:table-cell office:value-type="float" office:value="-37.959503">
            <text:p>-37,959503</text:p>
          </table:table-cell>
          <table:table-cell office:value-type="float" office:value="-72.29765">
            <text:p>-72,29765</text:p>
          </table:table-cell>
          <table:table-cell office:value-type="float" office:value="-38.2083">
            <text:p>-38,2083</text:p>
          </table:table-cell>
          <table:table-cell office:value-type="float" office:value="-37.959503">
            <text:p>-37,959503</text:p>
          </table:table-cell>
          <table:table-cell/>
        </table:table-row>
        <table:table-row table:style-name="ro1">
          <table:table-cell office:value-type="float" office:value="-58.77852">
            <text:p>-58,77852</text:p>
          </table:table-cell>
          <table:table-cell office:value-type="float" office:value="-110.844955">
            <text:p>-110,844955</text:p>
          </table:table-cell>
          <table:table-cell office:value-type="float" office:value="-64.03531">
            <text:p>-64,03531</text:p>
          </table:table-cell>
          <table:table-cell office:value-type="float" office:value="-90.725586">
            <text:p>-90,725586</text:p>
          </table:table-cell>
          <table:table-cell office:value-type="float" office:value="-52.203026">
            <text:p>-52,203026</text:p>
          </table:table-cell>
          <table:table-cell office:value-type="float" office:value="-64.03531">
            <text:p>-64,03531</text:p>
          </table:table-cell>
          <table:table-cell/>
        </table:table-row>
        <table:table-row table:style-name="ro1">
          <table:table-cell office:value-type="float" office:value="-80.9017">
            <text:p>-80,9017</text:p>
          </table:table-cell>
          <table:table-cell office:value-type="float" office:value="-140.56058">
            <text:p>-140,56058</text:p>
          </table:table-cell>
          <table:table-cell office:value-type="float" office:value="-84.35881">
            <text:p>-84,35881</text:p>
          </table:table-cell>
          <table:table-cell office:value-type="float" office:value="-100.199265">
            <text:p>-100,199265</text:p>
          </table:table-cell>
          <table:table-cell office:value-type="float" office:value="-60.251194">
            <text:p>-60,251194</text:p>
          </table:table-cell>
          <table:table-cell office:value-type="float" office:value="-84.35881">
            <text:p>-84,35881</text:p>
          </table:table-cell>
          <table:table-cell/>
        </table:table-row>
        <table:table-row table:style-name="ro1">
          <table:table-cell office:value-type="float" office:value="-95.10565">
            <text:p>-95,10565</text:p>
          </table:table-cell>
          <table:table-cell office:value-type="float" office:value="-159.33624">
            <text:p>-159,33624</text:p>
          </table:table-cell>
          <table:table-cell office:value-type="float" office:value="-97.10435">
            <text:p>-97,10435</text:p>
          </table:table-cell>
          <table:table-cell office:value-type="float" office:value="-99.78367">
            <text:p>-99,78367</text:p>
          </table:table-cell>
          <table:table-cell office:value-type="float" office:value="-62.16402">
            <text:p>-62,16402</text:p>
          </table:table-cell>
          <table:table-cell office:value-type="float" office:value="-97.10435">
            <text:p>-97,10435</text:p>
          </table:table-cell>
          <table:table-cell/>
        </table:table-row>
        <table:table-row table:style-name="ro1">
          <table:table-cell office:value-type="float" office:value="-100">
            <text:p>-100</text:p>
          </table:table-cell>
          <table:table-cell office:value-type="float" office:value="-164.23912">
            <text:p>-164,23912</text:p>
          </table:table-cell>
          <table:table-cell office:value-type="float" office:value="-101.12698">
            <text:p>-101,12698</text:p>
          </table:table-cell>
          <table:table-cell office:value-type="float" office:value="-89.51982">
            <text:p>-89,51982</text:p>
          </table:table-cell>
          <table:table-cell office:value-type="float" office:value="-58.320812">
            <text:p>-58,320812</text:p>
          </table:table-cell>
          <table:table-cell office:value-type="float" office:value="-101.12698">
            <text:p>-101,12698</text:p>
          </table:table-cell>
          <table:table-cell/>
        </table:table-row>
        <table:table-row table:style-name="ro1">
          <table:table-cell office:value-type="float" office:value="-95.10565">
            <text:p>-95,10565</text:p>
          </table:table-cell>
          <table:table-cell office:value-type="float" office:value="-153.41615">
            <text:p>-153,41615</text:p>
          </table:table-cell>
          <table:table-cell office:value-type="float" office:value="-96.06536">
            <text:p>-96,06536</text:p>
          </table:table-cell>
          <table:table-cell office:value-type="float" office:value="-70.420715">
            <text:p>-70,420715</text:p>
          </table:table-cell>
          <table:table-cell office:value-type="float" office:value="-49.58387">
            <text:p>-49,58387</text:p>
          </table:table-cell>
          <table:table-cell office:value-type="float" office:value="-96.06536">
            <text:p>-96,06536</text:p>
          </table:table-cell>
          <table:table-cell/>
        </table:table-row>
        <table:table-row table:style-name="ro1">
          <table:table-cell office:value-type="float" office:value="-80.901695">
            <text:p>-80,901695</text:p>
          </table:table-cell>
          <table:table-cell office:value-type="float" office:value="-126.38342">
            <text:p>-126,38342</text:p>
          </table:table-cell>
          <table:table-cell office:value-type="float" office:value="-82.374176">
            <text:p>-82,374176</text:p>
          </table:table-cell>
          <table:table-cell office:value-type="float" office:value="-44.37137">
            <text:p>-44,37137</text:p>
          </table:table-cell>
          <table:table-cell office:value-type="float" office:value="-37.177643">
            <text:p>-37,177643</text:p>
          </table:table-cell>
          <table:table-cell office:value-type="float" office:value="-82.374176">
            <text:p>-82,374176</text:p>
          </table:table-cell>
          <table:table-cell/>
        </table:table-row>
        <table:table-row table:style-name="ro1">
          <table:table-cell office:value-type="float" office:value="-58.778507">
            <text:p>-58,778507</text:p>
          </table:table-cell>
          <table:table-cell office:value-type="float" office:value="-84.20913">
            <text:p>-84,20913</text:p>
          </table:table-cell>
          <table:table-cell office:value-type="float" office:value="-61.283302">
            <text:p>-61,283302</text:p>
          </table:table-cell>
          <table:table-cell office:value-type="float" office:value="-13.942741">
            <text:p>-13,942741</text:p>
          </table:table-cell>
          <table:table-cell office:value-type="float" office:value="-22.546192">
            <text:p>-22,546192</text:p>
          </table:table-cell>
          <table:table-cell office:value-type="float" office:value="-61.283302">
            <text:p>-61,283302</text:p>
          </table:table-cell>
          <table:table-cell/>
        </table:table-row>
        <table:table-row table:style-name="ro1">
          <table:table-cell office:value-type="float" office:value="-30.901709">
            <text:p>-30,901709</text:p>
          </table:table-cell>
          <table:table-cell office:value-type="float" office:value="-29.56129">
            <text:p>-29,56129</text:p>
          </table:table-cell>
          <table:table-cell office:value-type="float" office:value="-34.68734">
            <text:p>-34,68734</text:p>
          </table:table-cell>
          <table:table-cell office:value-type="float" office:value="17.861979">
            <text:p>17,861979</text:p>
          </table:table-cell>
          <table:table-cell office:value-type="float" office:value="-7.2037582">
            <text:p>-7,2037582</text:p>
          </table:table-cell>
          <table:table-cell office:value-type="float" office:value="-34.68734">
            <text:p>-34,6873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3.39766">
            <text:p>33,39766</text:p>
          </table:table-cell>
          <table:table-cell office:value-type="float" office:value="-4.9754047">
            <text:p>-4,9754047</text:p>
          </table:table-cell>
          <table:table-cell office:value-type="float" office:value="47.903793">
            <text:p>47,903793</text:p>
          </table:table-cell>
          <table:table-cell office:value-type="float" office:value="7.4075766">
            <text:p>7,4075766</text:p>
          </table:table-cell>
          <table:table-cell office:value-type="float" office:value="-4.9754047">
            <text:p>-4,9754047</text:p>
          </table:table-cell>
          <table:table-cell/>
        </table:table-row>
        <table:table-row table:style-name="ro1">
          <table:table-cell office:value-type="float" office:value="30.901712">
            <text:p>30,901712</text:p>
          </table:table-cell>
          <table:table-cell office:value-type="float" office:value="99.27419">
            <text:p>99,27419</text:p>
          </table:table-cell>
          <table:table-cell office:value-type="float" office:value="25.183474">
            <text:p>25,183474</text:p>
          </table:table-cell>
          <table:table-cell office:value-type="float" office:value="73.21769">
            <text:p>73,21769</text:p>
          </table:table-cell>
          <table:table-cell office:value-type="float" office:value="20.04095">
            <text:p>20,04095</text:p>
          </table:table-cell>
          <table:table-cell office:value-type="float" office:value="25.183474">
            <text:p>25,183474</text:p>
          </table:table-cell>
          <table:table-cell/>
        </table:table-row>
        <table:table-row table:style-name="ro1">
          <table:table-cell office:value-type="float" office:value="58.77855">
            <text:p>58,77855</text:p>
          </table:table-cell>
          <table:table-cell office:value-type="float" office:value="161.8545">
            <text:p>161,8545</text:p>
          </table:table-cell>
          <table:table-cell office:value-type="float" office:value="53.080116">
            <text:p>53,080116</text:p>
          </table:table-cell>
          <table:table-cell office:value-type="float" office:value="91.30529">
            <text:p>91,30529</text:p>
          </table:table-cell>
          <table:table-cell office:value-type="float" office:value="29.739185">
            <text:p>29,739185</text:p>
          </table:table-cell>
          <table:table-cell office:value-type="float" office:value="53.080116">
            <text:p>53,080116</text:p>
          </table:table-cell>
          <table:table-cell/>
        </table:table-row>
        <table:table-row table:style-name="ro1">
          <table:table-cell office:value-type="float" office:value="80.901695">
            <text:p>80,901695</text:p>
          </table:table-cell>
          <table:table-cell office:value-type="float" office:value="214.63686">
            <text:p>214,63686</text:p>
          </table:table-cell>
          <table:table-cell office:value-type="float" office:value="76.208565">
            <text:p>76,208565</text:p>
          </table:table-cell>
          <table:table-cell office:value-type="float" office:value="100.381424">
            <text:p>100,381424</text:p>
          </table:table-cell>
          <table:table-cell office:value-type="float" office:value="35.89475">
            <text:p>35,89475</text:p>
          </table:table-cell>
          <table:table-cell office:value-type="float" office:value="76.208565">
            <text:p>76,208565</text:p>
          </table:table-cell>
          <table:table-cell/>
        </table:table-row>
        <table:table-row table:style-name="ro1">
          <table:table-cell office:value-type="float" office:value="95.10565">
            <text:p>95,10565</text:p>
          </table:table-cell>
          <table:table-cell office:value-type="float" office:value="251.4448">
            <text:p>251,4448</text:p>
          </table:table-cell>
          <table:table-cell office:value-type="float" office:value="92.49118">
            <text:p>92,49118</text:p>
          </table:table-cell>
          <table:table-cell office:value-type="float" office:value="99.5503">
            <text:p>99,5503</text:p>
          </table:table-cell>
          <table:table-cell office:value-type="float" office:value="38.272926">
            <text:p>38,272926</text:p>
          </table:table-cell>
          <table:table-cell office:value-type="float" office:value="92.49118">
            <text:p>92,49118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67.06894">
            <text:p>267,06894</text:p>
          </table:table-cell>
          <table:table-cell office:value-type="float" office:value="100.4653">
            <text:p>100,4653</text:p>
          </table:table-cell>
          <table:table-cell office:value-type="float" office:value="88.89396">
            <text:p>88,89396</text:p>
          </table:table-cell>
          <table:table-cell office:value-type="float" office:value="36.99941">
            <text:p>36,99941</text:p>
          </table:table-cell>
          <table:table-cell office:value-type="float" office:value="100.4653">
            <text:p>100,4653</text:p>
          </table:table-cell>
          <table:table-cell/>
        </table:table-row>
        <table:table-row table:style-name="ro1">
          <table:table-cell office:value-type="float" office:value="95.105644">
            <text:p>95,105644</text:p>
          </table:table-cell>
          <table:table-cell office:value-type="float" office:value="257.87646">
            <text:p>257,87646</text:p>
          </table:table-cell>
          <table:table-cell office:value-type="float" office:value="99.41461">
            <text:p>99,41461</text:p>
          </table:table-cell>
          <table:table-cell office:value-type="float" office:value="69.464134">
            <text:p>69,464134</text:p>
          </table:table-cell>
          <table:table-cell office:value-type="float" office:value="32.51663">
            <text:p>32,51663</text:p>
          </table:table-cell>
          <table:table-cell office:value-type="float" office:value="99.41461">
            <text:p>99,41461</text:p>
          </table:table-cell>
          <table:table-cell/>
        </table:table-row>
        <table:table-row table:style-name="ro1">
          <table:table-cell office:value-type="float" office:value="80.9017">
            <text:p>80,9017</text:p>
          </table:table-cell>
          <table:table-cell office:value-type="float" office:value="222.32535">
            <text:p>222,32535</text:p>
          </table:table-cell>
          <table:table-cell office:value-type="float" office:value="89.43349">
            <text:p>89,43349</text:p>
          </table:table-cell>
          <table:table-cell office:value-type="float" office:value="43.178474">
            <text:p>43,178474</text:p>
          </table:table-cell>
          <table:table-cell office:value-type="float" office:value="25.515562">
            <text:p>25,515562</text:p>
          </table:table-cell>
          <table:table-cell office:value-type="float" office:value="89.43349">
            <text:p>89,43349</text:p>
          </table:table-cell>
          <table:table-cell/>
        </table:table-row>
        <table:table-row table:style-name="ro1">
          <table:table-cell office:value-type="float" office:value="58.77852">
            <text:p>58,77852</text:p>
          </table:table-cell>
          <table:table-cell office:value-type="float" office:value="161.32283">
            <text:p>161,32283</text:p>
          </table:table-cell>
          <table:table-cell office:value-type="float" office:value="71.41853">
            <text:p>71,41853</text:p>
          </table:table-cell>
          <table:table-cell office:value-type="float" office:value="12.631269">
            <text:p>12,631269</text:p>
          </table:table-cell>
          <table:table-cell office:value-type="float" office:value="16.851336">
            <text:p>16,851336</text:p>
          </table:table-cell>
          <table:table-cell office:value-type="float" office:value="71.41853">
            <text:p>71,41853</text:p>
          </table:table-cell>
          <table:table-cell/>
        </table:table-row>
        <table:table-row table:style-name="ro1">
          <table:table-cell office:value-type="float" office:value="30.90168">
            <text:p>30,90168</text:p>
          </table:table-cell>
          <table:table-cell office:value-type="float" office:value="78.37768">
            <text:p>78,37768</text:p>
          </table:table-cell>
          <table:table-cell office:value-type="float" office:value="46.988045">
            <text:p>46,988045</text:p>
          </table:table-cell>
          <table:table-cell office:value-type="float" office:value="-19.16259">
            <text:p>-19,16259</text:p>
          </table:table-cell>
          <table:table-cell office:value-type="float" office:value="7.451659">
            <text:p>7,451659</text:p>
          </table:table-cell>
          <table:table-cell office:value-type="float" office:value="46.988045">
            <text:p>46,98804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20.489395">
            <text:p>-20,489395</text:p>
          </table:table-cell>
          <table:table-cell office:value-type="float" office:value="18.336607">
            <text:p>18,336607</text:p>
          </table:table-cell>
          <table:table-cell office:value-type="float" office:value="-49.065178">
            <text:p>-49,065178</text:p>
          </table:table-cell>
          <table:table-cell office:value-type="float" office:value="-1.7730265">
            <text:p>-1,7730265</text:p>
          </table:table-cell>
          <table:table-cell office:value-type="float" office:value="18.336607">
            <text:p>18,336607</text:p>
          </table:table-cell>
          <table:table-cell/>
        </table:table-row>
        <table:table-row table:style-name="ro1">
          <table:table-cell office:value-type="float" office:value="-30.901745">
            <text:p>-30,901745</text:p>
          </table:table-cell>
          <table:table-cell office:value-type="float" office:value="-127.09204">
            <text:p>-127,09204</text:p>
          </table:table-cell>
          <table:table-cell office:value-type="float" office:value="-11.962011">
            <text:p>-11,962011</text:p>
          </table:table-cell>
          <table:table-cell office:value-type="float" office:value="-74.12522">
            <text:p>-74,12522</text:p>
          </table:table-cell>
          <table:table-cell office:value-type="float" office:value="-10.009787">
            <text:p>-10,009787</text:p>
          </table:table-cell>
          <table:table-cell office:value-type="float" office:value="-11.962011">
            <text:p>-11,962011</text:p>
          </table:table-cell>
          <table:table-cell/>
        </table:table-row>
        <table:table-row table:style-name="ro1">
          <table:table-cell office:value-type="float" office:value="-58.778572">
            <text:p>-58,778572</text:p>
          </table:table-cell>
          <table:table-cell office:value-type="float" office:value="-231.67247">
            <text:p>-231,67247</text:p>
          </table:table-cell>
          <table:table-cell office:value-type="float" office:value="-41.18608">
            <text:p>-41,18608</text:p>
          </table:table-cell>
          <table:table-cell office:value-type="float" office:value="-91.8694">
            <text:p>-91,8694</text:p>
          </table:table-cell>
          <table:table-cell office:value-type="float" office:value="-16.607456">
            <text:p>-16,607456</text:p>
          </table:table-cell>
          <table:table-cell office:value-type="float" office:value="-41.18608">
            <text:p>-41,18608</text:p>
          </table:table-cell>
          <table:table-cell/>
        </table:table-row>
        <table:table-row table:style-name="ro1">
          <table:table-cell office:value-type="float" office:value="-80.90169">
            <text:p>-80,90169</text:p>
          </table:table-cell>
          <table:table-cell office:value-type="float" office:value="-323.7094">
            <text:p>-323,7094</text:p>
          </table:table-cell>
          <table:table-cell office:value-type="float" office:value="-66.7104">
            <text:p>-66,7104</text:p>
          </table:table-cell>
          <table:table-cell office:value-type="float" office:value="-100.54643">
            <text:p>-100,54643</text:p>
          </table:table-cell>
          <table:table-cell office:value-type="float" office:value="-21.120605">
            <text:p>-21,120605</text:p>
          </table:table-cell>
          <table:table-cell office:value-type="float" office:value="-66.7104">
            <text:p>-66,7104</text:p>
          </table:table-cell>
          <table:table-cell/>
        </table:table-row>
        <table:table-row table:style-name="ro1">
          <table:table-cell office:value-type="float" office:value="-95.10565">
            <text:p>-95,10565</text:p>
          </table:table-cell>
          <table:table-cell office:value-type="float" office:value="-392.8812">
            <text:p>-392,8812</text:p>
          </table:table-cell>
          <table:table-cell office:value-type="float" office:value="-86.24212">
            <text:p>-86,24212</text:p>
          </table:table-cell>
          <table:table-cell office:value-type="float" office:value="-99.29993">
            <text:p>-99,29993</text:p>
          </table:table-cell>
          <table:table-cell office:value-type="float" office:value="-23.33107">
            <text:p>-23,33107</text:p>
          </table:table-cell>
          <table:table-cell office:value-type="float" office:value="-86.24212">
            <text:p>-86,24212</text:p>
          </table:table-cell>
          <table:table-cell/>
        </table:table-row>
        <table:table-row table:style-name="ro1">
          <table:table-cell office:value-type="float" office:value="-100">
            <text:p>-100</text:p>
          </table:table-cell>
          <table:table-cell office:value-type="float" office:value="-430.10413">
            <text:p>-430,10413</text:p>
          </table:table-cell>
          <table:table-cell office:value-type="float" office:value="-98.02669">
            <text:p>-98,02669</text:p>
          </table:table-cell>
          <table:table-cell office:value-type="float" office:value="-88.252914">
            <text:p>-88,252914</text:p>
          </table:table-cell>
          <table:table-cell office:value-type="float" office:value="-23.247135">
            <text:p>-23,247135</text:p>
          </table:table-cell>
          <table:table-cell office:value-type="float" office:value="-98.02669">
            <text:p>-98,02669</text:p>
          </table:table-cell>
          <table:table-cell/>
        </table:table-row>
        <table:table-row table:style-name="ro1">
          <table:table-cell office:value-type="float" office:value="-95.10565">
            <text:p>-95,10565</text:p>
          </table:table-cell>
          <table:table-cell office:value-type="float" office:value="-428.55124">
            <text:p>-428,55124</text:p>
          </table:table-cell>
          <table:table-cell office:value-type="float" office:value="-101.00551">
            <text:p>-101,00551</text:p>
          </table:table-cell>
          <table:table-cell office:value-type="float" office:value="-68.49569">
            <text:p>-68,49569</text:p>
          </table:table-cell>
          <table:table-cell office:value-type="float" office:value="-21.082447">
            <text:p>-21,082447</text:p>
          </table:table-cell>
          <table:table-cell office:value-type="float" office:value="-101.00551">
            <text:p>-101,00551</text:p>
          </table:table-cell>
          <table:table-cell/>
        </table:table-row>
        <table:table-row table:style-name="ro1">
          <table:table-cell office:value-type="float" office:value="-80.90168">
            <text:p>-80,90168</text:p>
          </table:table-cell>
          <table:table-cell office:value-type="float" office:value="-384.54877">
            <text:p>-384,54877</text:p>
          </table:table-cell>
          <table:table-cell office:value-type="float" office:value="-94.91099">
            <text:p>-94,91099</text:p>
          </table:table-cell>
          <table:table-cell office:value-type="float" office:value="-41.97821">
            <text:p>-41,97821</text:p>
          </table:table-cell>
          <table:table-cell office:value-type="float" office:value="-17.218372">
            <text:p>-17,218372</text:p>
          </table:table-cell>
          <table:table-cell office:value-type="float" office:value="-94.91099">
            <text:p>-94,91099</text:p>
          </table:table-cell>
          <table:table-cell/>
        </table:table-row>
        <table:table-row table:style-name="ro1">
          <table:table-cell office:value-type="float" office:value="-58.778496">
            <text:p>-58,778496</text:p>
          </table:table-cell>
          <table:table-cell office:value-type="float" office:value="-298.25">
            <text:p>-298,25</text:p>
          </table:table-cell>
          <table:table-cell office:value-type="float" office:value="-80.290596">
            <text:p>-80,290596</text:p>
          </table:table-cell>
          <table:table-cell office:value-type="float" office:value="-11.317646">
            <text:p>-11,317646</text:p>
          </table:table-cell>
          <table:table-cell office:value-type="float" office:value="-12.154679">
            <text:p>-12,154679</text:p>
          </table:table-cell>
          <table:table-cell office:value-type="float" office:value="-80.290596">
            <text:p>-80,290596</text:p>
          </table:table-cell>
          <table:table-cell/>
        </table:table-row>
        <table:table-row table:style-name="ro1">
          <table:table-cell office:value-type="float" office:value="-30.90165">
            <text:p>-30,90165</text:p>
          </table:table-cell>
          <table:table-cell office:value-type="float" office:value="-173.99779">
            <text:p>-173,99779</text:p>
          </table:table-cell>
          <table:table-cell office:value-type="float" office:value="-58.457684">
            <text:p>-58,457684</text:p>
          </table:table-cell>
          <table:table-cell office:value-type="float" office:value="20.459923">
            <text:p>20,459923</text:p>
          </table:table-cell>
          <table:table-cell office:value-type="float" office:value="-6.4540014">
            <text:p>-6,4540014</text:p>
          </table:table-cell>
          <table:table-cell office:value-type="float" office:value="-58.457684">
            <text:p>-58,45768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20.309479">
            <text:p>-20,309479</text:p>
          </table:table-cell>
          <table:table-cell office:value-type="float" office:value="-31.373507">
            <text:p>-31,373507</text:p>
          </table:table-cell>
          <table:table-cell office:value-type="float" office:value="50.218178">
            <text:p>50,218178</text:p>
          </table:table-cell>
          <table:table-cell office:value-type="float" office:value="-0.6856518">
            <text:p>-0,6856518</text:p>
          </table:table-cell>
          <table:table-cell office:value-type="float" office:value="-31.373507">
            <text:p>-31,373507</text:p>
          </table:table-cell>
          <table:table-cell/>
        </table:table-row>
        <table:table-row table:style-name="ro1">
          <table:table-cell office:value-type="float" office:value="30.901686">
            <text:p>30,901686</text:p>
          </table:table-cell>
          <table:table-cell office:value-type="float" office:value="150.55173">
            <text:p>150,55173</text:p>
          </table:table-cell>
          <table:table-cell office:value-type="float" office:value="-1.4710388">
            <text:p>-1,4710388</text:p>
          </table:table-cell>
          <table:table-cell office:value-type="float" office:value="75.020096">
            <text:p>75,020096</text:p>
          </table:table-cell>
          <table:table-cell office:value-type="float" office:value="4.6261187">
            <text:p>4,6261187</text:p>
          </table:table-cell>
          <table:table-cell office:value-type="float" office:value="-1.4710388">
            <text:p>-1,4710388</text:p>
          </table:table-cell>
          <table:table-cell/>
        </table:table-row>
        <table:table-row table:style-name="ro1">
          <table:table-cell office:value-type="float" office:value="58.778526">
            <text:p>58,778526</text:p>
          </table:table-cell>
          <table:table-cell office:value-type="float" office:value="323.41742">
            <text:p>323,41742</text:p>
          </table:table-cell>
          <table:table-cell office:value-type="float" office:value="28.563572">
            <text:p>28,563572</text:p>
          </table:table-cell>
          <table:table-cell office:value-type="float" office:value="92.41783">
            <text:p>92,41783</text:p>
          </table:table-cell>
          <table:table-cell office:value-type="float" office:value="9.045167">
            <text:p>9,045167</text:p>
          </table:table-cell>
          <table:table-cell office:value-type="float" office:value="28.563572">
            <text:p>28,563572</text:p>
          </table:table-cell>
          <table:table-cell/>
        </table:table-row>
        <table:table-row table:style-name="ro1">
          <table:table-cell office:value-type="float" office:value="80.9017">
            <text:p>80,9017</text:p>
          </table:table-cell>
          <table:table-cell office:value-type="float" office:value="481.42422">
            <text:p>481,42422</text:p>
          </table:table-cell>
          <table:table-cell office:value-type="float" office:value="56.03231">
            <text:p>56,03231</text:p>
          </table:table-cell>
          <table:table-cell office:value-type="float" office:value="100.69429">
            <text:p>100,69429</text:p>
          </table:table-cell>
          <table:table-cell office:value-type="float" office:value="12.254723">
            <text:p>12,254723</text:p>
          </table:table-cell>
          <table:table-cell office:value-type="float" office:value="56.03231">
            <text:p>56,03231</text:p>
          </table:table-cell>
          <table:table-cell/>
        </table:table-row>
        <table:table-row table:style-name="ro1">
          <table:table-cell office:value-type="float" office:value="95.10566">
            <text:p>95,10566</text:p>
          </table:table-cell>
          <table:table-cell office:value-type="float" office:value="607.511">
            <text:p>607,511</text:p>
          </table:table-cell>
          <table:table-cell office:value-type="float" office:value="78.46766">
            <text:p>78,46766</text:p>
          </table:table-cell>
          <table:table-cell office:value-type="float" office:value="99.03262">
            <text:p>99,03262</text:p>
          </table:table-cell>
          <table:table-cell office:value-type="float" office:value="14.07512">
            <text:p>14,07512</text:p>
          </table:table-cell>
          <table:table-cell office:value-type="float" office:value="78.46766">
            <text:p>78,46766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86.0831">
            <text:p>686,0831</text:p>
          </table:table-cell>
          <table:table-cell office:value-type="float" office:value="93.85425">
            <text:p>93,85425</text:p>
          </table:table-cell>
          <table:table-cell office:value-type="float" office:value="87.596825">
            <text:p>87,596825</text:p>
          </table:table-cell>
          <table:table-cell office:value-type="float" office:value="14.46762">
            <text:p>14,46762</text:p>
          </table:table-cell>
          <table:table-cell office:value-type="float" office:value="93.85425">
            <text:p>93,85425</text:p>
          </table:table-cell>
          <table:table-cell/>
        </table:table-row>
        <table:table-row table:style-name="ro1">
          <table:table-cell office:value-type="float" office:value="95.10564">
            <text:p>95,10564</text:p>
          </table:table-cell>
          <table:table-cell office:value-type="float" office:value="704.6963">
            <text:p>704,6963</text:p>
          </table:table-cell>
          <table:table-cell office:value-type="float" office:value="100.80989">
            <text:p>100,80989</text:p>
          </table:table-cell>
          <table:table-cell office:value-type="float" office:value="67.515564">
            <text:p>67,515564</text:p>
          </table:table-cell>
          <table:table-cell office:value-type="float" office:value="13.525233">
            <text:p>13,525233</text:p>
          </table:table-cell>
          <table:table-cell office:value-type="float" office:value="100.80989">
            <text:p>100,80989</text:p>
          </table:table-cell>
          <table:table-cell/>
        </table:table-row>
        <table:table-row table:style-name="ro1">
          <table:table-cell office:value-type="float" office:value="80.901665">
            <text:p>80,901665</text:p>
          </table:table-cell>
          <table:table-cell office:value-type="float" office:value="655.59576">
            <text:p>655,59576</text:p>
          </table:table-cell>
          <table:table-cell office:value-type="float" office:value="98.70977">
            <text:p>98,70977</text:p>
          </table:table-cell>
          <table:table-cell office:value-type="float" office:value="40.770786">
            <text:p>40,770786</text:p>
          </table:table-cell>
          <table:table-cell office:value-type="float" office:value="11.452527">
            <text:p>11,452527</text:p>
          </table:table-cell>
          <table:table-cell office:value-type="float" office:value="98.70977">
            <text:p>98,70977</text:p>
          </table:table-cell>
          <table:table-cell/>
        </table:table-row>
        <table:table-row table:style-name="ro1">
          <table:table-cell office:value-type="float" office:value="58.778465">
            <text:p>58,778465</text:p>
          </table:table-cell>
          <table:table-cell office:value-type="float" office:value="536.9445">
            <text:p>536,9445</text:p>
          </table:table-cell>
          <table:table-cell office:value-type="float" office:value="87.74253">
            <text:p>87,74253</text:p>
          </table:table-cell>
          <table:table-cell office:value-type="float" office:value="10.002094">
            <text:p>10,002094</text:p>
          </table:table-cell>
          <table:table-cell office:value-type="float" office:value="8.53723">
            <text:p>8,53723</text:p>
          </table:table-cell>
          <table:table-cell office:value-type="float" office:value="87.74253">
            <text:p>87,74253</text:p>
          </table:table-cell>
          <table:table-cell/>
        </table:table-row>
        <table:table-row table:style-name="ro1">
          <table:table-cell office:value-type="float" office:value="30.901709">
            <text:p>30,901709</text:p>
          </table:table-cell>
          <table:table-cell office:value-type="float" office:value="353.58856">
            <text:p>353,58856</text:p>
          </table:table-cell>
          <table:table-cell office:value-type="float" office:value="68.893364">
            <text:p>68,893364</text:p>
          </table:table-cell>
          <table:table-cell office:value-type="float" office:value="-21.753765">
            <text:p>-21,753765</text:p>
          </table:table-cell>
          <table:table-cell office:value-type="float" office:value="5.116913">
            <text:p>5,116913</text:p>
          </table:table-cell>
          <table:table-cell office:value-type="float" office:value="68.893364">
            <text:p>68,89336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17.23831">
            <text:p>117,23831</text:p>
          </table:table-cell>
          <table:table-cell office:value-type="float" office:value="43.85549">
            <text:p>43,85549</text:p>
          </table:table-cell>
          <table:table-cell office:value-type="float" office:value="-51.362614">
            <text:p>-51,362614</text:p>
          </table:table-cell>
          <table:table-cell office:value-type="float" office:value="1.5441906">
            <text:p>1,5441906</text:p>
          </table:table-cell>
          <table:table-cell office:value-type="float" office:value="43.85549">
            <text:p>43,85549</text:p>
          </table:table-cell>
          <table:table-cell/>
        </table:table-row>
        <table:table-row table:style-name="ro1">
          <table:table-cell office:value-type="float" office:value="-30.901714">
            <text:p>-30,901714</text:p>
          </table:table-cell>
          <table:table-cell office:value-type="float" office:value="-154.00974">
            <text:p>-154,00974</text:p>
          </table:table-cell>
          <table:table-cell office:value-type="float" office:value="14.878075">
            <text:p>14,878075</text:p>
          </table:table-cell>
          <table:table-cell office:value-type="float" office:value="-75.902176">
            <text:p>-75,902176</text:p>
          </table:table-cell>
          <table:table-cell office:value-type="float" office:value="-1.8463082">
            <text:p>-1,8463082</text:p>
          </table:table-cell>
          <table:table-cell office:value-type="float" office:value="14.878075">
            <text:p>14,878075</text:p>
          </table:table-cell>
          <table:table-cell/>
        </table:table-row>
        <table:table-row table:style-name="ro1">
          <table:table-cell office:value-type="float" office:value="-58.77855">
            <text:p>-58,77855</text:p>
          </table:table-cell>
          <table:table-cell office:value-type="float" office:value="-436.82874">
            <text:p>-436,82874</text:p>
          </table:table-cell>
          <table:table-cell office:value-type="float" office:value="-15.435846">
            <text:p>-15,435846</text:p>
          </table:table-cell>
          <table:table-cell office:value-type="float" office:value="-92.95049">
            <text:p>-92,95049</text:p>
          </table:table-cell>
          <table:table-cell office:value-type="float" office:value="-4.766384">
            <text:p>-4,766384</text:p>
          </table:table-cell>
          <table:table-cell office:value-type="float" office:value="-15.435846">
            <text:p>-15,435846</text:p>
          </table:table-cell>
          <table:table-cell/>
        </table:table-row>
        <table:table-row table:style-name="ro1">
          <table:table-cell office:value-type="float" office:value="-80.901726">
            <text:p>-80,901726</text:p>
          </table:table-cell>
          <table:table-cell office:value-type="float" office:value="-704.4476">
            <text:p>-704,4476</text:p>
          </table:table-cell>
          <table:table-cell office:value-type="float" office:value="-44.363163">
            <text:p>-44,363163</text:p>
          </table:table-cell>
          <table:table-cell office:value-type="float" office:value="-100.82497">
            <text:p>-100,82497</text:p>
          </table:table-cell>
          <table:table-cell office:value-type="float" office:value="-6.995984">
            <text:p>-6,995984</text:p>
          </table:table-cell>
          <table:table-cell office:value-type="float" office:value="-44.363163">
            <text:p>-44,363163</text:p>
          </table:table-cell>
          <table:table-cell/>
        </table:table-row>
        <table:table-row table:style-name="ro1">
          <table:table-cell office:value-type="float" office:value="-95.10567">
            <text:p>-95,10567</text:p>
          </table:table-cell>
          <table:table-cell office:value-type="float" office:value="-928.9531">
            <text:p>-928,9531</text:p>
          </table:table-cell>
          <table:table-cell office:value-type="float" office:value="-69.30533">
            <text:p>-69,30533</text:p>
          </table:table-cell>
          <table:table-cell office:value-type="float" office:value="-98.74841">
            <text:p>-98,74841</text:p>
          </table:table-cell>
          <table:table-cell office:value-type="float" office:value="-8.396849">
            <text:p>-8,396849</text:p>
          </table:table-cell>
          <table:table-cell office:value-type="float" office:value="-69.30533">
            <text:p>-69,30533</text:p>
          </table:table-cell>
          <table:table-cell/>
        </table:table-row>
        <table:table-row table:style-name="ro1">
          <table:table-cell office:value-type="float" office:value="-100">
            <text:p>-100</text:p>
          </table:table-cell>
          <table:table-cell office:value-type="float" office:value="-1083.9325">
            <text:p>-1083,9325</text:p>
          </table:table-cell>
          <table:table-cell office:value-type="float" office:value="-88.02179">
            <text:p>-88,02179</text:p>
          </table:table-cell>
          <table:table-cell office:value-type="float" office:value="-86.92578">
            <text:p>-86,92578</text:p>
          </table:table-cell>
          <table:table-cell office:value-type="float" office:value="-8.9175825">
            <text:p>-8,9175825</text:p>
          </table:table-cell>
          <table:table-cell office:value-type="float" office:value="-88.02179">
            <text:p>-88,02179</text:p>
          </table:table-cell>
          <table:table-cell/>
        </table:table-row>
        <table:table-row table:style-name="ro1">
          <table:table-cell office:value-type="float" office:value="-95.10562">
            <text:p>-95,10562</text:p>
          </table:table-cell>
          <table:table-cell office:value-type="float" office:value="-1147.2279">
            <text:p>-1147,2279</text:p>
          </table:table-cell>
          <table:table-cell office:value-type="float" office:value="-98.83124">
            <text:p>-98,83124</text:p>
          </table:table-cell>
          <table:table-cell office:value-type="float" office:value="-66.52392">
            <text:p>-66,52392</text:p>
          </table:table-cell>
          <table:table-cell office:value-type="float" office:value="-8.590471">
            <text:p>-8,590471</text:p>
          </table:table-cell>
          <table:table-cell office:value-type="float" office:value="-98.83124">
            <text:p>-98,83124</text:p>
          </table:table-cell>
          <table:table-cell/>
        </table:table-row>
        <table:table-row table:style-name="ro1">
          <table:table-cell office:value-type="float" office:value="-80.90165">
            <text:p>-80,90165</text:p>
          </table:table-cell>
          <table:table-cell office:value-type="float" office:value="-1103.5435">
            <text:p>-1103,5435</text:p>
          </table:table-cell>
          <table:table-cell office:value-type="float" office:value="-100.76266">
            <text:p>-100,76266</text:p>
          </table:table-cell>
          <table:table-cell office:value-type="float" office:value="-39.556404">
            <text:p>-39,556404</text:p>
          </table:table-cell>
          <table:table-cell office:value-type="float" office:value="-7.521061">
            <text:p>-7,521061</text:p>
          </table:table-cell>
          <table:table-cell office:value-type="float" office:value="-100.76266">
            <text:p>-100,76266</text:p>
          </table:table-cell>
          <table:table-cell/>
        </table:table-row>
        <table:table-row table:style-name="ro1">
          <table:table-cell office:value-type="float" office:value="-58.778442">
            <text:p>-58,778442</text:p>
          </table:table-cell>
          <table:table-cell office:value-type="float" office:value="-946.6321">
            <text:p>-946,6321</text:p>
          </table:table-cell>
          <table:table-cell office:value-type="float" office:value="-93.642555">
            <text:p>-93,642555</text:p>
          </table:table-cell>
          <table:table-cell office:value-type="float" office:value="-8.684832">
            <text:p>-8,684832</text:p>
          </table:table-cell>
          <table:table-cell office:value-type="float" office:value="-5.8720975">
            <text:p>-5,8720975</text:p>
          </table:table-cell>
          <table:table-cell office:value-type="float" office:value="-93.642555">
            <text:p>-93,642555</text:p>
          </table:table-cell>
          <table:table-cell/>
        </table:table-row>
        <table:table-row table:style-name="ro1">
          <table:table-cell office:value-type="float" office:value="-30.901587">
            <text:p>-30,901587</text:p>
          </table:table-cell>
          <table:table-cell office:value-type="float" office:value="-680.80536">
            <text:p>-680,80536</text:p>
          </table:table-cell>
          <table:table-cell office:value-type="float" office:value="-78.11052">
            <text:p>-78,11052</text:p>
          </table:table-cell>
          <table:table-cell office:value-type="float" office:value="23.043901">
            <text:p>23,043901</text:p>
          </table:table-cell>
          <table:table-cell office:value-type="float" office:value="-3.843769">
            <text:p>-3,843769</text:p>
          </table:table-cell>
          <table:table-cell office:value-type="float" office:value="-78.11052">
            <text:p>-78,11052</text:p>
          </table:table-cell>
          <table:table-cell/>
        </table:table-row>
        <table:table-row table:style-name="ro1">
          <table:table-cell office:value-type="float" office:value="0.00013152903">
            <text:p>0,000131529</text:p>
          </table:table-cell>
          <table:table-cell office:value-type="float" office:value="-321.54977">
            <text:p>-321,54977</text:p>
          </table:table-cell>
          <table:table-cell office:value-type="float" office:value="-55.561806">
            <text:p>-55,561806</text:p>
          </table:table-cell>
          <table:table-cell office:value-type="float" office:value="52.49829">
            <text:p>52,49829</text:p>
          </table:table-cell>
          <table:table-cell office:value-type="float" office:value="-1.6523592">
            <text:p>-1,6523592</text:p>
          </table:table-cell>
          <table:table-cell office:value-type="float" office:value="-55.561806">
            <text:p>-55,561806</text:p>
          </table:table-cell>
          <table:table-cell/>
        </table:table-row>
        <table:table-row table:style-name="ro1">
          <table:table-cell office:value-type="float" office:value="30.901655">
            <text:p>30,901655</text:p>
          </table:table-cell>
          <table:table-cell office:value-type="float" office:value="104.89862">
            <text:p>104,89862</text:p>
          </table:table-cell>
          <table:table-cell office:value-type="float" office:value="-28.021965">
            <text:p>-28,021965</text:p>
          </table:table-cell>
          <table:table-cell office:value-type="float" office:value="76.77131">
            <text:p>76,77131</text:p>
          </table:table-cell>
          <table:table-cell office:value-type="float" office:value="0.49062753">
            <text:p>0,49062753</text:p>
          </table:table-cell>
          <table:table-cell office:value-type="float" office:value="-28.021965">
            <text:p>-28,021965</text:p>
          </table:table-cell>
          <table:table-cell/>
        </table:table-row>
        <table:table-row table:style-name="ro1">
          <table:table-cell office:value-type="float" office:value="58.7785">
            <text:p>58,7785</text:p>
          </table:table-cell>
          <table:table-cell office:value-type="float" office:value="563.08276">
            <text:p>563,08276</text:p>
          </table:table-cell>
          <table:table-cell office:value-type="float" office:value="2.0350952">
            <text:p>2,0350952</text:p>
          </table:table-cell>
          <table:table-cell office:value-type="float" office:value="93.4673">
            <text:p>93,4673</text:p>
          </table:table-cell>
          <table:table-cell office:value-type="float" office:value="2.3970366">
            <text:p>2,3970366</text:p>
          </table:table-cell>
          <table:table-cell office:value-type="float" office:value="2.0350952">
            <text:p>2,0350952</text:p>
          </table:table-cell>
          <table:table-cell/>
        </table:table-row>
        <table:table-row table:style-name="ro1">
          <table:table-cell office:value-type="float" office:value="80.90169">
            <text:p>80,90169</text:p>
          </table:table-cell>
          <table:table-cell office:value-type="float" office:value="1010.9138">
            <text:p>1010,9138</text:p>
          </table:table-cell>
          <table:table-cell office:value-type="float" office:value="31.909346">
            <text:p>31,909346</text:p>
          </table:table-cell>
          <table:table-cell office:value-type="float" office:value="100.93844">
            <text:p>100,93844</text:p>
          </table:table-cell>
          <table:table-cell office:value-type="float" office:value="3.9168663">
            <text:p>3,9168663</text:p>
          </table:table-cell>
          <table:table-cell office:value-type="float" office:value="31.909346">
            <text:p>31,909346</text:p>
          </table:table-cell>
          <table:table-cell/>
        </table:table-row>
        <table:table-row table:style-name="ro1">
          <table:table-cell office:value-type="float" office:value="95.10565">
            <text:p>95,10565</text:p>
          </table:table-cell>
          <table:table-cell office:value-type="float" office:value="1403.1708">
            <text:p>1403,1708</text:p>
          </table:table-cell>
          <table:table-cell office:value-type="float" office:value="58.917175">
            <text:p>58,917175</text:p>
          </table:table-cell>
          <table:table-cell office:value-type="float" office:value="98.44735">
            <text:p>98,44735</text:p>
          </table:table-cell>
          <table:table-cell office:value-type="float" office:value="4.9483166">
            <text:p>4,9483166</text:p>
          </table:table-cell>
          <table:table-cell office:value-type="float" office:value="58.917175">
            <text:p>58,917175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695.6545">
            <text:p>1695,6545</text:p>
          </table:table-cell>
          <table:table-cell office:value-type="float" office:value="80.63247">
            <text:p>80,63247</text:p>
          </table:table-cell>
          <table:table-cell office:value-type="float" office:value="86.2399">
            <text:p>86,2399</text:p>
          </table:table-cell>
          <table:table-cell office:value-type="float" office:value="5.4426036">
            <text:p>5,4426036</text:p>
          </table:table-cell>
          <table:table-cell office:value-type="float" office:value="80.63247">
            <text:p>80,63247</text:p>
          </table:table-cell>
          <table:table-cell/>
        </table:table-row>
      </table:table>
      <table:table table:name="Tabelle3_2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ExplicitFormular</text:p>
          </table:table-cell>
          <table:table-cell office:value-type="string">
            <text:p>ExplicitEuler</text:p>
          </table:table-cell>
          <table:table-cell office:value-type="string">
            <text:p>ImplicitEuler</text:p>
          </table:table-cell>
          <table:table-cell office:value-type="string">
            <text:p>SemiImplicitEuler</text:p>
          </table:table-cell>
          <table:table-cell office:value-type="string">
            <text:p>SemiImplicitEulerAndSoftConstraint_v2_x2</text:p>
          </table:table-cell>
          <table:table-cell office:value-type="string">
            <text:p>SemiImplicitEulerAndSoftConstraint_x2_v2</text:p>
          </table:table-cell>
          <table:table-cell/>
        </table:table-row>
        <table:table-row table:style-name="ro1">
          <table:table-cell table:number-columns-repeated="3" office:value-type="float" office:value="100">
            <text:p>100</text:p>
          </table:table-cell>
          <table:table-cell office:value-type="float" office:value="60.521584">
            <text:p>60,521584</text:p>
          </table:table-cell>
          <table:table-cell office:value-type="float" office:value="71.69568">
            <text:p>71,69568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80.9017">
            <text:p>80,9017</text:p>
          </table:table-cell>
          <table:table-cell office:value-type="float" office:value="60.521584">
            <text:p>60,521584</text:p>
          </table:table-cell>
          <table:table-cell office:value-type="float" office:value="71.69568">
            <text:p>71,69568</text:p>
          </table:table-cell>
          <table:table-cell office:value-type="float" office:value="-2.8498">
            <text:p>-2,8498</text:p>
          </table:table-cell>
          <table:table-cell office:value-type="float" office:value="31.10973">
            <text:p>31,10973</text:p>
          </table:table-cell>
          <table:table-cell office:value-type="float" office:value="71.69568">
            <text:p>71,69568</text:p>
          </table:table-cell>
          <table:table-cell/>
        </table:table-row>
        <table:table-row table:style-name="ro1">
          <table:table-cell office:value-type="float" office:value="30.901697">
            <text:p>30,901697</text:p>
          </table:table-cell>
          <table:table-cell office:value-type="float" office:value="-18.43525">
            <text:p>-18,43525</text:p>
          </table:table-cell>
          <table:table-cell office:value-type="float" office:value="23.098389">
            <text:p>23,098389</text:p>
          </table:table-cell>
          <table:table-cell office:value-type="float" office:value="-65.09613">
            <text:p>-65,09613</text:p>
          </table:table-cell>
          <table:table-cell office:value-type="float" office:value="-6.7940407">
            <text:p>-6,7940407</text:p>
          </table:table-cell>
          <table:table-cell office:value-type="float" office:value="23.098389">
            <text:p>23,098389</text:p>
          </table:table-cell>
          <table:table-cell/>
        </table:table-row>
        <table:table-row table:style-name="ro1">
          <table:table-cell office:value-type="float" office:value="-30.901703">
            <text:p>-30,901703</text:p>
          </table:table-cell>
          <table:table-cell office:value-type="float" office:value="-121.28506">
            <text:p>-121,28506</text:p>
          </table:table-cell>
          <table:table-cell office:value-type="float" office:value="-32.036747">
            <text:p>-32,036747</text:p>
          </table:table-cell>
          <table:table-cell office:value-type="float" office:value="-101.64354">
            <text:p>-101,64354</text:p>
          </table:table-cell>
          <table:table-cell office:value-type="float" office:value="-32.046402">
            <text:p>-32,046402</text:p>
          </table:table-cell>
          <table:table-cell office:value-type="float" office:value="-32.036747">
            <text:p>-32,036747</text:p>
          </table:table-cell>
          <table:table-cell/>
        </table:table-row>
        <table:table-row table:style-name="ro1">
          <table:table-cell office:value-type="float" office:value="-80.9017">
            <text:p>-80,9017</text:p>
          </table:table-cell>
          <table:table-cell office:value-type="float" office:value="-216.85692">
            <text:p>-216,85692</text:p>
          </table:table-cell>
          <table:table-cell office:value-type="float" office:value="-78.104095">
            <text:p>-78,104095</text:p>
          </table:table-cell>
          <table:table-cell office:value-type="float" office:value="-98.06368">
            <text:p>-98,06368</text:p>
          </table:table-cell>
          <table:table-cell office:value-type="float" office:value="-41.080734">
            <text:p>-41,080734</text:p>
          </table:table-cell>
          <table:table-cell office:value-type="float" office:value="-78.104095">
            <text:p>-78,104095</text:p>
          </table:table-cell>
          <table:table-cell/>
        </table:table-row>
        <table:table-row table:style-name="ro1">
          <table:table-cell office:value-type="float" office:value="-100">
            <text:p>-100</text:p>
          </table:table-cell>
          <table:table-cell office:value-type="float" office:value="-264.54736">
            <text:p>-264,54736</text:p>
          </table:table-cell>
          <table:table-cell office:value-type="float" office:value="-102.06461">
            <text:p>-102,06461</text:p>
          </table:table-cell>
          <table:table-cell office:value-type="float" office:value="-55.769833">
            <text:p>-55,769833</text:p>
          </table:table-cell>
          <table:table-cell office:value-type="float" office:value="-35.93034">
            <text:p>-35,93034</text:p>
          </table:table-cell>
          <table:table-cell office:value-type="float" office:value="-102.06461">
            <text:p>-102,06461</text:p>
          </table:table-cell>
          <table:table-cell/>
        </table:table-row>
        <table:table-row table:style-name="ro1">
          <table:table-cell office:value-type="float" office:value="-80.901695">
            <text:p>-80,901695</text:p>
          </table:table-cell>
          <table:table-cell office:value-type="float" office:value="-226.62611">
            <text:p>-226,62611</text:p>
          </table:table-cell>
          <table:table-cell office:value-type="float" office:value="-97.13644">
            <text:p>-97,13644</text:p>
          </table:table-cell>
          <table:table-cell office:value-type="float" office:value="8.541065">
            <text:p>8,541065</text:p>
          </table:table-cell>
          <table:table-cell office:value-type="float" office:value="-22.06789">
            <text:p>-22,06789</text:p>
          </table:table-cell>
          <table:table-cell office:value-type="float" office:value="-97.13644">
            <text:p>-97,13644</text:p>
          </table:table-cell>
          <table:table-cell/>
        </table:table-row>
        <table:table-row table:style-name="ro1">
          <table:table-cell office:value-type="float" office:value="-30.901709">
            <text:p>-30,901709</text:p>
          </table:table-cell>
          <table:table-cell office:value-type="float" office:value="-84.26576">
            <text:p>-84,26576</text:p>
          </table:table-cell>
          <table:table-cell office:value-type="float" office:value="-64.71445">
            <text:p>-64,71445</text:p>
          </table:table-cell>
          <table:table-cell office:value-type="float" office:value="69.48009">
            <text:p>69,48009</text:p>
          </table:table-cell>
          <table:table-cell office:value-type="float" office:value="-5.882948">
            <text:p>-5,882948</text:p>
          </table:table-cell>
          <table:table-cell office:value-type="float" office:value="-64.71445">
            <text:p>-64,71445</text:p>
          </table:table-cell>
          <table:table-cell/>
        </table:table-row>
        <table:table-row table:style-name="ro1">
          <table:table-cell office:value-type="float" office:value="30.901712">
            <text:p>30,901712</text:p>
          </table:table-cell>
          <table:table-cell office:value-type="float" office:value="147.563">
            <text:p>147,563</text:p>
          </table:table-cell>
          <table:table-cell office:value-type="float" office:value="-13.975475">
            <text:p>-13,975475</text:p>
          </table:table-cell>
          <table:table-cell office:value-type="float" office:value="102.98947">
            <text:p>102,98947</text:p>
          </table:table-cell>
          <table:table-cell office:value-type="float" office:value="7.3860846">
            <text:p>7,3860846</text:p>
          </table:table-cell>
          <table:table-cell office:value-type="float" office:value="-13.975475">
            <text:p>-13,975475</text:p>
          </table:table-cell>
          <table:table-cell/>
        </table:table-row>
        <table:table-row table:style-name="ro1">
          <table:table-cell office:value-type="float" office:value="80.901695">
            <text:p>80,901695</text:p>
          </table:table-cell>
          <table:table-cell office:value-type="float" office:value="412.65857">
            <text:p>412,65857</text:p>
          </table:table-cell>
          <table:table-cell office:value-type="float" office:value="40.71916">
            <text:p>40,71916</text:p>
          </table:table-cell>
          <table:table-cell office:value-type="float" office:value="95.84024">
            <text:p>95,84024</text:p>
          </table:table-cell>
          <table:table-cell office:value-type="float" office:value="14.808826">
            <text:p>14,808826</text:p>
          </table:table-cell>
          <table:table-cell office:value-type="float" office:value="40.71916">
            <text:p>40,71916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19.49854">
            <text:p>619,49854</text:p>
          </table:table-cell>
          <table:table-cell office:value-type="float" office:value="83.88851">
            <text:p>83,88851</text:p>
          </table:table-cell>
          <table:table-cell office:value-type="float" office:value="50.854794">
            <text:p>50,854794</text:p>
          </table:table-cell>
          <table:table-cell office:value-type="float" office:value="15.939074">
            <text:p>15,939074</text:p>
          </table:table-cell>
          <table:table-cell office:value-type="float" office:value="83.88851">
            <text:p>83,88851</text:p>
          </table:table-cell>
          <table:table-cell/>
        </table:table-row>
        <table:table-row table:style-name="ro1">
          <table:table-cell office:value-type="float" office:value="80.9017">
            <text:p>80,9017</text:p>
          </table:table-cell>
          <table:table-cell office:value-type="float" office:value="663.4274">
            <text:p>663,4274</text:p>
          </table:table-cell>
          <table:table-cell office:value-type="float" office:value="103.31379">
            <text:p>103,31379</text:p>
          </table:table-cell>
          <table:table-cell office:value-type="float" office:value="-14.207325">
            <text:p>-14,207325</text:p>
          </table:table-cell>
          <table:table-cell office:value-type="float" office:value="12.237966">
            <text:p>12,237966</text:p>
          </table:table-cell>
          <table:table-cell office:value-type="float" office:value="103.31379">
            <text:p>103,31379</text:p>
          </table:table-cell>
          <table:table-cell/>
        </table:table-row>
        <table:table-row table:style-name="ro1">
          <table:table-cell office:value-type="float" office:value="30.90168">
            <text:p>30,90168</text:p>
          </table:table-cell>
          <table:table-cell office:value-type="float" office:value="462.78812">
            <text:p>462,78812</text:p>
          </table:table-cell>
          <table:table-cell office:value-type="float" office:value="93.4968">
            <text:p>93,4968</text:p>
          </table:table-cell>
          <table:table-cell office:value-type="float" office:value="-73.660614">
            <text:p>-73,660614</text:p>
          </table:table-cell>
          <table:table-cell office:value-type="float" office:value="6.120558">
            <text:p>6,120558</text:p>
          </table:table-cell>
          <table:table-cell office:value-type="float" office:value="93.4968">
            <text:p>93,4968</text:p>
          </table:table-cell>
          <table:table-cell/>
        </table:table-row>
        <table:table-row table:style-name="ro1">
          <table:table-cell office:value-type="float" office:value="-30.901745">
            <text:p>-30,901745</text:p>
          </table:table-cell>
          <table:table-cell office:value-type="float" office:value="0.23812866">
            <text:p>0,23812866</text:p>
          </table:table-cell>
          <table:table-cell office:value-type="float" office:value="57.21618">
            <text:p>57,21618</text:p>
          </table:table-cell>
          <table:table-cell office:value-type="float" office:value="-104.03386">
            <text:p>-104,03386</text:p>
          </table:table-cell>
          <table:table-cell office:value-type="float" office:value="0.0022583008">
            <text:p>0,0022583008</text:p>
          </table:table-cell>
          <table:table-cell office:value-type="float" office:value="57.21618">
            <text:p>57,21618</text:p>
          </table:table-cell>
          <table:table-cell>
            <draw:frame table:end-cell-address="Tabelle3_2.R29" table:end-x="1.644cm" table:end-y="0.452cm" draw:z-index="0" draw:style-name="gr1" draw:text-style-name="P1" svg:width="26.372cm" svg:height="6.429cm" svg:x="0.112cm" svg:y="0.346cm">
              <draw:object draw:notify-on-update-of-ranges="Tabelle3_2.A1:Tabelle3_2.A1 Tabelle3_2.A2:Tabelle3_2.A62 Tabelle3_2.B1:Tabelle3_2.B1 Tabelle3_2.B2:Tabelle3_2.B62 Tabelle3_2.C1:Tabelle3_2.C1 Tabelle3_2.C2:Tabelle3_2.C62 Tabelle3_2.D1:Tabelle3_2.D1 Tabelle3_2.D2:Tabelle3_2.D62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-80.90169">
            <text:p>-80,90169</text:p>
          </table:table-cell>
          <table:table-cell office:value-type="float" office:value="-645.0133">
            <text:p>-645,0133</text:p>
          </table:table-cell>
          <table:table-cell office:value-type="float" office:value="4.740906">
            <text:p>4,740906</text:p>
          </table:table-cell>
          <table:table-cell office:value-type="float" office:value="-93.33618">
            <text:p>-93,33618</text:p>
          </table:table-cell>
          <table:table-cell office:value-type="float" office:value="-4.3849373">
            <text:p>-4,3849373</text:p>
          </table:table-cell>
          <table:table-cell office:value-type="float" office:value="4.740906">
            <text:p>4,740906</text:p>
          </table:table-cell>
          <table:table-cell/>
        </table:table-row>
        <table:table-row table:style-name="ro1">
          <table:table-cell office:value-type="float" office:value="-100">
            <text:p>-100</text:p>
          </table:table-cell>
          <table:table-cell office:value-type="float" office:value="-1290.3588">
            <text:p>-1290,3588</text:p>
          </table:table-cell>
          <table:table-cell office:value-type="float" office:value="-49.07625">
            <text:p>-49,07625</text:p>
          </table:table-cell>
          <table:table-cell office:value-type="float" office:value="-45.790855">
            <text:p>-45,790855</text:p>
          </table:table-cell>
          <table:table-cell office:value-type="float" office:value="-6.28924">
            <text:p>-6,28924</text:p>
          </table:table-cell>
          <table:table-cell office:value-type="float" office:value="-49.07625">
            <text:p>-49,07625</text:p>
          </table:table-cell>
          <table:table-cell/>
        </table:table-row>
        <table:table-row table:style-name="ro1">
          <table:table-cell office:value-type="float" office:value="-80.90168">
            <text:p>-80,90168</text:p>
          </table:table-cell>
          <table:table-cell office:value-type="float" office:value="-1681.0632">
            <text:p>-1681,0632</text:p>
          </table:table-cell>
          <table:table-cell office:value-type="float" office:value="-89.0027">
            <text:p>-89,0027</text:p>
          </table:table-cell>
          <table:table-cell office:value-type="float" office:value="19.831978">
            <text:p>19,831978</text:p>
          </table:table-cell>
          <table:table-cell office:value-type="float" office:value="-5.874416">
            <text:p>-5,874416</text:p>
          </table:table-cell>
          <table:table-cell office:value-type="float" office:value="-89.0027">
            <text:p>-89,0027</text:p>
          </table:table-cell>
          <table:table-cell/>
        </table:table-row>
        <table:table-row table:style-name="ro1">
          <table:table-cell office:value-type="float" office:value="-30.90165">
            <text:p>-30,90165</text:p>
          </table:table-cell>
          <table:table-cell office:value-type="float" office:value="-1562.3544">
            <text:p>-1562,3544</text:p>
          </table:table-cell>
          <table:table-cell office:value-type="float" office:value="-103.73754">
            <text:p>-103,73754</text:p>
          </table:table-cell>
          <table:table-cell office:value-type="float" office:value="77.62546">
            <text:p>77,62546</text:p>
          </table:table-cell>
          <table:table-cell office:value-type="float" office:value="-3.9142916">
            <text:p>-3,9142916</text:p>
          </table:table-cell>
          <table:table-cell office:value-type="float" office:value="-103.73754">
            <text:p>-103,73754</text:p>
          </table:table-cell>
          <table:table-cell/>
        </table:table-row>
        <table:table-row table:style-name="ro1">
          <table:table-cell office:value-type="float" office:value="30.901686">
            <text:p>30,901686</text:p>
          </table:table-cell>
          <table:table-cell office:value-type="float" office:value="-779.98834">
            <text:p>-779,98834</text:p>
          </table:table-cell>
          <table:table-cell office:value-type="float" office:value="-89.110176">
            <text:p>-89,110176</text:p>
          </table:table-cell>
          <table:table-cell office:value-type="float" office:value="104.773636">
            <text:p>104,773636</text:p>
          </table:table-cell>
          <table:table-cell office:value-type="float" office:value="-1.4010537">
            <text:p>-1,4010537</text:p>
          </table:table-cell>
          <table:table-cell office:value-type="float" office:value="-89.110176">
            <text:p>-89,110176</text:p>
          </table:table-cell>
          <table:table-cell/>
        </table:table-row>
        <table:table-row table:style-name="ro1">
          <table:table-cell office:value-type="float" office:value="80.9017">
            <text:p>80,9017</text:p>
          </table:table-cell>
          <table:table-cell office:value-type="float" office:value="619.1705">
            <text:p>619,1705</text:p>
          </table:table-cell>
          <table:table-cell office:value-type="float" office:value="-49.26078">
            <text:p>-49,26078</text:p>
          </table:table-cell>
          <table:table-cell office:value-type="float" office:value="90.55884">
            <text:p>90,55884</text:p>
          </table:table-cell>
          <table:table-cell office:value-type="float" office:value="0.7973881">
            <text:p>0,7973881</text:p>
          </table:table-cell>
          <table:table-cell office:value-type="float" office:value="-49.26078">
            <text:p>-49,26078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326.2563">
            <text:p>2326,2563</text:p>
          </table:table-cell>
          <table:table-cell office:value-type="float" office:value="4.53154">
            <text:p>4,53154</text:p>
          </table:table-cell>
          <table:table-cell office:value-type="float" office:value="40.592842">
            <text:p>40,592842</text:p>
          </table:table-cell>
          <table:table-cell office:value-type="float" office:value="2.1478806">
            <text:p>2,1478806</text:p>
          </table:table-cell>
          <table:table-cell office:value-type="float" office:value="4.53154">
            <text:p>4,53154</text:p>
          </table:table-cell>
          <table:table-cell/>
        </table:table-row>
        <table:table-row table:style-name="ro1">
          <table:table-cell office:value-type="float" office:value="80.901665">
            <text:p>80,901665</text:p>
          </table:table-cell>
          <table:table-cell office:value-type="float" office:value="3788.9036">
            <text:p>3788,9036</text:p>
          </table:table-cell>
          <table:table-cell office:value-type="float" office:value="57.041237">
            <text:p>57,041237</text:p>
          </table:table-cell>
          <table:table-cell office:value-type="float" office:value="-25.398567">
            <text:p>-25,398567</text:p>
          </table:table-cell>
          <table:table-cell office:value-type="float" office:value="2.5081823">
            <text:p>2,5081823</text:p>
          </table:table-cell>
          <table:table-cell office:value-type="float" office:value="57.041237">
            <text:p>57,041237</text:p>
          </table:table-cell>
          <table:table-cell/>
        </table:table-row>
        <table:table-row table:style-name="ro1">
          <table:table-cell office:value-type="float" office:value="30.901709">
            <text:p>30,901709</text:p>
          </table:table-cell>
          <table:table-cell office:value-type="float" office:value="4333.1816">
            <text:p>4333,1816</text:p>
          </table:table-cell>
          <table:table-cell office:value-type="float" office:value="93.4058">
            <text:p>93,4058</text:p>
          </table:table-cell>
          <table:table-cell office:value-type="float" office:value="-81.36302">
            <text:p>-81,36302</text:p>
          </table:table-cell>
          <table:table-cell office:value-type="float" office:value="2.056579">
            <text:p>2,056579</text:p>
          </table:table-cell>
          <table:table-cell office:value-type="float" office:value="93.4058">
            <text:p>93,4058</text:p>
          </table:table-cell>
          <table:table-cell/>
        </table:table-row>
        <table:table-row table:style-name="ro1">
          <table:table-cell office:value-type="float" office:value="-30.901714">
            <text:p>-30,901714</text:p>
          </table:table-cell>
          <table:table-cell office:value-type="float" office:value="3381.6604">
            <text:p>3381,6604</text:p>
          </table:table-cell>
          <table:table-cell office:value-type="float" office:value="103.33248">
            <text:p>103,33248</text:p>
          </table:table-cell>
          <table:table-cell office:value-type="float" office:value="-105.20664">
            <text:p>-105,20664</text:p>
          </table:table-cell>
          <table:table-cell office:value-type="float" office:value="1.1506983">
            <text:p>1,1506983</text:p>
          </table:table-cell>
          <table:table-cell office:value-type="float" office:value="103.33248">
            <text:p>103,33248</text:p>
          </table:table-cell>
          <table:table-cell/>
        </table:table-row>
        <table:table-row table:style-name="ro1">
          <table:table-cell office:value-type="float" office:value="-80.901726">
            <text:p>-80,901726</text:p>
          </table:table-cell>
          <table:table-cell office:value-type="float" office:value="719.4675">
            <text:p>719,4675</text:p>
          </table:table-cell>
          <table:table-cell office:value-type="float" office:value="84.011604">
            <text:p>84,011604</text:p>
          </table:table-cell>
          <table:table-cell office:value-type="float" office:value="-87.51634">
            <text:p>-87,51634</text:p>
          </table:table-cell>
          <table:table-cell office:value-type="float" office:value="0.17552364">
            <text:p>0,17552364</text:p>
          </table:table-cell>
          <table:table-cell office:value-type="float" office:value="84.011604">
            <text:p>84,011604</text:p>
          </table:table-cell>
          <table:table-cell/>
        </table:table-row>
        <table:table-row table:style-name="ro1">
          <table:table-cell office:value-type="float" office:value="-100">
            <text:p>-100</text:p>
          </table:table-cell>
          <table:table-cell office:value-type="float" office:value="-3277.7515">
            <text:p>-3277,7515</text:p>
          </table:table-cell>
          <table:table-cell office:value-type="float" office:value="40.91181">
            <text:p>40,91181</text:p>
          </table:table-cell>
          <table:table-cell office:value-type="float" office:value="-35.275978">
            <text:p>-35,275978</text:p>
          </table:table-cell>
          <table:table-cell office:value-type="float" office:value="-0.57331514">
            <text:p>-0,57331514</text:p>
          </table:table-cell>
          <table:table-cell office:value-type="float" office:value="40.91181">
            <text:p>40,91181</text:p>
          </table:table-cell>
          <table:table-cell/>
        </table:table-row>
        <table:table-row table:style-name="ro1">
          <table:table-cell office:value-type="float" office:value="-80.90165">
            <text:p>-80,90165</text:p>
          </table:table-cell>
          <table:table-cell office:value-type="float" office:value="-7559.005">
            <text:p>-7559,005</text:p>
          </table:table-cell>
          <table:table-cell office:value-type="float" office:value="-13.767784">
            <text:p>-13,767784</text:p>
          </table:table-cell>
          <table:table-cell office:value-type="float" office:value="30.890785">
            <text:p>30,890785</text:p>
          </table:table-cell>
          <table:table-cell office:value-type="float" office:value="-0.94792724">
            <text:p>-0,94792724</text:p>
          </table:table-cell>
          <table:table-cell office:value-type="float" office:value="-13.767784">
            <text:p>-13,767784</text:p>
          </table:table-cell>
          <table:table-cell/>
        </table:table-row>
        <table:table-row table:style-name="ro1">
          <table:table-cell office:value-type="float" office:value="-30.901587">
            <text:p>-30,901587</text:p>
          </table:table-cell>
          <table:table-cell office:value-type="float" office:value="-10546.254">
            <text:p>-10546,254</text:p>
          </table:table-cell>
          <table:table-cell office:value-type="float" office:value="-64.55051">
            <text:p>-64,55051</text:p>
          </table:table-cell>
          <table:table-cell office:value-type="float" office:value="84.86235">
            <text:p>84,86235</text:p>
          </table:table-cell>
          <table:table-cell office:value-type="float" office:value="-0.94820356">
            <text:p>-0,94820356</text:p>
          </table:table-cell>
          <table:table-cell office:value-type="float" office:value="-64.55051">
            <text:p>-64,55051</text:p>
          </table:table-cell>
          <table:table-cell/>
        </table:table-row>
        <table:table-row table:style-name="ro1">
          <table:table-cell office:value-type="float" office:value="30.901655">
            <text:p>30,901655</text:p>
          </table:table-cell>
          <table:table-cell office:value-type="float" office:value="-10549.327">
            <text:p>-10549,327</text:p>
          </table:table-cell>
          <table:table-cell office:value-type="float" office:value="-97.062645">
            <text:p>-97,062645</text:p>
          </table:table-cell>
          <table:table-cell office:value-type="float" office:value="105.331604">
            <text:p>105,331604</text:p>
          </table:table-cell>
          <table:table-cell office:value-type="float" office:value="-0.68001914">
            <text:p>-0,68001914</text:p>
          </table:table-cell>
          <table:table-cell office:value-type="float" office:value="-97.062645">
            <text:p>-97,062645</text:p>
          </table:table-cell>
          <table:table-cell/>
        </table:table-row>
        <table:table-row table:style-name="ro1">
          <table:table-cell office:value-type="float" office:value="80.90169">
            <text:p>80,90169</text:p>
          </table:table-cell>
          <table:table-cell office:value-type="float" office:value="-6388.9062">
            <text:p>-6388,9062</text:p>
          </table:table-cell>
          <table:table-cell office:value-type="float" office:value="-102.10186">
            <text:p>-102,10186</text:p>
          </table:table-cell>
          <table:table-cell office:value-type="float" office:value="84.217606">
            <text:p>84,217606</text:p>
          </table:table-cell>
          <table:table-cell office:value-type="float" office:value="-0.2952677">
            <text:p>-0,2952677</text:p>
          </table:table-cell>
          <table:table-cell office:value-type="float" office:value="-102.10186">
            <text:p>-102,10186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936.2217">
            <text:p>1936,2217</text:p>
          </table:table-cell>
          <table:table-cell office:value-type="float" office:value="-78.24184">
            <text:p>-78,24184</text:p>
          </table:table-cell>
          <table:table-cell office:value-type="float" office:value="29.855835">
            <text:p>29,855835</text:p>
          </table:table-cell>
          <table:table-cell office:value-type="float" office:value="0.064155966">
            <text:p>0,064155966</text:p>
          </table:table-cell>
          <table:table-cell office:value-type="float" office:value="-78.24184">
            <text:p>-78,24184</text:p>
          </table:table-cell>
          <table:table-cell/>
        </table:table-row>
        <table:table-row table:style-name="ro1">
          <table:table-cell office:value-type="float" office:value="80.90168">
            <text:p>80,90168</text:p>
          </table:table-cell>
          <table:table-cell office:value-type="float" office:value="12783.589">
            <text:p>12783,589</text:p>
          </table:table-cell>
          <table:table-cell office:value-type="float" office:value="-32.235996">
            <text:p>-32,235996</text:p>
          </table:table-cell>
          <table:table-cell office:value-type="float" office:value="-36.29255">
            <text:p>-36,29255</text:p>
          </table:table-cell>
          <table:table-cell office:value-type="float" office:value="0.3036883">
            <text:p>0,3036883</text:p>
          </table:table-cell>
          <table:table-cell office:value-type="float" office:value="-32.235996">
            <text:p>-32,235996</text:p>
          </table:table-cell>
          <table:table-cell/>
        </table:table-row>
        <table:table-row table:style-name="ro1">
          <table:table-cell office:value-type="float" office:value="30.901646">
            <text:p>30,901646</text:p>
          </table:table-cell>
          <table:table-cell office:value-type="float" office:value="22866.566">
            <text:p>22866,566</text:p>
          </table:table-cell>
          <table:table-cell office:value-type="float" office:value="22.894028">
            <text:p>22,894028</text:p>
          </table:table-cell>
          <table:table-cell office:value-type="float" office:value="-88.113205">
            <text:p>-88,113205</text:p>
          </table:table-cell>
          <table:table-cell office:value-type="float" office:value="0.38946572">
            <text:p>0,38946572</text:p>
          </table:table-cell>
          <table:table-cell office:value-type="float" office:value="22.894028">
            <text:p>22,894028</text:p>
          </table:table-cell>
          <table:table-cell/>
        </table:table-row>
        <table:table-row table:style-name="ro1">
          <table:table-cell office:value-type="float" office:value="-30.901777">
            <text:p>-30,901777</text:p>
          </table:table-cell>
          <table:table-cell office:value-type="float" office:value="27902.785">
            <text:p>27902,785</text:p>
          </table:table-cell>
          <table:table-cell office:value-type="float" office:value="71.54405">
            <text:p>71,54405</text:p>
          </table:table-cell>
          <table:table-cell office:value-type="float" office:value="-105.14816">
            <text:p>-105,14816</text:p>
          </table:table-cell>
          <table:table-cell office:value-type="float" office:value="0.3407288">
            <text:p>0,3407288</text:p>
          </table:table-cell>
          <table:table-cell office:value-type="float" office:value="71.54405">
            <text:p>71,54405</text:p>
          </table:table-cell>
          <table:table-cell/>
        </table:table-row>
        <table:table-row table:style-name="ro1">
          <table:table-cell office:value-type="float" office:value="-80.90176">
            <text:p>-80,90176</text:p>
          </table:table-cell>
          <table:table-cell office:value-type="float" office:value="23911.645">
            <text:p>23911,645</text:p>
          </table:table-cell>
          <table:table-cell office:value-type="float" office:value="99.944016">
            <text:p>99,944016</text:p>
          </table:table-cell>
          <table:table-cell office:value-type="float" office:value="-80.67229">
            <text:p>-80,67229</text:p>
          </table:table-cell>
          <table:table-cell office:value-type="float" office:value="0.20934555">
            <text:p>0,20934555</text:p>
          </table:table-cell>
          <table:table-cell office:value-type="float" office:value="99.944016">
            <text:p>99,944016</text:p>
          </table:table-cell>
          <table:table-cell/>
        </table:table-row>
        <table:table-row table:style-name="ro1">
          <table:table-cell office:value-type="float" office:value="-100">
            <text:p>-100</text:p>
          </table:table-cell>
          <table:table-cell office:value-type="float" office:value="8904.926">
            <text:p>8904,926</text:p>
          </table:table-cell>
          <table:table-cell office:value-type="float" office:value="100.05551">
            <text:p>100,05551</text:p>
          </table:table-cell>
          <table:table-cell office:value-type="float" office:value="-24.34827">
            <text:p>-24,34827</text:p>
          </table:table-cell>
          <table:table-cell office:value-type="float" office:value="0.05589561">
            <text:p>0,05589561</text:p>
          </table:table-cell>
          <table:table-cell office:value-type="float" office:value="100.05551">
            <text:p>100,05551</text:p>
          </table:table-cell>
          <table:table-cell/>
        </table:table-row>
        <table:table-row table:style-name="ro1">
          <table:table-cell office:value-type="float" office:value="-80.90172">
            <text:p>-80,90172</text:p>
          </table:table-cell>
          <table:table-cell office:value-type="float" office:value="-15541.732">
            <text:p>-15541,732</text:p>
          </table:table-cell>
          <table:table-cell office:value-type="float" office:value="71.84697">
            <text:p>71,84697</text:p>
          </table:table-cell>
          <table:table-cell office:value-type="float" office:value="41.588055">
            <text:p>41,588055</text:p>
          </table:table-cell>
          <table:table-cell office:value-type="float" office:value="-0.06994222">
            <text:p>-0,06994222</text:p>
          </table:table-cell>
          <table:table-cell office:value-type="float" office:value="71.84697">
            <text:p>71,84697</text:p>
          </table:table-cell>
          <table:table-cell/>
        </table:table-row>
        <table:table-row table:style-name="ro1">
          <table:table-cell office:value-type="float" office:value="-30.901707">
            <text:p>-30,901707</text:p>
          </table:table-cell>
          <table:table-cell office:value-type="float" office:value="-43503.914">
            <text:p>-43503,914</text:p>
          </table:table-cell>
          <table:table-cell office:value-type="float" office:value="23.302635">
            <text:p>23,302635</text:p>
          </table:table-cell>
          <table:table-cell office:value-type="float" office:value="91.10608">
            <text:p>91,10608</text:p>
          </table:table-cell>
          <table:table-cell office:value-type="float" office:value="-0.14036584">
            <text:p>-0,14036584</text:p>
          </table:table-cell>
          <table:table-cell office:value-type="float" office:value="23.302635">
            <text:p>23,302635</text:p>
          </table:table-cell>
          <table:table-cell/>
        </table:table-row>
        <table:table-row table:style-name="ro1">
          <table:table-cell office:value-type="float" office:value="30.901718">
            <text:p>30,901718</text:p>
          </table:table-cell>
          <table:table-cell office:value-type="float" office:value="-65330.47">
            <text:p>-65330,47</text:p>
          </table:table-cell>
          <table:table-cell office:value-type="float" office:value="-31.837353">
            <text:p>-31,837353</text:p>
          </table:table-cell>
          <table:table-cell office:value-type="float" office:value="104.65686">
            <text:p>104,65686</text:p>
          </table:table-cell>
          <table:table-cell office:value-type="float" office:value="-0.15112694">
            <text:p>-0,15112694</text:p>
          </table:table-cell>
          <table:table-cell office:value-type="float" office:value="-31.837353">
            <text:p>-31,837353</text:p>
          </table:table-cell>
          <table:table-cell/>
        </table:table-row>
        <table:table-row table:style-name="ro1">
          <table:table-cell office:value-type="float" office:value="80.901726">
            <text:p>80,901726</text:p>
          </table:table-cell>
          <table:table-cell office:value-type="float" office:value="-69982.36">
            <text:p>-69982,36</text:p>
          </table:table-cell>
          <table:table-cell office:value-type="float" office:value="-77.965996">
            <text:p>-77,965996</text:p>
          </table:table-cell>
          <table:table-cell office:value-type="float" office:value="76.89076">
            <text:p>76,89076</text:p>
          </table:table-cell>
          <table:table-cell office:value-type="float" office:value="-0.116066724">
            <text:p>-0,116066724</text:p>
          </table:table-cell>
          <table:table-cell office:value-type="float" office:value="-77.965996">
            <text:p>-77,965996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-48842.816">
            <text:p>-48842,816</text:p>
          </table:table-cell>
          <table:table-cell office:value-type="float" office:value="-102.02689">
            <text:p>-102,02689</text:p>
          </table:table-cell>
          <table:table-cell office:value-type="float" office:value="18.769417">
            <text:p>18,769417</text:p>
          </table:table-cell>
          <table:table-cell office:value-type="float" office:value="-0.05807817">
            <text:p>-0,05807817</text:p>
          </table:table-cell>
          <table:table-cell office:value-type="float" office:value="-102.02689">
            <text:p>-102,02689</text:p>
          </table:table-cell>
          <table:table-cell/>
        </table:table-row>
        <table:table-row table:style-name="ro1">
          <table:table-cell office:value-type="float" office:value="80.90164">
            <text:p>80,90164</text:p>
          </table:table-cell>
          <table:table-cell office:value-type="float" office:value="-75.34375">
            <text:p>-75,34375</text:p>
          </table:table-cell>
          <table:table-cell office:value-type="float" office:value="-97.20977">
            <text:p>-97,20977</text:p>
          </table:table-cell>
          <table:table-cell office:value-type="float" office:value="-46.761803">
            <text:p>-46,761803</text:p>
          </table:table-cell>
          <table:table-cell office:value-type="string">
            <text:p>-6,424636E-05</text:p>
          </table:table-cell>
          <table:table-cell office:value-type="float" office:value="-97.20977">
            <text:p>-97,20977</text:p>
          </table:table-cell>
          <table:table-cell/>
        </table:table-row>
        <table:table-row table:style-name="ro1">
          <table:table-cell office:value-type="float" office:value="30.901585">
            <text:p>30,901585</text:p>
          </table:table-cell>
          <table:table-cell office:value-type="float" office:value="67974.5">
            <text:p>67974,5</text:p>
          </table:table-cell>
          <table:table-cell office:value-type="float" office:value="-64.87808">
            <text:p>-64,87808</text:p>
          </table:table-cell>
          <table:table-cell office:value-type="float" office:value="-93.8322">
            <text:p>-93,8322</text:p>
          </table:table-cell>
          <table:table-cell office:value-type="float" office:value="0.041547414">
            <text:p>0,041547414</text:p>
          </table:table-cell>
          <table:table-cell office:value-type="float" office:value="-64.87808">
            <text:p>-64,87808</text:p>
          </table:table-cell>
          <table:table-cell/>
        </table:table-row>
        <table:table-row table:style-name="ro1">
          <table:table-cell office:value-type="float" office:value="-30.90184">
            <text:p>-30,90184</text:p>
          </table:table-cell>
          <table:table-cell office:value-type="float" office:value="136054.1">
            <text:p>136054,1</text:p>
          </table:table-cell>
          <table:table-cell office:value-type="float" office:value="-14.183098">
            <text:p>-14,183098</text:p>
          </table:table-cell>
          <table:table-cell office:value-type="float" office:value="-103.85912">
            <text:p>-103,85912</text:p>
          </table:table-cell>
          <table:table-cell office:value-type="float" office:value="0.05962146">
            <text:p>0,05962146</text:p>
          </table:table-cell>
          <table:table-cell office:value-type="float" office:value="-14.183098">
            <text:p>-14,183098</text:p>
          </table:table-cell>
          <table:table-cell/>
        </table:table-row>
        <table:table-row table:style-name="ro1">
          <table:table-cell office:value-type="float" office:value="-80.90169">
            <text:p>-80,90169</text:p>
          </table:table-cell>
          <table:table-cell office:value-type="float" office:value="177298.42">
            <text:p>177298,42</text:p>
          </table:table-cell>
          <table:table-cell office:value-type="float" office:value="40.526314">
            <text:p>40,526314</text:p>
          </table:table-cell>
          <table:table-cell office:value-type="float" office:value="-72.88411">
            <text:p>-72,88411</text:p>
          </table:table-cell>
          <table:table-cell office:value-type="float" office:value="0.05570432">
            <text:p>0,05570432</text:p>
          </table:table-cell>
          <table:table-cell office:value-type="float" office:value="40.526314">
            <text:p>40,526314</text:p>
          </table:table-cell>
          <table:table-cell/>
        </table:table-row>
        <table:table-row table:style-name="ro1">
          <table:table-cell office:value-type="float" office:value="-100">
            <text:p>-100</text:p>
          </table:table-cell>
          <table:table-cell office:value-type="float" office:value="164830.75">
            <text:p>164830,75</text:p>
          </table:table-cell>
          <table:table-cell office:value-type="float" office:value="83.76503">
            <text:p>83,76503</text:p>
          </table:table-cell>
          <table:table-cell office:value-type="float" office:value="-13.135605">
            <text:p>-13,135605</text:p>
          </table:table-cell>
          <table:table-cell office:value-type="float" office:value="0.03712917">
            <text:p>0,03712917</text:p>
          </table:table-cell>
          <table:table-cell office:value-type="float" office:value="83.76503">
            <text:p>83,76503</text:p>
          </table:table-cell>
          <table:table-cell/>
        </table:table-row>
        <table:table-row table:style-name="ro1">
          <table:table-cell office:value-type="float" office:value="-80.90168">
            <text:p>-80,90168</text:p>
          </table:table-cell>
          <table:table-cell office:value-type="float" office:value="82368.46">
            <text:p>82368,46</text:p>
          </table:table-cell>
          <table:table-cell office:value-type="float" office:value="103.29462">
            <text:p>103,29462</text:p>
          </table:table-cell>
          <table:table-cell office:value-type="float" office:value="51.79863">
            <text:p>51,79863</text:p>
          </table:table-cell>
          <table:table-cell office:value-type="float" office:value="0.0133024305">
            <text:p>0,0133024305</text:p>
          </table:table-cell>
          <table:table-cell office:value-type="float" office:value="103.29462">
            <text:p>103,29462</text:p>
          </table:table-cell>
          <table:table-cell/>
        </table:table-row>
        <table:table-row table:style-name="ro1">
          <table:table-cell office:value-type="float" office:value="-30.901644">
            <text:p>-30,901644</text:p>
          </table:table-cell>
          <table:table-cell office:value-type="float" office:value="-65166.4">
            <text:p>-65166,4</text:p>
          </table:table-cell>
          <table:table-cell office:value-type="float" office:value="93.587364">
            <text:p>93,587364</text:p>
          </table:table-cell>
          <table:table-cell office:value-type="float" office:value="96.283585">
            <text:p>96,283585</text:p>
          </table:table-cell>
          <table:table-cell office:value-type="float" office:value="-0.007545475">
            <text:p>-0,007545475</text:p>
          </table:table-cell>
          <table:table-cell office:value-type="float" office:value="93.587364">
            <text:p>93,587364</text:p>
          </table:table-cell>
          <table:table-cell/>
        </table:table-row>
        <table:table-row table:style-name="ro1">
          <table:table-cell office:value-type="float" office:value="30.901781">
            <text:p>30,901781</text:p>
          </table:table-cell>
          <table:table-cell office:value-type="float" office:value="-245219.03">
            <text:p>-245219,03</text:p>
          </table:table-cell>
          <table:table-cell office:value-type="float" office:value="57.390846">
            <text:p>57,390846</text:p>
          </table:table-cell>
          <table:table-cell office:value-type="float" office:value="102.7573">
            <text:p>102,7573</text:p>
          </table:table-cell>
          <table:table-cell office:value-type="float" office:value="-0.020356826">
            <text:p>-0,020356826</text:p>
          </table:table-cell>
          <table:table-cell office:value-type="float" office:value="57.390846">
            <text:p>57,390846</text:p>
          </table:table-cell>
          <table:table-cell/>
        </table:table-row>
        <table:table-row table:style-name="ro1">
          <table:table-cell office:value-type="float" office:value="80.901764">
            <text:p>80,901764</text:p>
          </table:table-cell>
          <table:table-cell office:value-type="float" office:value="-399545">
            <text:p>-399545</text:p>
          </table:table-cell>
          <table:table-cell office:value-type="float" office:value="4.950245">
            <text:p>4,950245</text:p>
          </table:table-cell>
          <table:table-cell office:value-type="float" office:value="68.66406">
            <text:p>68,66406</text:p>
          </table:table-cell>
          <table:table-cell office:value-type="float" office:value="-0.02378015">
            <text:p>-0,02378015</text:p>
          </table:table-cell>
          <table:table-cell office:value-type="float" office:value="4.950245">
            <text:p>4,950245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-457062.38">
            <text:p>-457062,38</text:p>
          </table:table-cell>
          <table:table-cell office:value-type="float" office:value="-48.89149">
            <text:p>-48,89149</text:p>
          </table:table-cell>
          <table:table-cell office:value-type="float" office:value="7.463337">
            <text:p>7,463337</text:p>
          </table:table-cell>
          <table:table-cell office:value-type="float" office:value="-0.019503716">
            <text:p>-0,019503716</text:p>
          </table:table-cell>
          <table:table-cell office:value-type="float" office:value="-48.89149">
            <text:p>-48,89149</text:p>
          </table:table-cell>
          <table:table-cell/>
        </table:table-row>
        <table:table-row table:style-name="ro1">
          <table:table-cell office:value-type="float" office:value="80.9016">
            <text:p>80,9016</text:p>
          </table:table-cell>
          <table:table-cell office:value-type="float" office:value="-356845.7">
            <text:p>-356845,7</text:p>
          </table:table-cell>
          <table:table-cell office:value-type="float" office:value="-88.89482">
            <text:p>-88,89482</text:p>
          </table:table-cell>
          <table:table-cell office:value-type="float" office:value="-56.683796">
            <text:p>-56,683796</text:p>
          </table:table-cell>
          <table:table-cell office:value-type="float" office:value="-0.010917303">
            <text:p>-0,010917303</text:p>
          </table:table-cell>
          <table:table-cell office:value-type="float" office:value="-88.89482">
            <text:p>-88,89482</text:p>
          </table:table-cell>
          <table:table-cell/>
        </table:table-row>
        <table:table-row table:style-name="ro1">
          <table:table-cell office:value-type="float" office:value="30.901522">
            <text:p>30,901522</text:p>
          </table:table-cell>
          <table:table-cell office:value-type="float" office:value="-76188.03">
            <text:p>-76188,03</text:p>
          </table:table-cell>
          <table:table-cell office:value-type="float" office:value="-103.737076">
            <text:p>-103,737076</text:p>
          </table:table-cell>
          <table:table-cell office:value-type="float" office:value="-98.453064">
            <text:p>-98,453064</text:p>
          </table:table-cell>
          <table:table-cell office:value-type="float" office:value="-0.0016711475">
            <text:p>-0,0016711475</text:p>
          </table:table-cell>
          <table:table-cell office:value-type="float" office:value="-103.737076">
            <text:p>-103,737076</text:p>
          </table:table-cell>
          <table:table-cell/>
        </table:table-row>
        <table:table-row table:style-name="ro1">
          <table:table-cell office:value-type="float" office:value="-30.9019">
            <text:p>-30,9019</text:p>
          </table:table-cell>
          <table:table-cell office:value-type="float" office:value="345346.7">
            <text:p>345346,7</text:p>
          </table:table-cell>
          <table:table-cell office:value-type="float" office:value="-89.217255">
            <text:p>-89,217255</text:p>
          </table:table-cell>
          <table:table-cell office:value-type="float" office:value="-101.354614">
            <text:p>-101,354614</text:p>
          </table:table-cell>
          <table:table-cell office:value-type="float" office:value="0.005430953">
            <text:p>0,005430953</text:p>
          </table:table-cell>
          <table:table-cell office:value-type="float" office:value="-89.217255">
            <text:p>-89,217255</text:p>
          </table:table-cell>
          <table:table-cell/>
        </table:table-row>
        <table:table-row table:style-name="ro1">
          <table:table-cell office:value-type="float" office:value="-80.90184">
            <text:p>-80,90184</text:p>
          </table:table-cell>
          <table:table-cell office:value-type="float" office:value="796959.25">
            <text:p>796959,25</text:p>
          </table:table-cell>
          <table:table-cell office:value-type="float" office:value="-49.445095">
            <text:p>-49,445095</text:p>
          </table:table-cell>
          <table:table-cell office:value-type="float" office:value="-64.242966">
            <text:p>-64,242966</text:p>
          </table:table-cell>
          <table:table-cell office:value-type="float" office:value="0.008985658">
            <text:p>0,008985658</text:p>
          </table:table-cell>
          <table:table-cell office:value-type="float" office:value="-49.445095">
            <text:p>-49,445095</text:p>
          </table:table-cell>
          <table:table-cell/>
        </table:table-row>
        <table:table-row table:style-name="ro1">
          <table:table-cell office:value-type="float" office:value="-100">
            <text:p>-100</text:p>
          </table:table-cell>
          <table:table-cell office:value-type="float" office:value="1112234.4">
            <text:p>1112234,4</text:p>
          </table:table-cell>
          <table:table-cell office:value-type="float" office:value="4.322155">
            <text:p>4,322155</text:p>
          </table:table-cell>
          <table:table-cell office:value-type="float" office:value="-1.7692146">
            <text:p>-1,7692146</text:p>
          </table:table-cell>
          <table:table-cell office:value-type="float" office:value="0.008990899">
            <text:p>0,008990899</text:p>
          </table:table-cell>
          <table:table-cell office:value-type="float" office:value="4.322155">
            <text:p>4,322155</text:p>
          </table:table-cell>
          <table:table-cell/>
        </table:table-row>
        <table:table-row table:style-name="ro1">
          <table:table-cell office:value-type="float" office:value="-80.90176">
            <text:p>-80,90176</text:p>
          </table:table-cell>
          <table:table-cell office:value-type="float" office:value="1112882.6">
            <text:p>1112882,6</text:p>
          </table:table-cell>
          <table:table-cell office:value-type="float" office:value="56.866047">
            <text:p>56,866047</text:p>
          </table:table-cell>
          <table:table-cell office:value-type="float" office:value="61.402996">
            <text:p>61,402996</text:p>
          </table:table-cell>
          <table:table-cell office:value-type="float" office:value="0.0064498433">
            <text:p>0,0064498433</text:p>
          </table:table-cell>
          <table:table-cell office:value-type="float" office:value="56.866047">
            <text:p>56,866047</text:p>
          </table:table-cell>
          <table:table-cell/>
        </table:table-row>
        <table:table-row table:style-name="ro1">
          <table:table-cell office:value-type="float" office:value="-30.901762">
            <text:p>-30,901762</text:p>
          </table:table-cell>
          <table:table-cell office:value-type="float" office:value="674438.4">
            <text:p>674438,4</text:p>
          </table:table-cell>
          <table:table-cell office:value-type="float" office:value="93.31439">
            <text:p>93,31439</text:p>
          </table:table-cell>
          <table:table-cell office:value-type="float" office:value="100.334274">
            <text:p>100,334274</text:p>
          </table:table-cell>
          <table:table-cell office:value-type="float" office:value="0.002802432">
            <text:p>0,002802432</text:p>
          </table:table-cell>
          <table:table-cell office:value-type="float" office:value="93.31439">
            <text:p>93,31439</text:p>
          </table:table-cell>
          <table:table-cell/>
        </table:table-row>
        <table:table-row table:style-name="ro1">
          <table:table-cell office:value-type="float" office:value="30.901659">
            <text:p>30,901659</text:p>
          </table:table-cell>
          <table:table-cell office:value-type="float" office:value="-203354.38">
            <text:p>-203354,38</text:p>
          </table:table-cell>
          <table:table-cell office:value-type="float" office:value="103.35073">
            <text:p>103,35073</text:p>
          </table:table-cell>
          <table:table-cell office:value-type="float" office:value="99.65517">
            <text:p>99,65517</text:p>
          </table:table-cell>
          <table:table-cell office:value-type="float" office:value="-0.00060581346">
            <text:p>-0,0006058135</text:p>
          </table:table-cell>
          <table:table-cell office:value-type="float" office:value="103.35073">
            <text:p>103,35073</text:p>
          </table:table-cell>
          <table:table-cell/>
        </table:table-row>
        <table:table-row table:style-name="ro1">
          <table:table-cell office:value-type="float" office:value="80.90169">
            <text:p>80,90169</text:p>
          </table:table-cell>
          <table:table-cell office:value-type="float" office:value="-1347404.8">
            <text:p>-1347404,8</text:p>
          </table:table-cell>
          <table:table-cell office:value-type="float" office:value="84.134346">
            <text:p>84,134346</text:p>
          </table:table-cell>
          <table:table-cell office:value-type="float" office:value="59.633774">
            <text:p>59,633774</text:p>
          </table:table-cell>
          <table:table-cell office:value-type="float" office:value="-0.002877907">
            <text:p>-0,002877907</text:p>
          </table:table-cell>
          <table:table-cell office:value-type="float" office:value="84.134346">
            <text:p>84,134346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-2411174">
            <text:p>-2411174</text:p>
          </table:table-cell>
          <table:table-cell office:value-type="float" office:value="41.104305">
            <text:p>41,104305</text:p>
          </table:table-cell>
          <table:table-cell office:value-type="float" office:value="-3.9300919">
            <text:p>-3,9300919</text:p>
          </table:table-cell>
          <table:table-cell office:value-type="float" office:value="-0.0036923278">
            <text:p>-0,0036923278</text:p>
          </table:table-cell>
          <table:table-cell office:value-type="float" office:value="41.104305">
            <text:p>41,104305</text:p>
          </table:table-cell>
          <table:table-cell/>
        </table:table-row>
      </table:table>
      <table:table table:name="Tabelle5_6" table:style-name="ta1" table:print="false">
        <table:table-column table:style-name="co1" table:number-columns-repeated="6" table:default-cell-style-name="Default"/>
        <table:table-row table:style-name="ro2">
          <table:table-cell office:value-type="string">
            <text:p>ExplicitFormular</text:p>
          </table:table-cell>
          <table:table-cell office:value-type="string">
            <text:p>ExplicitEuler</text:p>
          </table:table-cell>
          <table:table-cell office:value-type="string">
            <text:p>ImplicitEuler</text:p>
          </table:table-cell>
          <table:table-cell office:value-type="string">
            <text:p>SemiImplicitEuler</text:p>
          </table:table-cell>
          <table:table-cell office:value-type="string">
            <text:p>SemiImplicitEulerAndSoftConstraint_v2_x2</text:p>
            <draw:frame table:end-cell-address="Tabelle5_6.R26" table:end-x="1.672cm" table:end-y="0.202cm" draw:z-index="0" draw:style-name="gr1" draw:text-style-name="P1" svg:width="30.916cm" svg:height="11.405cm" svg:x="0.112cm" svg:y="0.106cm">
              <draw:object draw:notify-on-update-of-ranges="Tabelle5_6.A1:Tabelle5_6.A1 Tabelle5_6.A2:Tabelle5_6.A62 Tabelle5_6.B1:Tabelle5_6.B1 Tabelle5_6.B2:Tabelle5_6.B62 Tabelle5_6.C1:Tabelle5_6.C1 Tabelle5_6.C2:Tabelle5_6.C62 Tabelle5_6.D1:Tabelle5_6.D1 Tabelle5_6.D2:Tabelle5_6.D62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office:value-type="string">
            <text:p>SemiImplicitEulerAndSoftConstraint_x2_v2</text:p>
          </table:table-cell>
        </table:table-row>
        <table:table-row table:style-name="ro1">
          <table:table-cell table:number-columns-repeated="3" office:value-type="float" office:value="100">
            <text:p>100</text:p>
          </table:table-cell>
          <table:table-cell office:value-type="float" office:value="-304.259">
            <text:p>-304,259</text:p>
          </table:table-cell>
          <table:table-cell office:value-type="float" office:value="19.831078">
            <text:p>19,831078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-42.577915">
            <text:p>-42,577915</text:p>
          </table:table-cell>
          <table:table-cell office:value-type="float" office:value="-304.259">
            <text:p>-304,259</text:p>
          </table:table-cell>
          <table:table-cell office:value-type="float" office:value="19.83107">
            <text:p>19,83107</text:p>
          </table:table-cell>
          <table:table-cell office:value-type="float" office:value="521.4763">
            <text:p>521,4763</text:p>
          </table:table-cell>
          <table:table-cell office:value-type="float" office:value="-11.965647">
            <text:p>-11,965647</text:p>
          </table:table-cell>
          <table:table-cell office:value-type="float" office:value="19.831078">
            <text:p>19,831078</text:p>
          </table:table-cell>
        </table:table-row>
        <table:table-row table:style-name="ro1">
          <table:table-cell office:value-type="float" office:value="-63.742416">
            <text:p>-63,742416</text:p>
          </table:table-cell>
          <table:table-cell office:value-type="float" office:value="-1112.777">
            <text:p>-1112,777</text:p>
          </table:table-cell>
          <table:table-cell office:value-type="float" office:value="-76.23622">
            <text:p>-76,23622</text:p>
          </table:table-cell>
          <table:table-cell office:value-type="float" office:value="-760.9033">
            <text:p>-760,9033</text:p>
          </table:table-cell>
          <table:table-cell office:value-type="float" office:value="-8.67855">
            <text:p>-8,67855</text:p>
          </table:table-cell>
          <table:table-cell office:value-type="float" office:value="-76.2362">
            <text:p>-76,2362</text:p>
          </table:table-cell>
        </table:table-row>
        <table:table-row table:style-name="ro1">
          <table:table-cell office:value-type="float" office:value="96.858315">
            <text:p>96,858315</text:p>
          </table:table-cell>
          <table:table-cell office:value-type="float" office:value="-691.3006">
            <text:p>-691,3006</text:p>
          </table:table-cell>
          <table:table-cell office:value-type="float" office:value="-111.18576">
            <text:p>-111,18576</text:p>
          </table:table-cell>
          <table:table-cell office:value-type="float" office:value="1032.7372">
            <text:p>1032,7372</text:p>
          </table:table-cell>
          <table:table-cell office:value-type="float" office:value="-1.0691833">
            <text:p>-1,0691833</text:p>
          </table:table-cell>
          <table:table-cell office:value-type="float" office:value="-111.18574">
            <text:p>-111,18574</text:p>
          </table:table-cell>
        </table:table-row>
        <table:table-row table:style-name="ro1">
          <table:table-cell office:value-type="float" office:value="-18.73808">
            <text:p>-18,73808</text:p>
          </table:table-cell>
          <table:table-cell office:value-type="float" office:value="4228.677">
            <text:p>4228,677</text:p>
          </table:table-cell>
          <table:table-cell office:value-type="float" office:value="-56.998867">
            <text:p>-56,998867</text:p>
          </table:table-cell>
          <table:table-cell office:value-type="float" office:value="-1348.555">
            <text:p>-1348,555</text:p>
          </table:table-cell>
          <table:table-cell office:value-type="float" office:value="1.296989">
            <text:p>1,296989</text:p>
          </table:table-cell>
          <table:table-cell office:value-type="float" office:value="-56.99887">
            <text:p>-56,99887</text:p>
          </table:table-cell>
        </table:table-row>
        <table:table-row table:style-name="ro1">
          <table:table-cell office:value-type="float" office:value="-80.90168">
            <text:p>-80,90168</text:p>
          </table:table-cell>
          <table:table-cell office:value-type="float" office:value="11943.299">
            <text:p>11943,299</text:p>
          </table:table-cell>
          <table:table-cell office:value-type="float" office:value="42.88341">
            <text:p>42,88341</text:p>
          </table:table-cell>
          <table:table-cell office:value-type="float" office:value="1721.8077">
            <text:p>1721,8077</text:p>
          </table:table-cell>
          <table:table-cell office:value-type="float" office:value="0.72644436">
            <text:p>0,72644436</text:p>
          </table:table-cell>
          <table:table-cell office:value-type="float" office:value="42.883377">
            <text:p>42,883377</text:p>
          </table:table-cell>
        </table:table-row>
        <table:table-row table:style-name="ro1">
          <table:table-cell office:value-type="float" office:value="87.63068">
            <text:p>87,63068</text:p>
          </table:table-cell>
          <table:table-cell office:value-type="float" office:value="2563.1152">
            <text:p>2563,1152</text:p>
          </table:table-cell>
          <table:table-cell office:value-type="float" office:value="108.38652">
            <text:p>108,38652</text:p>
          </table:table-cell>
          <table:table-cell office:value-type="float" office:value="-2168.392">
            <text:p>-2168,392</text:p>
          </table:table-cell>
          <table:table-cell office:value-type="float" office:value="0.030916572">
            <text:p>0,030916572</text:p>
          </table:table-cell>
          <table:table-cell office:value-type="float" office:value="108.38648">
            <text:p>108,38648</text:p>
          </table:table-cell>
        </table:table-row>
        <table:table-row table:style-name="ro1">
          <table:table-cell office:value-type="float" office:value="6.2790513">
            <text:p>6,2790513</text:p>
          </table:table-cell>
          <table:table-cell office:value-type="float" office:value="-55098.93">
            <text:p>-55098,93</text:p>
          </table:table-cell>
          <table:table-cell office:value-type="float" office:value="86.99732">
            <text:p>86,99732</text:p>
          </table:table-cell>
          <table:table-cell office:value-type="float" office:value="2707.3281">
            <text:p>2707,3281</text:p>
          </table:table-cell>
          <table:table-cell office:value-type="float" office:value="-0.13179958">
            <text:p>-0,13179958</text:p>
          </table:table-cell>
          <table:table-cell office:value-type="float" office:value="86.997314">
            <text:p>86,997314</text:p>
          </table:table-cell>
        </table:table-row>
        <table:table-row table:style-name="ro1">
          <table:table-cell office:value-type="float" office:value="-92.97769">
            <text:p>-92,97769</text:p>
          </table:table-cell>
          <table:table-cell office:value-type="float" office:value="-123122.6">
            <text:p>-123122,6</text:p>
          </table:table-cell>
          <table:table-cell office:value-type="float" office:value="-4.1367035">
            <text:p>-4,1367035</text:p>
          </table:table-cell>
          <table:table-cell office:value-type="float" office:value="-3361.5693">
            <text:p>-3361,5693</text:p>
          </table:table-cell>
          <table:table-cell office:value-type="float" office:value="-0.058405645">
            <text:p>-0,058405645</text:p>
          </table:table-cell>
          <table:table-cell office:value-type="float" office:value="-4.1366577">
            <text:p>-4,1366577</text:p>
          </table:table-cell>
        </table:table-row>
        <table:table-row table:style-name="ro1">
          <table:table-cell office:value-type="float" office:value="72.89684">
            <text:p>72,89684</text:p>
          </table:table-cell>
          <table:table-cell office:value-type="float" office:value="31596.117">
            <text:p>31596,117</text:p>
          </table:table-cell>
          <table:table-cell office:value-type="float" office:value="-91.95439">
            <text:p>-91,95439</text:p>
          </table:table-cell>
          <table:table-cell office:value-type="float" office:value="4158.9805">
            <text:p>4158,9805</text:p>
          </table:table-cell>
          <table:table-cell office:value-type="float" office:value="0.0029723383">
            <text:p>0,0029723383</text:p>
          </table:table-cell>
          <table:table-cell office:value-type="float" office:value="-91.954315">
            <text:p>-91,954315</text:p>
          </table:table-cell>
        </table:table-row>
        <table:table-row table:style-name="ro1">
          <table:table-cell office:value-type="float" office:value="30.901646">
            <text:p>30,901646</text:p>
          </table:table-cell>
          <table:table-cell office:value-type="float" office:value="684049">
            <text:p>684049</text:p>
          </table:table-cell>
          <table:table-cell office:value-type="float" office:value="-106.05324">
            <text:p>-106,05324</text:p>
          </table:table-cell>
          <table:table-cell office:value-type="float" office:value="-5133.5225">
            <text:p>-5133,5225</text:p>
          </table:table-cell>
          <table:table-cell office:value-type="float" office:value="0.012761362">
            <text:p>0,012761362</text:p>
          </table:table-cell>
          <table:table-cell office:value-type="float" office:value="-106.05319">
            <text:p>-106,05319</text:p>
          </table:table-cell>
        </table:table-row>
        <table:table-row table:style-name="ro1">
          <table:table-cell office:value-type="float" office:value="-99.21148">
            <text:p>-99,21148</text:p>
          </table:table-cell>
          <table:table-cell office:value-type="float" office:value="1208771.8">
            <text:p>1208771,8</text:p>
          </table:table-cell>
          <table:table-cell office:value-type="float" office:value="-35.13034">
            <text:p>-35,13034</text:p>
          </table:table-cell>
          <table:table-cell office:value-type="float" office:value="6326.702">
            <text:p>6326,702</text:p>
          </table:table-cell>
          <table:table-cell office:value-type="float" office:value="0.0044719847">
            <text:p>0,0044719847</text:p>
          </table:table-cell>
          <table:table-cell office:value-type="float" office:value="-35.13037">
            <text:p>-35,13037</text:p>
          </table:table-cell>
        </table:table-row>
        <table:table-row table:style-name="ro1">
          <table:table-cell office:value-type="float" office:value="53.582703">
            <text:p>53,582703</text:p>
          </table:table-cell>
          <table:table-cell office:value-type="float" office:value="-1031835.25">
            <text:p>-1031835,25</text:p>
          </table:table-cell>
          <table:table-cell office:value-type="float" office:value="63.956184">
            <text:p>63,956184</text:p>
          </table:table-cell>
          <table:table-cell office:value-type="float" office:value="-7789.338">
            <text:p>-7789,338</text:p>
          </table:table-cell>
          <table:table-cell office:value-type="float" office:value="-0.0007570302">
            <text:p>-0,0007570302</text:p>
          </table:table-cell>
          <table:table-cell office:value-type="float" office:value="63.956085">
            <text:p>63,956085</text:p>
          </table:table-cell>
        </table:table-row>
        <table:table-row table:style-name="ro1">
          <table:table-cell office:value-type="float" office:value="53.582745">
            <text:p>53,582745</text:p>
          </table:table-cell>
          <table:table-cell office:value-type="float" office:value="-8159011">
            <text:p>-8159011</text:p>
          </table:table-cell>
          <table:table-cell office:value-type="float" office:value="111.76973">
            <text:p>111,76973</text:p>
          </table:table-cell>
          <table:table-cell office:value-type="float" office:value="9583.721">
            <text:p>9583,721</text:p>
          </table:table-cell>
          <table:table-cell office:value-type="float" office:value="-0.0011870973">
            <text:p>-0,0011870973</text:p>
          </table:table-cell>
          <table:table-cell office:value-type="float" office:value="111.76964">
            <text:p>111,76964</text:p>
          </table:table-cell>
        </table:table-row>
        <table:table-row table:style-name="ro1">
          <table:table-cell office:value-type="float" office:value="-99.21147">
            <text:p>-99,21147</text:p>
          </table:table-cell>
          <table:table-cell office:value-type="float" office:value="-11114900">
            <text:p>-11114900</text:p>
          </table:table-cell>
          <table:table-cell office:value-type="float" office:value="69.97868">
            <text:p>69,97868</text:p>
          </table:table-cell>
          <table:table-cell office:value-type="float" office:value="-11786.275">
            <text:p>-11786,275</text:p>
          </table:table-cell>
          <table:table-cell office:value-type="float" office:value="-0.0003207011">
            <text:p>-0,0003207011</text:p>
          </table:table-cell>
          <table:table-cell office:value-type="float" office:value="69.97868">
            <text:p>69,97868</text:p>
          </table:table-cell>
        </table:table-row>
        <table:table-row table:style-name="ro1">
          <table:table-cell office:value-type="float" office:value="30.9016">
            <text:p>30,9016</text:p>
          </table:table-cell>
          <table:table-cell office:value-type="float" office:value="18912750">
            <text:p>18912750</text:p>
          </table:table-cell>
          <table:table-cell office:value-type="float" office:value="-27.913528">
            <text:p>-27,913528</text:p>
          </table:table-cell>
          <table:table-cell office:value-type="float" office:value="14490.809">
            <text:p>14490,809</text:p>
          </table:table-cell>
          <table:table-cell office:value-type="float" office:value="0.00010821724">
            <text:p>0,0001082172</text:p>
          </table:table-cell>
          <table:table-cell office:value-type="float" office:value="-27.91343">
            <text:p>-27,91343</text:p>
          </table:table-cell>
        </table:table-row>
        <table:table-row table:style-name="ro1">
          <table:table-cell office:value-type="float" office:value="72.89701">
            <text:p>72,89701</text:p>
          </table:table-cell>
          <table:table-cell office:value-type="float" office:value="93873390">
            <text:p>93873390</text:p>
          </table:table-cell>
          <table:table-cell office:value-type="float" office:value="-103.42777">
            <text:p>-103,42777</text:p>
          </table:table-cell>
          <table:table-cell office:value-type="float" office:value="-17812.502">
            <text:p>-17812,502</text:p>
          </table:table-cell>
          <table:table-cell office:value-type="float" office:value="0.00010651977">
            <text:p>0,0001065198</text:p>
          </table:table-cell>
          <table:table-cell office:value-type="float" office:value="-103.42765">
            <text:p>-103,42765</text:p>
          </table:table-cell>
        </table:table-row>
        <table:table-row table:style-name="ro1">
          <table:table-cell office:value-type="float" office:value="-92.9776">
            <text:p>-92,9776</text:p>
          </table:table-cell>
          <table:table-cell office:value-type="float" office:value="92377540">
            <text:p>92377540</text:p>
          </table:table-cell>
          <table:table-cell office:value-type="float" office:value="-96.025085">
            <text:p>-96,025085</text:p>
          </table:table-cell>
          <table:table-cell office:value-type="float" office:value="21892.83">
            <text:p>21892,83</text:p>
          </table:table-cell>
          <table:table-cell office:value-type="string">
            <text:p>2,0787389E-05</text:p>
          </table:table-cell>
          <table:table-cell office:value-type="float" office:value="-96.02504">
            <text:p>-96,02504</text:p>
          </table:table-cell>
        </table:table-row>
        <table:table-row table:style-name="ro1">
          <table:table-cell office:value-type="float" office:value="6.279">
            <text:p>6,279</text:p>
          </table:table-cell>
          <table:table-cell office:value-type="float" office:value="-288609950">
            <text:p>-288609950</text:p>
          </table:table-cell>
          <table:table-cell office:value-type="float" office:value="-11.640114">
            <text:p>-11,640114</text:p>
          </table:table-cell>
          <table:table-cell office:value-type="float" office:value="-26905.572">
            <text:p>-26905,572</text:p>
          </table:table-cell>
          <table:table-cell office:value-type="string">
            <text:p>-1,2879293E-05</text:p>
          </table:table-cell>
          <table:table-cell office:value-type="float" office:value="-11.64019">
            <text:p>-11,64019</text:p>
          </table:table-cell>
        </table:table-row>
        <table:table-row table:style-name="ro1">
          <table:table-cell office:value-type="float" office:value="87.63065">
            <text:p>87,63065</text:p>
          </table:table-cell>
          <table:table-cell office:value-type="string">
            <text:p>-1,0430419E+09</text:p>
          </table:table-cell>
          <table:table-cell office:value-type="float" office:value="82.07662">
            <text:p>82,07662</text:p>
          </table:table-cell>
          <table:table-cell office:value-type="float" office:value="33064.227">
            <text:p>33064,227</text:p>
          </table:table-cell>
          <table:table-cell office:value-type="string">
            <text:p>-9,230569E-06</text:p>
          </table:table-cell>
          <table:table-cell office:value-type="float" office:value="82.07648">
            <text:p>82,07648</text:p>
          </table:table-cell>
        </table:table-row>
        <table:table-row table:style-name="ro1">
          <table:table-cell office:value-type="float" office:value="-80.901764">
            <text:p>-80,901764</text:p>
          </table:table-cell>
          <table:table-cell office:value-type="float" office:value="-630742200">
            <text:p>-630742200</text:p>
          </table:table-cell>
          <table:table-cell office:value-type="float" office:value="109.993416">
            <text:p>109,993416</text:p>
          </table:table-cell>
          <table:table-cell office:value-type="float" office:value="-40631.086">
            <text:p>-40631,086</text:p>
          </table:table-cell>
          <table:table-cell office:value-type="string">
            <text:p>-1,1069405E-06</text:p>
          </table:table-cell>
          <table:table-cell office:value-type="float" office:value="109.99332">
            <text:p>109,99332</text:p>
          </table:table-cell>
        </table:table-row>
        <table:table-row table:style-name="ro1">
          <table:table-cell office:value-type="float" office:value="-18.738316">
            <text:p>-18,738316</text:p>
          </table:table-cell>
          <table:table-cell office:value-type="string">
            <text:p>3,9981484E+09</text:p>
          </table:table-cell>
          <table:table-cell office:value-type="float" office:value="49.729668">
            <text:p>49,729668</text:p>
          </table:table-cell>
          <table:table-cell office:value-type="float" office:value="49928.42">
            <text:p>49928,42</text:p>
          </table:table-cell>
          <table:table-cell office:value-type="string">
            <text:p>1,3914848E-06</text:p>
          </table:table-cell>
          <table:table-cell office:value-type="float" office:value="49.729702">
            <text:p>49,729702</text:p>
          </table:table-cell>
        </table:table-row>
        <table:table-row table:style-name="ro1">
          <table:table-cell office:value-type="float" office:value="96.85834">
            <text:p>96,85834</text:p>
          </table:table-cell>
          <table:table-cell office:value-type="string">
            <text:p>1,1176871E+10</text:p>
          </table:table-cell>
          <table:table-cell office:value-type="float" office:value="-50.401817">
            <text:p>-50,401817</text:p>
          </table:table-cell>
          <table:table-cell office:value-type="float" office:value="-61352.203">
            <text:p>-61352,203</text:p>
          </table:table-cell>
          <table:table-cell office:value-type="string">
            <text:p>7,714111E-07</text:p>
          </table:table-cell>
          <table:table-cell office:value-type="float" office:value="-50.401676">
            <text:p>-50,401676</text:p>
          </table:table-cell>
        </table:table-row>
        <table:table-row table:style-name="ro1">
          <table:table-cell office:value-type="float" office:value="-63.742382">
            <text:p>-63,742382</text:p>
          </table:table-cell>
          <table:table-cell office:value-type="string">
            <text:p>2,1927178E+09</text:p>
          </table:table-cell>
          <table:table-cell office:value-type="float" office:value="-110.12671">
            <text:p>-110,12671</text:p>
          </table:table-cell>
          <table:table-cell office:value-type="float" office:value="75388.97">
            <text:p>75388,97</text:p>
          </table:table-cell>
          <table:table-cell office:value-type="string">
            <text:p>3,0011847E-08</text:p>
          </table:table-cell>
          <table:table-cell office:value-type="float" office:value="-110.12658">
            <text:p>-110,12658</text:p>
          </table:table-cell>
        </table:table-row>
        <table:table-row table:style-name="ro1">
          <table:table-cell office:value-type="float" office:value="-42.577877">
            <text:p>-42,577877</text:p>
          </table:table-cell>
          <table:table-cell office:value-type="string">
            <text:p>-5,1974947E+10</text:p>
          </table:table-cell>
          <table:table-cell office:value-type="float" office:value="-81.56421">
            <text:p>-81,56421</text:p>
          </table:table-cell>
          <table:table-cell office:value-type="float" office:value="-92636.56">
            <text:p>-92636,56</text:p>
          </table:table-cell>
          <table:table-cell office:value-type="string">
            <text:p>-1,4107579E-07</text:p>
          </table:table-cell>
          <table:table-cell office:value-type="float" office:value="-81.564186">
            <text:p>-81,56418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-1,15006865E+11</text:p>
          </table:table-cell>
          <table:table-cell office:value-type="float" office:value="12.387444">
            <text:p>12,387444</text:p>
          </table:table-cell>
          <table:table-cell office:value-type="float" office:value="113829.55">
            <text:p>113829,55</text:p>
          </table:table-cell>
          <table:table-cell office:value-type="string">
            <text:p>-6,1905375E-08</text:p>
          </table:table-cell>
          <table:table-cell office:value-type="float" office:value="12.387337">
            <text:p>12,387337</text:p>
          </table:table-cell>
        </table:table-row>
        <table:table-row table:style-name="ro1">
          <table:table-cell office:value-type="float" office:value="-42.577785">
            <text:p>-42,577785</text:p>
          </table:table-cell>
          <table:table-cell office:value-type="string">
            <text:p>3,2074613E+10</text:p>
          </table:table-cell>
          <table:table-cell office:value-type="float" office:value="96.40822">
            <text:p>96,40822</text:p>
          </table:table-cell>
          <table:table-cell office:value-type="float" office:value="-139870.55">
            <text:p>-139870,55</text:p>
          </table:table-cell>
          <table:table-cell office:value-type="string">
            <text:p>3,4238425E-09</text:p>
          </table:table-cell>
          <table:table-cell office:value-type="float" office:value="96.40807">
            <text:p>96,40807</text:p>
          </table:table-cell>
        </table:table-row>
        <table:table-row table:style-name="ro1">
          <table:table-cell office:value-type="float" office:value="-63.74246">
            <text:p>-63,74246</text:p>
          </table:table-cell>
          <table:table-cell office:value-type="string">
            <text:p>6,440817E+11</text:p>
          </table:table-cell>
          <table:table-cell office:value-type="float" office:value="103.139565">
            <text:p>103,139565</text:p>
          </table:table-cell>
          <table:table-cell office:value-type="float" office:value="171868.61">
            <text:p>171868,61</text:p>
          </table:table-cell>
          <table:table-cell office:value-type="string">
            <text:p>1,3634473E-08</text:p>
          </table:table-cell>
          <table:table-cell office:value-type="float" office:value="103.139496">
            <text:p>103,139496</text:p>
          </table:table-cell>
        </table:table-row>
        <table:table-row table:style-name="ro1">
          <table:table-cell office:value-type="float" office:value="96.858315">
            <text:p>96,858315</text:p>
          </table:table-cell>
          <table:table-cell office:value-type="string">
            <text:p>1,1264242E+12</text:p>
          </table:table-cell>
          <table:table-cell office:value-type="float" office:value="27.185036">
            <text:p>27,185036</text:p>
          </table:table-cell>
          <table:table-cell office:value-type="float" office:value="-211186.58">
            <text:p>-211186,58</text:p>
          </table:table-cell>
          <table:table-cell office:value-type="string">
            <text:p>4,728741E-09</text:p>
          </table:table-cell>
          <table:table-cell office:value-type="float" office:value="27.185097">
            <text:p>27,185097</text:p>
          </table:table-cell>
        </table:table-row>
        <table:table-row table:style-name="ro1">
          <table:table-cell office:value-type="float" office:value="-18.738216">
            <text:p>-18,738216</text:p>
          </table:table-cell>
          <table:table-cell office:value-type="string">
            <text:p>-9,949917E+11</text:p>
          </table:table-cell>
          <table:table-cell office:value-type="float" office:value="-70.56345">
            <text:p>-70,56345</text:p>
          </table:table-cell>
          <table:table-cell office:value-type="float" office:value="259498.98">
            <text:p>259498,98</text:p>
          </table:table-cell>
          <table:table-cell office:value-type="string">
            <text:p>-8,283423E-10</text:p>
          </table:table-cell>
          <table:table-cell office:value-type="float" office:value="-70.56329">
            <text:p>-70,56329</text:p>
          </table:table-cell>
        </table:table-row>
        <table:table-row table:style-name="ro1">
          <table:table-cell office:value-type="float" office:value="-80.901825">
            <text:p>-80,901825</text:p>
          </table:table-cell>
          <table:table-cell office:value-type="string">
            <text:p>-7,670079E+12</text:p>
          </table:table-cell>
          <table:table-cell office:value-type="float" office:value="-111.74199">
            <text:p>-111,74199</text:p>
          </table:table-cell>
          <table:table-cell office:value-type="float" office:value="-318863.5">
            <text:p>-318863,5</text:p>
          </table:table-cell>
          <table:table-cell office:value-type="string">
            <text:p>-1,2662987E-09</text:p>
          </table:table-cell>
          <table:table-cell office:value-type="float" office:value="-111.74185">
            <text:p>-111,74185</text:p>
          </table:table-cell>
        </table:table-row>
        <table:table-row table:style-name="ro1">
          <table:table-cell office:value-type="float" office:value="87.63061">
            <text:p>87,63061</text:p>
          </table:table-cell>
          <table:table-cell office:value-type="string">
            <text:p>-1,0322824E+13</text:p>
          </table:table-cell>
          <table:table-cell office:value-type="float" office:value="-63.338173">
            <text:p>-63,338173</text:p>
          </table:table-cell>
          <table:table-cell office:value-type="float" office:value="391808.38">
            <text:p>391808,38</text:p>
          </table:table-cell>
          <table:table-cell office:value-type="string">
            <text:p>-3,379722E-10</text:p>
          </table:table-cell>
          <table:table-cell office:value-type="float" office:value="-63.338173">
            <text:p>-63,338173</text:p>
          </table:table-cell>
        </table:table-row>
        <table:table-row table:style-name="ro1">
          <table:table-cell office:value-type="float" office:value="6.279483">
            <text:p>6,279483</text:p>
          </table:table-cell>
          <table:table-cell office:value-type="string">
            <text:p>1,8031418E+13</text:p>
          </table:table-cell>
          <table:table-cell office:value-type="float" office:value="35.843185">
            <text:p>35,843185</text:p>
          </table:table-cell>
          <table:table-cell office:value-type="float" office:value="-481440.38">
            <text:p>-481440,38</text:p>
          </table:table-cell>
          <table:table-cell office:value-type="string">
            <text:p>1,1707366E-10</text:p>
          </table:table-cell>
          <table:table-cell office:value-type="float" office:value="35.843033">
            <text:p>35,843033</text:p>
          </table:table-cell>
        </table:table-row>
        <table:table-row table:style-name="ro1">
          <table:table-cell office:value-type="float" office:value="-92.97778">
            <text:p>-92,97778</text:p>
          </table:table-cell>
          <table:table-cell office:value-type="string">
            <text:p>8,811661E+13</text:p>
          </table:table-cell>
          <table:table-cell office:value-type="float" office:value="106.28946">
            <text:p>106,28946</text:p>
          </table:table-cell>
          <table:table-cell office:value-type="float" office:value="591576.9">
            <text:p>591576,9</text:p>
          </table:table-cell>
          <table:table-cell office:value-type="string">
            <text:p>1,1345747E-10</text:p>
          </table:table-cell>
          <table:table-cell office:value-type="float" office:value="106.28927">
            <text:p>106,28927</text:p>
          </table:table-cell>
        </table:table-row>
        <table:table-row table:style-name="ro1">
          <table:table-cell office:value-type="float" office:value="72.896675">
            <text:p>72,896675</text:p>
          </table:table-cell>
          <table:table-cell office:value-type="string">
            <text:p>8,530817E+13</text:p>
          </table:table-cell>
          <table:table-cell office:value-type="float" office:value="91.52462">
            <text:p>91,52462</text:p>
          </table:table-cell>
          <table:table-cell office:value-type="float" office:value="-726908.6">
            <text:p>-726908,6</text:p>
          </table:table-cell>
          <table:table-cell office:value-type="string">
            <text:p>2,17827E-11</text:p>
          </table:table-cell>
          <table:table-cell office:value-type="float" office:value="91.52454">
            <text:p>91,52454</text:p>
          </table:table-cell>
        </table:table-row>
        <table:table-row table:style-name="ro1">
          <table:table-cell office:value-type="float" office:value="30.901876">
            <text:p>30,901876</text:p>
          </table:table-cell>
          <table:table-cell office:value-type="string">
            <text:p>-2,7371959E+14</text:p>
          </table:table-cell>
          <table:table-cell office:value-type="float" office:value="3.3854828">
            <text:p>3,3854828</text:p>
          </table:table-cell>
          <table:table-cell office:value-type="float" office:value="893199.5">
            <text:p>893199,5</text:p>
          </table:table-cell>
          <table:table-cell office:value-type="string">
            <text:p>-1,386035E-11</text:p>
          </table:table-cell>
          <table:table-cell office:value-type="float" office:value="3.385582">
            <text:p>3,385582</text:p>
          </table:table-cell>
        </table:table-row>
        <table:table-row table:style-name="ro1">
          <table:table-cell office:value-type="float" office:value="-99.21149">
            <text:p>-99,21149</text:p>
          </table:table-cell>
          <table:table-cell office:value-type="string">
            <text:p>-9,7761334E+14</text:p>
          </table:table-cell>
          <table:table-cell office:value-type="float" office:value="-87.467766">
            <text:p>-87,467766</text:p>
          </table:table-cell>
          <table:table-cell office:value-type="float" office:value="-1097531.8">
            <text:p>-1097531,8</text:p>
          </table:table-cell>
          <table:table-cell office:value-type="string">
            <text:p>-9,817059E-12</text:p>
          </table:table-cell>
          <table:table-cell office:value-type="float" office:value="-87.46756">
            <text:p>-87,46756</text:p>
          </table:table-cell>
        </table:table-row>
        <table:table-row table:style-name="ro1">
          <table:table-cell office:value-type="float" office:value="53.58266">
            <text:p>53,58266</text:p>
          </table:table-cell>
          <table:table-cell office:value-type="string">
            <text:p>-5,749709E+14</text:p>
          </table:table-cell>
          <table:table-cell office:value-type="float" office:value="-108.19905">
            <text:p>-108,19905</text:p>
          </table:table-cell>
          <table:table-cell office:value-type="float" office:value="1348608">
            <text:p>1348608</text:p>
          </table:table-cell>
          <table:table-cell office:value-type="string">
            <text:p>-1,1450008E-12</text:p>
          </table:table-cell>
          <table:table-cell office:value-type="float" office:value="-108.1989">
            <text:p>-108,1989</text:p>
          </table:table-cell>
        </table:table-row>
        <table:table-row table:style-name="ro1">
          <table:table-cell office:value-type="float" office:value="53.582626">
            <text:p>53,582626</text:p>
          </table:table-cell>
          <table:table-cell office:value-type="string">
            <text:p>3,7797613E+15</text:p>
          </table:table-cell>
          <table:table-cell office:value-type="float" office:value="-42.188316">
            <text:p>-42,188316</text:p>
          </table:table-cell>
          <table:table-cell office:value-type="float" office:value="-1657121.2">
            <text:p>-1657121,2</text:p>
          </table:table-cell>
          <table:table-cell office:value-type="string">
            <text:p>1,4926966E-12</text:p>
          </table:table-cell>
          <table:table-cell office:value-type="float" office:value="-42.188354">
            <text:p>-42,188354</text:p>
          </table:table-cell>
        </table:table-row>
        <table:table-row table:style-name="ro1">
          <table:table-cell office:value-type="float" office:value="-99.21149">
            <text:p>-99,21149</text:p>
          </table:table-cell>
          <table:table-cell office:value-type="string">
            <text:p>1,0458866E+16</text:p>
          </table:table-cell>
          <table:table-cell office:value-type="float" office:value="57.64434">
            <text:p>57,64434</text:p>
          </table:table-cell>
          <table:table-cell office:value-type="float" office:value="2036211.2">
            <text:p>2036211,2</text:p>
          </table:table-cell>
          <table:table-cell office:value-type="string">
            <text:p>8,191017E-13</text:p>
          </table:table-cell>
          <table:table-cell office:value-type="float" office:value="57.644142">
            <text:p>57,644142</text:p>
          </table:table-cell>
        </table:table-row>
        <table:table-row table:style-name="ro1">
          <table:table-cell office:value-type="float" office:value="30.901913">
            <text:p>30,901913</text:p>
          </table:table-cell>
          <table:table-cell office:value-type="string">
            <text:p>1,8579438E+15</text:p>
          </table:table-cell>
          <table:table-cell office:value-type="float" office:value="111.26416">
            <text:p>111,26416</text:p>
          </table:table-cell>
          <table:table-cell office:value-type="float" office:value="-2502023.8">
            <text:p>-2502023,8</text:p>
          </table:table-cell>
          <table:table-cell office:value-type="string">
            <text:p>2,8855607E-14</text:p>
          </table:table-cell>
          <table:table-cell office:value-type="float" office:value="111.26395">
            <text:p>111,26395</text:p>
          </table:table-cell>
        </table:table-row>
        <table:table-row table:style-name="ro1">
          <table:table-cell office:value-type="float" office:value="72.89718">
            <text:p>72,89718</text:p>
          </table:table-cell>
          <table:table-cell office:value-type="string">
            <text:p>-4,902388E+16</text:p>
          </table:table-cell>
          <table:table-cell office:value-type="float" office:value="75.6847">
            <text:p>75,6847</text:p>
          </table:table-cell>
          <table:table-cell office:value-type="float" office:value="3074397.8">
            <text:p>3074397,8</text:p>
          </table:table-cell>
          <table:table-cell office:value-type="string">
            <text:p>-1,5099196E-13</text:p>
          </table:table-cell>
          <table:table-cell office:value-type="float" office:value="75.68465">
            <text:p>75,68465</text:p>
          </table:table-cell>
        </table:table-row>
        <table:table-row table:style-name="ro1">
          <table:table-cell office:value-type="float" office:value="-92.97751">
            <text:p>-92,97751</text:p>
          </table:table-cell>
          <table:table-cell office:value-type="string">
            <text:p>-1,0741662E+17</text:p>
          </table:table-cell>
          <table:table-cell office:value-type="float" office:value="-20.570374">
            <text:p>-20,570374</text:p>
          </table:table-cell>
          <table:table-cell office:value-type="float" office:value="-3777710.2">
            <text:p>-3777710,2</text:p>
          </table:table-cell>
          <table:table-cell office:value-type="string">
            <text:p>-6,560905E-14</text:p>
          </table:table-cell>
          <table:table-cell office:value-type="float" office:value="-20.57022">
            <text:p>-20,57022</text:p>
          </table:table-cell>
        </table:table-row>
        <table:table-row table:style-name="ro1">
          <table:table-cell office:value-type="float" office:value="6.278759">
            <text:p>6,278759</text:p>
          </table:table-cell>
          <table:table-cell office:value-type="string">
            <text:p>3,2374098E+16</text:p>
          </table:table-cell>
          <table:table-cell office:value-type="float" office:value="-100.334404">
            <text:p>-100,334404</text:p>
          </table:table-cell>
          <table:table-cell office:value-type="float" office:value="4641917">
            <text:p>4641917</text:p>
          </table:table-cell>
          <table:table-cell office:value-type="string">
            <text:p>3,9213695E-15</text:p>
          </table:table-cell>
          <table:table-cell office:value-type="float" office:value="-100.33417">
            <text:p>-100,33417</text:p>
          </table:table-cell>
        </table:table-row>
        <table:table-row table:style-name="ro1">
          <table:table-cell office:value-type="float" office:value="87.630775">
            <text:p>87,630775</text:p>
          </table:table-cell>
          <table:table-cell office:value-type="string">
            <text:p>6,0640616E+17</text:p>
          </table:table-cell>
          <table:table-cell office:value-type="float" office:value="-99.66142">
            <text:p>-99,66142</text:p>
          </table:table-cell>
          <table:table-cell office:value-type="float" office:value="-5703824">
            <text:p>-5703824</text:p>
          </table:table-cell>
          <table:table-cell office:value-type="string">
            <text:p>1,4566282E-14</text:p>
          </table:table-cell>
          <table:table-cell office:value-type="float" office:value="-99.66129">
            <text:p>-99,66129</text:p>
          </table:table-cell>
        </table:table-row>
        <table:table-row table:style-name="ro1">
          <table:table-cell office:value-type="float" office:value="-80.90163">
            <text:p>-80,90163</text:p>
          </table:table-cell>
          <table:table-cell office:value-type="string">
            <text:p>1,049563E+18</text:p>
          </table:table-cell>
          <table:table-cell office:value-type="float" office:value="-19.090958">
            <text:p>-19,090958</text:p>
          </table:table-cell>
          <table:table-cell office:value-type="float" office:value="7008657">
            <text:p>7008657</text:p>
          </table:table-cell>
          <table:table-cell office:value-type="string">
            <text:p>4,999651E-15</text:p>
          </table:table-cell>
          <table:table-cell office:value-type="float" office:value="-19.091042">
            <text:p>-19,091042</text:p>
          </table:table-cell>
        </table:table-row>
        <table:table-row table:style-name="ro1">
          <table:table-cell office:value-type="float" office:value="-18.738178">
            <text:p>-18,738178</text:p>
          </table:table-cell>
          <table:table-cell office:value-type="string">
            <text:p>-9,587317E+17</text:p>
          </table:table-cell>
          <table:table-cell office:value-type="float" office:value="76.78452">
            <text:p>76,78452</text:p>
          </table:table-cell>
          <table:table-cell office:value-type="float" office:value="-8611990">
            <text:p>-8611990</text:p>
          </table:table-cell>
          <table:table-cell office:value-type="string">
            <text:p>-9,056807E-16</text:p>
          </table:table-cell>
          <table:table-cell office:value-type="float" office:value="76.7843">
            <text:p>76,7843</text:p>
          </table:table-cell>
        </table:table-row>
        <table:table-row table:style-name="ro1">
          <table:table-cell office:value-type="float" office:value="96.85831">
            <text:p>96,85831</text:p>
          </table:table-cell>
          <table:table-cell office:value-type="string">
            <text:p>-7,2099793E+18</text:p>
          </table:table-cell>
          <table:table-cell office:value-type="float" office:value="111.102684">
            <text:p>111,102684</text:p>
          </table:table-cell>
          <table:table-cell office:value-type="float" office:value="10582106">
            <text:p>10582106</text:p>
          </table:table-cell>
          <table:table-cell office:value-type="string">
            <text:p>-1,3506972E-15</text:p>
          </table:table-cell>
          <table:table-cell office:value-type="float" office:value="111.10249">
            <text:p>111,10249</text:p>
          </table:table-cell>
        </table:table-row>
        <table:table-row table:style-name="ro1">
          <table:table-cell office:value-type="float" office:value="-63.74249">
            <text:p>-63,74249</text:p>
          </table:table-cell>
          <table:table-cell office:value-type="string">
            <text:p>-9,585468E+18</text:p>
          </table:table-cell>
          <table:table-cell office:value-type="float" office:value="56.351013">
            <text:p>56,351013</text:p>
          </table:table-cell>
          <table:table-cell office:value-type="float" office:value="-13002912">
            <text:p>-13002912</text:p>
          </table:table-cell>
          <table:table-cell office:value-type="string">
            <text:p>-3,5610938E-16</text:p>
          </table:table-cell>
          <table:table-cell office:value-type="float" office:value="56.35102">
            <text:p>56,35102</text:p>
          </table:table-cell>
        </table:table-row>
        <table:table-row table:style-name="ro1">
          <table:table-cell office:value-type="float" office:value="-42.57775">
            <text:p>-42,57775</text:p>
          </table:table-cell>
          <table:table-cell office:value-type="string">
            <text:p>1,7186035E+19</text:p>
          </table:table-cell>
          <table:table-cell office:value-type="float" office:value="-43.576668">
            <text:p>-43,576668</text:p>
          </table:table-cell>
          <table:table-cell office:value-type="float" office:value="15977512">
            <text:p>15977512</text:p>
          </table:table-cell>
          <table:table-cell office:value-type="string">
            <text:p>1,2661713E-16</text:p>
          </table:table-cell>
          <table:table-cell office:value-type="float" office:value="-43.57646">
            <text:p>-43,5764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8,270766E+19</text:p>
          </table:table-cell>
          <table:table-cell office:value-type="float" office:value="-108.56941">
            <text:p>-108,56941</text:p>
          </table:table-cell>
          <table:table-cell office:value-type="float" office:value="-19632596">
            <text:p>-19632596</text:p>
          </table:table-cell>
          <table:table-cell office:value-type="string">
            <text:p>1,2083941E-16</text:p>
          </table:table-cell>
          <table:table-cell office:value-type="float" office:value="-108.56916">
            <text:p>-108,56916</text:p>
          </table:table-cell>
        </table:table-row>
        <table:table-row table:style-name="ro1">
          <table:table-cell office:value-type="float" office:value="-42.577564">
            <text:p>-42,577564</text:p>
          </table:table-cell>
          <table:table-cell office:value-type="string">
            <text:p>7,875318E+19</text:p>
          </table:table-cell>
          <table:table-cell office:value-type="float" office:value="-86.523224">
            <text:p>-86,523224</text:p>
          </table:table-cell>
          <table:table-cell office:value-type="float" office:value="24123836">
            <text:p>24123836</text:p>
          </table:table-cell>
          <table:table-cell office:value-type="string">
            <text:p>2,2817976E-17</text:p>
          </table:table-cell>
          <table:table-cell office:value-type="float" office:value="-86.52313">
            <text:p>-86,52313</text:p>
          </table:table-cell>
        </table:table-row>
        <table:table-row table:style-name="ro1">
          <table:table-cell office:value-type="float" office:value="-63.742645">
            <text:p>-63,742645</text:p>
          </table:table-cell>
          <table:table-cell office:value-type="string">
            <text:p>-2,5955444E+20</text:p>
          </table:table-cell>
          <table:table-cell office:value-type="float" office:value="4.887703">
            <text:p>4,887703</text:p>
          </table:table-cell>
          <table:table-cell office:value-type="float" office:value="-29642516">
            <text:p>-29642516</text:p>
          </table:table-cell>
          <table:table-cell office:value-type="string">
            <text:p>-1,4913656E-17</text:p>
          </table:table-cell>
          <table:table-cell office:value-type="float" office:value="4.887558">
            <text:p>4,887558</text:p>
          </table:table-cell>
        </table:table-row>
        <table:table-row table:style-name="ro1">
          <table:table-cell office:value-type="float" office:value="96.85825">
            <text:p>96,85825</text:p>
          </table:table-cell>
          <table:table-cell office:value-type="string">
            <text:p>-9,162289E+20</text:p>
          </table:table-cell>
          <table:table-cell office:value-type="float" office:value="92.38022">
            <text:p>92,38022</text:p>
          </table:table-cell>
          <table:table-cell office:value-type="float" office:value="36423670">
            <text:p>36423670</text:p>
          </table:table-cell>
          <table:table-cell office:value-type="string">
            <text:p>-1,0440128E-17</text:p>
          </table:table-cell>
          <table:table-cell office:value-type="float" office:value="92.379944">
            <text:p>92,379944</text:p>
          </table:table-cell>
        </table:table-row>
        <table:table-row table:style-name="ro1">
          <table:table-cell office:value-type="float" office:value="-18.73798">
            <text:p>-18,73798</text:p>
          </table:table-cell>
          <table:table-cell office:value-type="string">
            <text:p>-5,2363114E+20</text:p>
          </table:table-cell>
          <table:table-cell office:value-type="float" office:value="105.812515">
            <text:p>105,812515</text:p>
          </table:table-cell>
          <table:table-cell office:value-type="float" office:value="-44756110">
            <text:p>-44756110</text:p>
          </table:table-cell>
          <table:table-cell office:value-type="string">
            <text:p>-1,1832413E-18</text:p>
          </table:table-cell>
          <table:table-cell office:value-type="float" office:value="105.812325">
            <text:p>105,812325</text:p>
          </table:table-cell>
        </table:table-row>
        <table:table-row table:style-name="ro1">
          <table:table-cell office:value-type="float" office:value="-80.90174">
            <text:p>-80,90174</text:p>
          </table:table-cell>
          <table:table-cell office:value-type="string">
            <text:p>3,572905E+21</text:p>
          </table:table-cell>
          <table:table-cell office:value-type="float" office:value="34.416054">
            <text:p>34,416054</text:p>
          </table:table-cell>
          <table:table-cell office:value-type="float" office:value="54994710">
            <text:p>54994710</text:p>
          </table:table-cell>
          <table:table-cell office:value-type="string">
            <text:p>1,601091E-18</text:p>
          </table:table-cell>
          <table:table-cell office:value-type="float" office:value="34.416107">
            <text:p>34,416107</text:p>
          </table:table-cell>
        </table:table-row>
        <table:table-row table:style-name="ro1">
          <table:table-cell office:value-type="float" office:value="87.63067">
            <text:p>87,63067</text:p>
          </table:table-cell>
          <table:table-cell office:value-type="string">
            <text:p>9,786267E+21</text:p>
          </table:table-cell>
          <table:table-cell office:value-type="float" office:value="-64.571396">
            <text:p>-64,571396</text:p>
          </table:table-cell>
          <table:table-cell office:value-type="float" office:value="-67575540">
            <text:p>-67575540</text:p>
          </table:table-cell>
          <table:table-cell office:value-type="string">
            <text:p>8,696768E-19</text:p>
          </table:table-cell>
          <table:table-cell office:value-type="float" office:value="-64.57113">
            <text:p>-64,57113</text:p>
          </table:table-cell>
        </table:table-row>
        <table:table-row table:style-name="ro1">
          <table:table-cell office:value-type="float" office:value="6.278962">
            <text:p>6,278962</text:p>
          </table:table-cell>
          <table:table-cell office:value-type="string">
            <text:p>1,5558383E+21</text:p>
          </table:table-cell>
          <table:table-cell office:value-type="float" office:value="-111.79266">
            <text:p>-111,79266</text:p>
          </table:table-cell>
          <table:table-cell office:value-type="float" office:value="83034420">
            <text:p>83034420</text:p>
          </table:table-cell>
          <table:table-cell office:value-type="string">
            <text:p>2,7418866E-20</text:p>
          </table:table-cell>
          <table:table-cell office:value-type="float" office:value="-111.79239">
            <text:p>-111,79239</text:p>
          </table:table-cell>
        </table:table-row>
        <table:table-row table:style-name="ro1">
          <table:table-cell office:value-type="float" office:value="-92.977585">
            <text:p>-92,977585</text:p>
          </table:table-cell>
          <table:table-cell office:value-type="string">
            <text:p>-4,623645E+22</text:p>
          </table:table-cell>
          <table:table-cell office:value-type="float" office:value="-69.39095">
            <text:p>-69,39095</text:p>
          </table:table-cell>
          <table:table-cell office:value-type="float" office:value="-102029730">
            <text:p>-102029730</text:p>
          </table:table-cell>
          <table:table-cell office:value-type="string">
            <text:p>-1,6159137E-19</text:p>
          </table:table-cell>
          <table:table-cell office:value-type="float" office:value="-69.3909">
            <text:p>-69,3909</text:p>
          </table:table-cell>
        </table:table-row>
        <table:table-row table:style-name="ro1">
          <table:table-cell office:value-type="float" office:value="72.896515">
            <text:p>72,896515</text:p>
          </table:table-cell>
          <table:table-cell office:value-type="string">
            <text:p>-1,0031835E+23</text:p>
          </table:table-cell>
          <table:table-cell office:value-type="float" office:value="28.64074">
            <text:p>28,64074</text:p>
          </table:table-cell>
          <table:table-cell office:value-type="float" office:value="125370460">
            <text:p>125370460</text:p>
          </table:table-cell>
          <table:table-cell office:value-type="string">
            <text:p>-6,952809E-20</text:p>
          </table:table-cell>
          <table:table-cell office:value-type="float" office:value="28.640526">
            <text:p>28,640526</text:p>
          </table:table-cell>
        </table:table-row>
        <table:table-row table:style-name="ro1">
          <table:table-cell office:value-type="float" office:value="30.902105">
            <text:p>30,902105</text:p>
          </table:table-cell>
          <table:table-cell office:value-type="string">
            <text:p>3,2514764E+22</text:p>
          </table:table-cell>
          <table:table-cell office:value-type="float" office:value="103.711464">
            <text:p>103,711464</text:p>
          </table:table-cell>
          <table:table-cell office:value-type="float" office:value="-154050720">
            <text:p>-154050720</text:p>
          </table:table-cell>
          <table:table-cell office:value-type="string">
            <text:p>4,4689725E-21</text:p>
          </table:table-cell>
          <table:table-cell office:value-type="float" office:value="103.71115">
            <text:p>103,711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7-13">13.07.2024</text:date>, <text:time>06:33:5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rico Pohl</meta:initial-creator>
    <meta:creation-date>2024-07-13T06:08:37.78</meta:creation-date>
    <dc:date>2024-07-13T06:33:55.46</dc:date>
    <dc:creator>Enrico Pohl</dc:creator>
    <meta:editing-duration>PT10M</meta:editing-duration>
    <meta:editing-cycles>2</meta:editing-cycles>
    <meta:generator>OpenOffice/4.1.10$Win32 OpenOffice.org_project/4110m2$Build-9807</meta:generator>
    <meta:document-statistic meta:table-count="4" meta:cell-count="1116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-200" chart:maximum="2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9.245cm" svg:height="5.367cm" xlink:href="." xlink:type="simple" chart:class="chart:line" chart:style-name="ch1">
        <chart:title svg:x="13.242cm" svg:y="0.243cm" chart:style-name="ch2">
          <text:p>Frequency=1</text:p>
        </chart:title>
        <chart:legend chart:legend-position="end" svg:x="25.229cm" svg:y="1.585cm" style:legend-expansion="high" chart:style-name="ch3"/>
        <chart:plot-area chart:style-name="ch4" chart:data-source-has-labels="both" svg:x="1.034cm" svg:y="1.343cm" svg:width="23.027cm" svg:height="3.497cm">
          <chartooo:coordinate-region svg:x="1.946cm" svg:y="1.555cm" svg:width="21.929cm" svg:height="3.073cm"/>
          <chart:axis chart:dimension="x" chart:name="primary-x" chart:style-name="ch5" chartooo:axis-type="text">
            <chart:categories table:cell-range-address="local-table.$A$2:.$A$6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62" chart:label-cell-address="local-table.$B$1" chart:class="chart:line">
            <chart:data-point chart:repeated="61"/>
          </chart:series>
          <chart:series chart:style-name="ch9" chart:values-cell-range-address="local-table.$C$2:.$C$62" chart:label-cell-address="local-table.$C$1" chart:class="chart:line">
            <chart:data-point chart:repeated="61"/>
          </chart:series>
          <chart:series chart:style-name="ch10" chart:values-cell-range-address="local-table.$D$2:.$D$62" chart:label-cell-address="local-table.$D$1" chart:class="chart:line">
            <chart:data-point chart:repeated="61"/>
          </chart:series>
          <chart:series chart:style-name="ch11" chart:values-cell-range-address="local-table.$E$2:.$E$62" chart:label-cell-address="local-table.$E$1" chart:class="chart:line">
            <chart:data-point chart:repeated="6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licitFormular</text:p>
              </table:table-cell>
              <table:table-cell office:value-type="string">
                <text:p>ExplicitEuler</text:p>
              </table:table-cell>
              <table:table-cell office:value-type="string">
                <text:p>ImplicitEuler</text:p>
              </table:table-cell>
              <table:table-cell office:value-type="string">
                <text:p>SemiImplicitEule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0.130394">
                <text:p>90.13039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5.10565">
                <text:p>95.10565</text:p>
              </table:table-cell>
              <table:table-cell office:value-type="float" office:value="90.130394">
                <text:p>90.130394</text:p>
              </table:table-cell>
              <table:table-cell office:value-type="float" office:value="91.01698">
                <text:p>91.01698</text:p>
              </table:table-cell>
              <table:table-cell office:value-type="float" office:value="71.36527">
                <text:p>71.365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.9017">
                <text:p>80.9017</text:p>
              </table:table-cell>
              <table:table-cell office:value-type="float" office:value="70.39119">
                <text:p>70.39119</text:p>
              </table:table-cell>
              <table:table-cell office:value-type="float" office:value="73.857895">
                <text:p>73.857895</text:p>
              </table:table-cell>
              <table:table-cell office:value-type="float" office:value="45.556683">
                <text:p>45.5566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.778526">
                <text:p>58.778526</text:p>
              </table:table-cell>
              <table:table-cell office:value-type="float" office:value="41.75647">
                <text:p>41.75647</text:p>
              </table:table-cell>
              <table:table-cell office:value-type="float" office:value="50.06414">
                <text:p>50.06414</text:p>
              </table:table-cell>
              <table:table-cell office:value-type="float" office:value="15.251827">
                <text:p>15.2518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.901697">
                <text:p>30.901697</text:p>
              </table:table-cell>
              <table:table-cell office:value-type="float" office:value="6.1744156">
                <text:p>6.1744156</text:p>
              </table:table-cell>
              <table:table-cell office:value-type="float" office:value="21.773115">
                <text:p>21.773115</text:p>
              </table:table-cell>
              <table:table-cell office:value-type="float" office:value="-16.558323">
                <text:p>-16.5583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-33.52884">
                <text:p>-33.52884</text:p>
              </table:table-cell>
              <table:table-cell office:value-type="float" office:value="-8.473795">
                <text:p>-8.473795</text:p>
              </table:table-cell>
              <table:table-cell office:value-type="float" office:value="-46.73423">
                <text:p>-46.734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0.901703">
                <text:p>-30.901703</text:p>
              </table:table-cell>
              <table:table-cell office:value-type="float" office:value="-73.84148">
                <text:p>-73.84148</text:p>
              </table:table-cell>
              <table:table-cell office:value-type="float" office:value="-37.959503">
                <text:p>-37.959503</text:p>
              </table:table-cell>
              <table:table-cell office:value-type="float" office:value="-72.29765">
                <text:p>-72.297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58.77852">
                <text:p>-58.77852</text:p>
              </table:table-cell>
              <table:table-cell office:value-type="float" office:value="-110.844955">
                <text:p>-110.844955</text:p>
              </table:table-cell>
              <table:table-cell office:value-type="float" office:value="-64.03531">
                <text:p>-64.03531</text:p>
              </table:table-cell>
              <table:table-cell office:value-type="float" office:value="-90.725586">
                <text:p>-90.7255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80.9017">
                <text:p>-80.9017</text:p>
              </table:table-cell>
              <table:table-cell office:value-type="float" office:value="-140.56058">
                <text:p>-140.56058</text:p>
              </table:table-cell>
              <table:table-cell office:value-type="float" office:value="-84.35881">
                <text:p>-84.35881</text:p>
              </table:table-cell>
              <table:table-cell office:value-type="float" office:value="-100.199265">
                <text:p>-100.1992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5.10565">
                <text:p>-95.10565</text:p>
              </table:table-cell>
              <table:table-cell office:value-type="float" office:value="-159.33624">
                <text:p>-159.33624</text:p>
              </table:table-cell>
              <table:table-cell office:value-type="float" office:value="-97.10435">
                <text:p>-97.10435</text:p>
              </table:table-cell>
              <table:table-cell office:value-type="float" office:value="-99.78367">
                <text:p>-99.783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00">
                <text:p>-100</text:p>
              </table:table-cell>
              <table:table-cell office:value-type="float" office:value="-164.23912">
                <text:p>-164.23912</text:p>
              </table:table-cell>
              <table:table-cell office:value-type="float" office:value="-101.12698">
                <text:p>-101.12698</text:p>
              </table:table-cell>
              <table:table-cell office:value-type="float" office:value="-89.51982">
                <text:p>-89.519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95.10565">
                <text:p>-95.10565</text:p>
              </table:table-cell>
              <table:table-cell office:value-type="float" office:value="-153.41615">
                <text:p>-153.41615</text:p>
              </table:table-cell>
              <table:table-cell office:value-type="float" office:value="-96.06536">
                <text:p>-96.06536</text:p>
              </table:table-cell>
              <table:table-cell office:value-type="float" office:value="-70.420715">
                <text:p>-70.4207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0.901695">
                <text:p>-80.901695</text:p>
              </table:table-cell>
              <table:table-cell office:value-type="float" office:value="-126.38342">
                <text:p>-126.38342</text:p>
              </table:table-cell>
              <table:table-cell office:value-type="float" office:value="-82.374176">
                <text:p>-82.374176</text:p>
              </table:table-cell>
              <table:table-cell office:value-type="float" office:value="-44.37137">
                <text:p>-44.371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58.778507">
                <text:p>-58.778507</text:p>
              </table:table-cell>
              <table:table-cell office:value-type="float" office:value="-84.20913">
                <text:p>-84.20913</text:p>
              </table:table-cell>
              <table:table-cell office:value-type="float" office:value="-61.283302">
                <text:p>-61.283302</text:p>
              </table:table-cell>
              <table:table-cell office:value-type="float" office:value="-13.942741">
                <text:p>-13.9427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0.901709">
                <text:p>-30.901709</text:p>
              </table:table-cell>
              <table:table-cell office:value-type="float" office:value="-29.56129">
                <text:p>-29.56129</text:p>
              </table:table-cell>
              <table:table-cell office:value-type="float" office:value="-34.68734">
                <text:p>-34.68734</text:p>
              </table:table-cell>
              <table:table-cell office:value-type="float" office:value="17.861979">
                <text:p>17.8619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33.39766">
                <text:p>33.39766</text:p>
              </table:table-cell>
              <table:table-cell office:value-type="float" office:value="-4.9754047">
                <text:p>-4.9754047</text:p>
              </table:table-cell>
              <table:table-cell office:value-type="float" office:value="47.903793">
                <text:p>47.9037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.901712">
                <text:p>30.901712</text:p>
              </table:table-cell>
              <table:table-cell office:value-type="float" office:value="99.27419">
                <text:p>99.27419</text:p>
              </table:table-cell>
              <table:table-cell office:value-type="float" office:value="25.183474">
                <text:p>25.183474</text:p>
              </table:table-cell>
              <table:table-cell office:value-type="float" office:value="73.21769">
                <text:p>73.217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.77855">
                <text:p>58.77855</text:p>
              </table:table-cell>
              <table:table-cell office:value-type="float" office:value="161.8545">
                <text:p>161.8545</text:p>
              </table:table-cell>
              <table:table-cell office:value-type="float" office:value="53.080116">
                <text:p>53.080116</text:p>
              </table:table-cell>
              <table:table-cell office:value-type="float" office:value="91.30529">
                <text:p>91.305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0.901695">
                <text:p>80.901695</text:p>
              </table:table-cell>
              <table:table-cell office:value-type="float" office:value="214.63686">
                <text:p>214.63686</text:p>
              </table:table-cell>
              <table:table-cell office:value-type="float" office:value="76.208565">
                <text:p>76.208565</text:p>
              </table:table-cell>
              <table:table-cell office:value-type="float" office:value="100.381424">
                <text:p>100.3814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.10565">
                <text:p>95.10565</text:p>
              </table:table-cell>
              <table:table-cell office:value-type="float" office:value="251.4448">
                <text:p>251.4448</text:p>
              </table:table-cell>
              <table:table-cell office:value-type="float" office:value="92.49118">
                <text:p>92.49118</text:p>
              </table:table-cell>
              <table:table-cell office:value-type="float" office:value="99.5503">
                <text:p>99.55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67.06894">
                <text:p>267.06894</text:p>
              </table:table-cell>
              <table:table-cell office:value-type="float" office:value="100.4653">
                <text:p>100.4653</text:p>
              </table:table-cell>
              <table:table-cell office:value-type="float" office:value="88.89396">
                <text:p>88.893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5.105644">
                <text:p>95.105644</text:p>
              </table:table-cell>
              <table:table-cell office:value-type="float" office:value="257.87646">
                <text:p>257.87646</text:p>
              </table:table-cell>
              <table:table-cell office:value-type="float" office:value="99.41461">
                <text:p>99.41461</text:p>
              </table:table-cell>
              <table:table-cell office:value-type="float" office:value="69.464134">
                <text:p>69.4641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0.9017">
                <text:p>80.9017</text:p>
              </table:table-cell>
              <table:table-cell office:value-type="float" office:value="222.32535">
                <text:p>222.32535</text:p>
              </table:table-cell>
              <table:table-cell office:value-type="float" office:value="89.43349">
                <text:p>89.43349</text:p>
              </table:table-cell>
              <table:table-cell office:value-type="float" office:value="43.178474">
                <text:p>43.1784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.77852">
                <text:p>58.77852</text:p>
              </table:table-cell>
              <table:table-cell office:value-type="float" office:value="161.32283">
                <text:p>161.32283</text:p>
              </table:table-cell>
              <table:table-cell office:value-type="float" office:value="71.41853">
                <text:p>71.41853</text:p>
              </table:table-cell>
              <table:table-cell office:value-type="float" office:value="12.631269">
                <text:p>12.6312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.90168">
                <text:p>30.90168</text:p>
              </table:table-cell>
              <table:table-cell office:value-type="float" office:value="78.37768">
                <text:p>78.37768</text:p>
              </table:table-cell>
              <table:table-cell office:value-type="float" office:value="46.988045">
                <text:p>46.988045</text:p>
              </table:table-cell>
              <table:table-cell office:value-type="float" office:value="-19.16259">
                <text:p>-19.162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-20.489395">
                <text:p>-20.489395</text:p>
              </table:table-cell>
              <table:table-cell office:value-type="float" office:value="18.336607">
                <text:p>18.336607</text:p>
              </table:table-cell>
              <table:table-cell office:value-type="float" office:value="-49.065178">
                <text:p>-49.0651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0.901745">
                <text:p>-30.901745</text:p>
              </table:table-cell>
              <table:table-cell office:value-type="float" office:value="-127.09204">
                <text:p>-127.09204</text:p>
              </table:table-cell>
              <table:table-cell office:value-type="float" office:value="-11.962011">
                <text:p>-11.962011</text:p>
              </table:table-cell>
              <table:table-cell office:value-type="float" office:value="-74.12522">
                <text:p>-74.125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58.778572">
                <text:p>-58.778572</text:p>
              </table:table-cell>
              <table:table-cell office:value-type="float" office:value="-231.67247">
                <text:p>-231.67247</text:p>
              </table:table-cell>
              <table:table-cell office:value-type="float" office:value="-41.18608">
                <text:p>-41.18608</text:p>
              </table:table-cell>
              <table:table-cell office:value-type="float" office:value="-91.8694">
                <text:p>-91.86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80.90169">
                <text:p>-80.90169</text:p>
              </table:table-cell>
              <table:table-cell office:value-type="float" office:value="-323.7094">
                <text:p>-323.7094</text:p>
              </table:table-cell>
              <table:table-cell office:value-type="float" office:value="-66.7104">
                <text:p>-66.7104</text:p>
              </table:table-cell>
              <table:table-cell office:value-type="float" office:value="-100.54643">
                <text:p>-100.546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95.10565">
                <text:p>-95.10565</text:p>
              </table:table-cell>
              <table:table-cell office:value-type="float" office:value="-392.8812">
                <text:p>-392.8812</text:p>
              </table:table-cell>
              <table:table-cell office:value-type="float" office:value="-86.24212">
                <text:p>-86.24212</text:p>
              </table:table-cell>
              <table:table-cell office:value-type="float" office:value="-99.29993">
                <text:p>-99.299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00">
                <text:p>-100</text:p>
              </table:table-cell>
              <table:table-cell office:value-type="float" office:value="-430.10413">
                <text:p>-430.10413</text:p>
              </table:table-cell>
              <table:table-cell office:value-type="float" office:value="-98.02669">
                <text:p>-98.02669</text:p>
              </table:table-cell>
              <table:table-cell office:value-type="float" office:value="-88.252914">
                <text:p>-88.2529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95.10565">
                <text:p>-95.10565</text:p>
              </table:table-cell>
              <table:table-cell office:value-type="float" office:value="-428.55124">
                <text:p>-428.55124</text:p>
              </table:table-cell>
              <table:table-cell office:value-type="float" office:value="-101.00551">
                <text:p>-101.00551</text:p>
              </table:table-cell>
              <table:table-cell office:value-type="float" office:value="-68.49569">
                <text:p>-68.495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80.90168">
                <text:p>-80.90168</text:p>
              </table:table-cell>
              <table:table-cell office:value-type="float" office:value="-384.54877">
                <text:p>-384.54877</text:p>
              </table:table-cell>
              <table:table-cell office:value-type="float" office:value="-94.91099">
                <text:p>-94.91099</text:p>
              </table:table-cell>
              <table:table-cell office:value-type="float" office:value="-41.97821">
                <text:p>-41.978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58.778496">
                <text:p>-58.778496</text:p>
              </table:table-cell>
              <table:table-cell office:value-type="float" office:value="-298.25">
                <text:p>-298.25</text:p>
              </table:table-cell>
              <table:table-cell office:value-type="float" office:value="-80.290596">
                <text:p>-80.290596</text:p>
              </table:table-cell>
              <table:table-cell office:value-type="float" office:value="-11.317646">
                <text:p>-11.3176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30.90165">
                <text:p>-30.90165</text:p>
              </table:table-cell>
              <table:table-cell office:value-type="float" office:value="-173.99779">
                <text:p>-173.99779</text:p>
              </table:table-cell>
              <table:table-cell office:value-type="float" office:value="-58.457684">
                <text:p>-58.457684</text:p>
              </table:table-cell>
              <table:table-cell office:value-type="float" office:value="20.459923">
                <text:p>20.4599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-20.309479">
                <text:p>-20.309479</text:p>
              </table:table-cell>
              <table:table-cell office:value-type="float" office:value="-31.373507">
                <text:p>-31.373507</text:p>
              </table:table-cell>
              <table:table-cell office:value-type="float" office:value="50.218178">
                <text:p>50.2181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.901686">
                <text:p>30.901686</text:p>
              </table:table-cell>
              <table:table-cell office:value-type="float" office:value="150.55173">
                <text:p>150.55173</text:p>
              </table:table-cell>
              <table:table-cell office:value-type="float" office:value="-1.4710388">
                <text:p>-1.4710388</text:p>
              </table:table-cell>
              <table:table-cell office:value-type="float" office:value="75.020096">
                <text:p>75.0200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8.778526">
                <text:p>58.778526</text:p>
              </table:table-cell>
              <table:table-cell office:value-type="float" office:value="323.41742">
                <text:p>323.41742</text:p>
              </table:table-cell>
              <table:table-cell office:value-type="float" office:value="28.563572">
                <text:p>28.563572</text:p>
              </table:table-cell>
              <table:table-cell office:value-type="float" office:value="92.41783">
                <text:p>92.417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0.9017">
                <text:p>80.9017</text:p>
              </table:table-cell>
              <table:table-cell office:value-type="float" office:value="481.42422">
                <text:p>481.42422</text:p>
              </table:table-cell>
              <table:table-cell office:value-type="float" office:value="56.03231">
                <text:p>56.03231</text:p>
              </table:table-cell>
              <table:table-cell office:value-type="float" office:value="100.69429">
                <text:p>100.694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5.10566">
                <text:p>95.10566</text:p>
              </table:table-cell>
              <table:table-cell office:value-type="float" office:value="607.511">
                <text:p>607.511</text:p>
              </table:table-cell>
              <table:table-cell office:value-type="float" office:value="78.46766">
                <text:p>78.46766</text:p>
              </table:table-cell>
              <table:table-cell office:value-type="float" office:value="99.03262">
                <text:p>99.032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">
                <text:p>100</text:p>
              </table:table-cell>
              <table:table-cell office:value-type="float" office:value="686.0831">
                <text:p>686.0831</text:p>
              </table:table-cell>
              <table:table-cell office:value-type="float" office:value="93.85425">
                <text:p>93.85425</text:p>
              </table:table-cell>
              <table:table-cell office:value-type="float" office:value="87.596825">
                <text:p>87.5968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5.10564">
                <text:p>95.10564</text:p>
              </table:table-cell>
              <table:table-cell office:value-type="float" office:value="704.6963">
                <text:p>704.6963</text:p>
              </table:table-cell>
              <table:table-cell office:value-type="float" office:value="100.80989">
                <text:p>100.80989</text:p>
              </table:table-cell>
              <table:table-cell office:value-type="float" office:value="67.515564">
                <text:p>67.5155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0.901665">
                <text:p>80.901665</text:p>
              </table:table-cell>
              <table:table-cell office:value-type="float" office:value="655.59576">
                <text:p>655.59576</text:p>
              </table:table-cell>
              <table:table-cell office:value-type="float" office:value="98.70977">
                <text:p>98.70977</text:p>
              </table:table-cell>
              <table:table-cell office:value-type="float" office:value="40.770786">
                <text:p>40.7707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8.778465">
                <text:p>58.778465</text:p>
              </table:table-cell>
              <table:table-cell office:value-type="float" office:value="536.9445">
                <text:p>536.9445</text:p>
              </table:table-cell>
              <table:table-cell office:value-type="float" office:value="87.74253">
                <text:p>87.74253</text:p>
              </table:table-cell>
              <table:table-cell office:value-type="float" office:value="10.002094">
                <text:p>10.0020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.901709">
                <text:p>30.901709</text:p>
              </table:table-cell>
              <table:table-cell office:value-type="float" office:value="353.58856">
                <text:p>353.58856</text:p>
              </table:table-cell>
              <table:table-cell office:value-type="float" office:value="68.893364">
                <text:p>68.893364</text:p>
              </table:table-cell>
              <table:table-cell office:value-type="float" office:value="-21.753765">
                <text:p>-21.7537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117.23831">
                <text:p>117.23831</text:p>
              </table:table-cell>
              <table:table-cell office:value-type="float" office:value="43.85549">
                <text:p>43.85549</text:p>
              </table:table-cell>
              <table:table-cell office:value-type="float" office:value="-51.362614">
                <text:p>-51.3626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30.901714">
                <text:p>-30.901714</text:p>
              </table:table-cell>
              <table:table-cell office:value-type="float" office:value="-154.00974">
                <text:p>-154.00974</text:p>
              </table:table-cell>
              <table:table-cell office:value-type="float" office:value="14.878075">
                <text:p>14.878075</text:p>
              </table:table-cell>
              <table:table-cell office:value-type="float" office:value="-75.902176">
                <text:p>-75.9021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8.77855">
                <text:p>-58.77855</text:p>
              </table:table-cell>
              <table:table-cell office:value-type="float" office:value="-436.82874">
                <text:p>-436.82874</text:p>
              </table:table-cell>
              <table:table-cell office:value-type="float" office:value="-15.435846">
                <text:p>-15.435846</text:p>
              </table:table-cell>
              <table:table-cell office:value-type="float" office:value="-92.95049">
                <text:p>-92.950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80.901726">
                <text:p>-80.901726</text:p>
              </table:table-cell>
              <table:table-cell office:value-type="float" office:value="-704.4476">
                <text:p>-704.4476</text:p>
              </table:table-cell>
              <table:table-cell office:value-type="float" office:value="-44.363163">
                <text:p>-44.363163</text:p>
              </table:table-cell>
              <table:table-cell office:value-type="float" office:value="-100.82497">
                <text:p>-100.824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95.10567">
                <text:p>-95.10567</text:p>
              </table:table-cell>
              <table:table-cell office:value-type="float" office:value="-928.9531">
                <text:p>-928.9531</text:p>
              </table:table-cell>
              <table:table-cell office:value-type="float" office:value="-69.30533">
                <text:p>-69.30533</text:p>
              </table:table-cell>
              <table:table-cell office:value-type="float" office:value="-98.74841">
                <text:p>-98.748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00">
                <text:p>-100</text:p>
              </table:table-cell>
              <table:table-cell office:value-type="float" office:value="-1083.9325">
                <text:p>-1083.9325</text:p>
              </table:table-cell>
              <table:table-cell office:value-type="float" office:value="-88.02179">
                <text:p>-88.02179</text:p>
              </table:table-cell>
              <table:table-cell office:value-type="float" office:value="-86.92578">
                <text:p>-86.925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95.10562">
                <text:p>-95.10562</text:p>
              </table:table-cell>
              <table:table-cell office:value-type="float" office:value="-1147.2279">
                <text:p>-1147.2279</text:p>
              </table:table-cell>
              <table:table-cell office:value-type="float" office:value="-98.83124">
                <text:p>-98.83124</text:p>
              </table:table-cell>
              <table:table-cell office:value-type="float" office:value="-66.52392">
                <text:p>-66.523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80.90165">
                <text:p>-80.90165</text:p>
              </table:table-cell>
              <table:table-cell office:value-type="float" office:value="-1103.5435">
                <text:p>-1103.5435</text:p>
              </table:table-cell>
              <table:table-cell office:value-type="float" office:value="-100.76266">
                <text:p>-100.76266</text:p>
              </table:table-cell>
              <table:table-cell office:value-type="float" office:value="-39.556404">
                <text:p>-39.5564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58.778442">
                <text:p>-58.778442</text:p>
              </table:table-cell>
              <table:table-cell office:value-type="float" office:value="-946.6321">
                <text:p>-946.6321</text:p>
              </table:table-cell>
              <table:table-cell office:value-type="float" office:value="-93.642555">
                <text:p>-93.642555</text:p>
              </table:table-cell>
              <table:table-cell office:value-type="float" office:value="-8.684832">
                <text:p>-8.6848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30.901587">
                <text:p>-30.901587</text:p>
              </table:table-cell>
              <table:table-cell office:value-type="float" office:value="-680.80536">
                <text:p>-680.80536</text:p>
              </table:table-cell>
              <table:table-cell office:value-type="float" office:value="-78.11052">
                <text:p>-78.11052</text:p>
              </table:table-cell>
              <table:table-cell office:value-type="float" office:value="23.043901">
                <text:p>23.0439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13152903">
                <text:p>0.00013152903</text:p>
              </table:table-cell>
              <table:table-cell office:value-type="float" office:value="-321.54977">
                <text:p>-321.54977</text:p>
              </table:table-cell>
              <table:table-cell office:value-type="float" office:value="-55.561806">
                <text:p>-55.561806</text:p>
              </table:table-cell>
              <table:table-cell office:value-type="float" office:value="52.49829">
                <text:p>52.498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.901655">
                <text:p>30.901655</text:p>
              </table:table-cell>
              <table:table-cell office:value-type="float" office:value="104.89862">
                <text:p>104.89862</text:p>
              </table:table-cell>
              <table:table-cell office:value-type="float" office:value="-28.021965">
                <text:p>-28.021965</text:p>
              </table:table-cell>
              <table:table-cell office:value-type="float" office:value="76.77131">
                <text:p>76.771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.7785">
                <text:p>58.7785</text:p>
              </table:table-cell>
              <table:table-cell office:value-type="float" office:value="563.08276">
                <text:p>563.08276</text:p>
              </table:table-cell>
              <table:table-cell office:value-type="float" office:value="2.0350952">
                <text:p>2.0350952</text:p>
              </table:table-cell>
              <table:table-cell office:value-type="float" office:value="93.4673">
                <text:p>93.46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0.90169">
                <text:p>80.90169</text:p>
              </table:table-cell>
              <table:table-cell office:value-type="float" office:value="1010.9138">
                <text:p>1010.9138</text:p>
              </table:table-cell>
              <table:table-cell office:value-type="float" office:value="31.909346">
                <text:p>31.909346</text:p>
              </table:table-cell>
              <table:table-cell office:value-type="float" office:value="100.93844">
                <text:p>100.938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5.10565">
                <text:p>95.10565</text:p>
              </table:table-cell>
              <table:table-cell office:value-type="float" office:value="1403.1708">
                <text:p>1403.1708</text:p>
              </table:table-cell>
              <table:table-cell office:value-type="float" office:value="58.917175">
                <text:p>58.917175</text:p>
              </table:table-cell>
              <table:table-cell office:value-type="float" office:value="98.44735">
                <text:p>98.447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0">
                <text:p>100</text:p>
              </table:table-cell>
              <table:table-cell office:value-type="float" office:value="1695.6545">
                <text:p>1695.6545</text:p>
              </table:table-cell>
              <table:table-cell office:value-type="float" office:value="80.63247">
                <text:p>80.63247</text:p>
              </table:table-cell>
              <table:table-cell office:value-type="float" office:value="86.2399">
                <text:p>86.23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Win32 OpenOffice.org_project/4110m2$Build-980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-200" chart:maximum="2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9.245cm" svg:height="5.34cm" xlink:href="." xlink:type="simple" chart:class="chart:line" chart:style-name="ch1">
        <chart:title svg:x="13.242cm" svg:y="0.242cm" chart:style-name="ch2">
          <text:p>Frequency=2</text:p>
        </chart:title>
        <chart:legend chart:legend-position="end" svg:x="25.229cm" svg:y="1.572cm" style:legend-expansion="high" chart:style-name="ch3"/>
        <chart:plot-area chart:style-name="ch4" chart:data-source-has-labels="both" svg:x="1.034cm" svg:y="1.339cm" svg:width="23.027cm" svg:height="3.475cm">
          <chartooo:coordinate-region svg:x="1.946cm" svg:y="1.551cm" svg:width="21.929cm" svg:height="3.051cm"/>
          <chart:axis chart:dimension="x" chart:name="primary-x" chart:style-name="ch5" chartooo:axis-type="text">
            <chart:categories table:cell-range-address="local-table.$A$2:.$A$6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62" chart:label-cell-address="local-table.$B$1" chart:class="chart:line">
            <chart:data-point chart:repeated="61"/>
          </chart:series>
          <chart:series chart:style-name="ch9" chart:values-cell-range-address="local-table.$C$2:.$C$62" chart:label-cell-address="local-table.$C$1" chart:class="chart:line">
            <chart:data-point chart:repeated="61"/>
          </chart:series>
          <chart:series chart:style-name="ch10" chart:values-cell-range-address="local-table.$D$2:.$D$62" chart:label-cell-address="local-table.$D$1" chart:class="chart:line">
            <chart:data-point chart:repeated="61"/>
          </chart:series>
          <chart:series chart:style-name="ch11" chart:values-cell-range-address="local-table.$E$2:.$E$62" chart:label-cell-address="local-table.$E$1" chart:class="chart:line">
            <chart:data-point chart:repeated="6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licitFormular</text:p>
              </table:table-cell>
              <table:table-cell office:value-type="string">
                <text:p>ExplicitEuler</text:p>
              </table:table-cell>
              <table:table-cell office:value-type="string">
                <text:p>ImplicitEuler</text:p>
              </table:table-cell>
              <table:table-cell office:value-type="string">
                <text:p>SemiImplicitEule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0.130394">
                <text:p>90.13039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5.10565">
                <text:p>95.10565</text:p>
              </table:table-cell>
              <table:table-cell office:value-type="float" office:value="90.130394">
                <text:p>90.130394</text:p>
              </table:table-cell>
              <table:table-cell office:value-type="float" office:value="91.01698">
                <text:p>91.01698</text:p>
              </table:table-cell>
              <table:table-cell office:value-type="float" office:value="71.36527">
                <text:p>71.365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.9017">
                <text:p>80.9017</text:p>
              </table:table-cell>
              <table:table-cell office:value-type="float" office:value="70.39119">
                <text:p>70.39119</text:p>
              </table:table-cell>
              <table:table-cell office:value-type="float" office:value="73.857895">
                <text:p>73.857895</text:p>
              </table:table-cell>
              <table:table-cell office:value-type="float" office:value="45.556683">
                <text:p>45.5566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.778526">
                <text:p>58.778526</text:p>
              </table:table-cell>
              <table:table-cell office:value-type="float" office:value="41.75647">
                <text:p>41.75647</text:p>
              </table:table-cell>
              <table:table-cell office:value-type="float" office:value="50.06414">
                <text:p>50.06414</text:p>
              </table:table-cell>
              <table:table-cell office:value-type="float" office:value="15.251827">
                <text:p>15.2518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.901697">
                <text:p>30.901697</text:p>
              </table:table-cell>
              <table:table-cell office:value-type="float" office:value="6.1744156">
                <text:p>6.1744156</text:p>
              </table:table-cell>
              <table:table-cell office:value-type="float" office:value="21.773115">
                <text:p>21.773115</text:p>
              </table:table-cell>
              <table:table-cell office:value-type="float" office:value="-16.558323">
                <text:p>-16.5583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-33.52884">
                <text:p>-33.52884</text:p>
              </table:table-cell>
              <table:table-cell office:value-type="float" office:value="-8.473795">
                <text:p>-8.473795</text:p>
              </table:table-cell>
              <table:table-cell office:value-type="float" office:value="-46.73423">
                <text:p>-46.734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0.901703">
                <text:p>-30.901703</text:p>
              </table:table-cell>
              <table:table-cell office:value-type="float" office:value="-73.84148">
                <text:p>-73.84148</text:p>
              </table:table-cell>
              <table:table-cell office:value-type="float" office:value="-37.959503">
                <text:p>-37.959503</text:p>
              </table:table-cell>
              <table:table-cell office:value-type="float" office:value="-72.29765">
                <text:p>-72.297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58.77852">
                <text:p>-58.77852</text:p>
              </table:table-cell>
              <table:table-cell office:value-type="float" office:value="-110.844955">
                <text:p>-110.844955</text:p>
              </table:table-cell>
              <table:table-cell office:value-type="float" office:value="-64.03531">
                <text:p>-64.03531</text:p>
              </table:table-cell>
              <table:table-cell office:value-type="float" office:value="-90.725586">
                <text:p>-90.7255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80.9017">
                <text:p>-80.9017</text:p>
              </table:table-cell>
              <table:table-cell office:value-type="float" office:value="-140.56058">
                <text:p>-140.56058</text:p>
              </table:table-cell>
              <table:table-cell office:value-type="float" office:value="-84.35881">
                <text:p>-84.35881</text:p>
              </table:table-cell>
              <table:table-cell office:value-type="float" office:value="-100.199265">
                <text:p>-100.1992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5.10565">
                <text:p>-95.10565</text:p>
              </table:table-cell>
              <table:table-cell office:value-type="float" office:value="-159.33624">
                <text:p>-159.33624</text:p>
              </table:table-cell>
              <table:table-cell office:value-type="float" office:value="-97.10435">
                <text:p>-97.10435</text:p>
              </table:table-cell>
              <table:table-cell office:value-type="float" office:value="-99.78367">
                <text:p>-99.783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00">
                <text:p>-100</text:p>
              </table:table-cell>
              <table:table-cell office:value-type="float" office:value="-164.23912">
                <text:p>-164.23912</text:p>
              </table:table-cell>
              <table:table-cell office:value-type="float" office:value="-101.12698">
                <text:p>-101.12698</text:p>
              </table:table-cell>
              <table:table-cell office:value-type="float" office:value="-89.51982">
                <text:p>-89.519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95.10565">
                <text:p>-95.10565</text:p>
              </table:table-cell>
              <table:table-cell office:value-type="float" office:value="-153.41615">
                <text:p>-153.41615</text:p>
              </table:table-cell>
              <table:table-cell office:value-type="float" office:value="-96.06536">
                <text:p>-96.06536</text:p>
              </table:table-cell>
              <table:table-cell office:value-type="float" office:value="-70.420715">
                <text:p>-70.4207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0.901695">
                <text:p>-80.901695</text:p>
              </table:table-cell>
              <table:table-cell office:value-type="float" office:value="-126.38342">
                <text:p>-126.38342</text:p>
              </table:table-cell>
              <table:table-cell office:value-type="float" office:value="-82.374176">
                <text:p>-82.374176</text:p>
              </table:table-cell>
              <table:table-cell office:value-type="float" office:value="-44.37137">
                <text:p>-44.371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58.778507">
                <text:p>-58.778507</text:p>
              </table:table-cell>
              <table:table-cell office:value-type="float" office:value="-84.20913">
                <text:p>-84.20913</text:p>
              </table:table-cell>
              <table:table-cell office:value-type="float" office:value="-61.283302">
                <text:p>-61.283302</text:p>
              </table:table-cell>
              <table:table-cell office:value-type="float" office:value="-13.942741">
                <text:p>-13.9427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0.901709">
                <text:p>-30.901709</text:p>
              </table:table-cell>
              <table:table-cell office:value-type="float" office:value="-29.56129">
                <text:p>-29.56129</text:p>
              </table:table-cell>
              <table:table-cell office:value-type="float" office:value="-34.68734">
                <text:p>-34.68734</text:p>
              </table:table-cell>
              <table:table-cell office:value-type="float" office:value="17.861979">
                <text:p>17.8619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33.39766">
                <text:p>33.39766</text:p>
              </table:table-cell>
              <table:table-cell office:value-type="float" office:value="-4.9754047">
                <text:p>-4.9754047</text:p>
              </table:table-cell>
              <table:table-cell office:value-type="float" office:value="47.903793">
                <text:p>47.9037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.901712">
                <text:p>30.901712</text:p>
              </table:table-cell>
              <table:table-cell office:value-type="float" office:value="99.27419">
                <text:p>99.27419</text:p>
              </table:table-cell>
              <table:table-cell office:value-type="float" office:value="25.183474">
                <text:p>25.183474</text:p>
              </table:table-cell>
              <table:table-cell office:value-type="float" office:value="73.21769">
                <text:p>73.217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.77855">
                <text:p>58.77855</text:p>
              </table:table-cell>
              <table:table-cell office:value-type="float" office:value="161.8545">
                <text:p>161.8545</text:p>
              </table:table-cell>
              <table:table-cell office:value-type="float" office:value="53.080116">
                <text:p>53.080116</text:p>
              </table:table-cell>
              <table:table-cell office:value-type="float" office:value="91.30529">
                <text:p>91.305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0.901695">
                <text:p>80.901695</text:p>
              </table:table-cell>
              <table:table-cell office:value-type="float" office:value="214.63686">
                <text:p>214.63686</text:p>
              </table:table-cell>
              <table:table-cell office:value-type="float" office:value="76.208565">
                <text:p>76.208565</text:p>
              </table:table-cell>
              <table:table-cell office:value-type="float" office:value="100.381424">
                <text:p>100.3814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.10565">
                <text:p>95.10565</text:p>
              </table:table-cell>
              <table:table-cell office:value-type="float" office:value="251.4448">
                <text:p>251.4448</text:p>
              </table:table-cell>
              <table:table-cell office:value-type="float" office:value="92.49118">
                <text:p>92.49118</text:p>
              </table:table-cell>
              <table:table-cell office:value-type="float" office:value="99.5503">
                <text:p>99.55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67.06894">
                <text:p>267.06894</text:p>
              </table:table-cell>
              <table:table-cell office:value-type="float" office:value="100.4653">
                <text:p>100.4653</text:p>
              </table:table-cell>
              <table:table-cell office:value-type="float" office:value="88.89396">
                <text:p>88.893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5.105644">
                <text:p>95.105644</text:p>
              </table:table-cell>
              <table:table-cell office:value-type="float" office:value="257.87646">
                <text:p>257.87646</text:p>
              </table:table-cell>
              <table:table-cell office:value-type="float" office:value="99.41461">
                <text:p>99.41461</text:p>
              </table:table-cell>
              <table:table-cell office:value-type="float" office:value="69.464134">
                <text:p>69.4641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0.9017">
                <text:p>80.9017</text:p>
              </table:table-cell>
              <table:table-cell office:value-type="float" office:value="222.32535">
                <text:p>222.32535</text:p>
              </table:table-cell>
              <table:table-cell office:value-type="float" office:value="89.43349">
                <text:p>89.43349</text:p>
              </table:table-cell>
              <table:table-cell office:value-type="float" office:value="43.178474">
                <text:p>43.1784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.77852">
                <text:p>58.77852</text:p>
              </table:table-cell>
              <table:table-cell office:value-type="float" office:value="161.32283">
                <text:p>161.32283</text:p>
              </table:table-cell>
              <table:table-cell office:value-type="float" office:value="71.41853">
                <text:p>71.41853</text:p>
              </table:table-cell>
              <table:table-cell office:value-type="float" office:value="12.631269">
                <text:p>12.6312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.90168">
                <text:p>30.90168</text:p>
              </table:table-cell>
              <table:table-cell office:value-type="float" office:value="78.37768">
                <text:p>78.37768</text:p>
              </table:table-cell>
              <table:table-cell office:value-type="float" office:value="46.988045">
                <text:p>46.988045</text:p>
              </table:table-cell>
              <table:table-cell office:value-type="float" office:value="-19.16259">
                <text:p>-19.162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-20.489395">
                <text:p>-20.489395</text:p>
              </table:table-cell>
              <table:table-cell office:value-type="float" office:value="18.336607">
                <text:p>18.336607</text:p>
              </table:table-cell>
              <table:table-cell office:value-type="float" office:value="-49.065178">
                <text:p>-49.0651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0.901745">
                <text:p>-30.901745</text:p>
              </table:table-cell>
              <table:table-cell office:value-type="float" office:value="-127.09204">
                <text:p>-127.09204</text:p>
              </table:table-cell>
              <table:table-cell office:value-type="float" office:value="-11.962011">
                <text:p>-11.962011</text:p>
              </table:table-cell>
              <table:table-cell office:value-type="float" office:value="-74.12522">
                <text:p>-74.125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58.778572">
                <text:p>-58.778572</text:p>
              </table:table-cell>
              <table:table-cell office:value-type="float" office:value="-231.67247">
                <text:p>-231.67247</text:p>
              </table:table-cell>
              <table:table-cell office:value-type="float" office:value="-41.18608">
                <text:p>-41.18608</text:p>
              </table:table-cell>
              <table:table-cell office:value-type="float" office:value="-91.8694">
                <text:p>-91.86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80.90169">
                <text:p>-80.90169</text:p>
              </table:table-cell>
              <table:table-cell office:value-type="float" office:value="-323.7094">
                <text:p>-323.7094</text:p>
              </table:table-cell>
              <table:table-cell office:value-type="float" office:value="-66.7104">
                <text:p>-66.7104</text:p>
              </table:table-cell>
              <table:table-cell office:value-type="float" office:value="-100.54643">
                <text:p>-100.546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95.10565">
                <text:p>-95.10565</text:p>
              </table:table-cell>
              <table:table-cell office:value-type="float" office:value="-392.8812">
                <text:p>-392.8812</text:p>
              </table:table-cell>
              <table:table-cell office:value-type="float" office:value="-86.24212">
                <text:p>-86.24212</text:p>
              </table:table-cell>
              <table:table-cell office:value-type="float" office:value="-99.29993">
                <text:p>-99.299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00">
                <text:p>-100</text:p>
              </table:table-cell>
              <table:table-cell office:value-type="float" office:value="-430.10413">
                <text:p>-430.10413</text:p>
              </table:table-cell>
              <table:table-cell office:value-type="float" office:value="-98.02669">
                <text:p>-98.02669</text:p>
              </table:table-cell>
              <table:table-cell office:value-type="float" office:value="-88.252914">
                <text:p>-88.2529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95.10565">
                <text:p>-95.10565</text:p>
              </table:table-cell>
              <table:table-cell office:value-type="float" office:value="-428.55124">
                <text:p>-428.55124</text:p>
              </table:table-cell>
              <table:table-cell office:value-type="float" office:value="-101.00551">
                <text:p>-101.00551</text:p>
              </table:table-cell>
              <table:table-cell office:value-type="float" office:value="-68.49569">
                <text:p>-68.495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80.90168">
                <text:p>-80.90168</text:p>
              </table:table-cell>
              <table:table-cell office:value-type="float" office:value="-384.54877">
                <text:p>-384.54877</text:p>
              </table:table-cell>
              <table:table-cell office:value-type="float" office:value="-94.91099">
                <text:p>-94.91099</text:p>
              </table:table-cell>
              <table:table-cell office:value-type="float" office:value="-41.97821">
                <text:p>-41.978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58.778496">
                <text:p>-58.778496</text:p>
              </table:table-cell>
              <table:table-cell office:value-type="float" office:value="-298.25">
                <text:p>-298.25</text:p>
              </table:table-cell>
              <table:table-cell office:value-type="float" office:value="-80.290596">
                <text:p>-80.290596</text:p>
              </table:table-cell>
              <table:table-cell office:value-type="float" office:value="-11.317646">
                <text:p>-11.3176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30.90165">
                <text:p>-30.90165</text:p>
              </table:table-cell>
              <table:table-cell office:value-type="float" office:value="-173.99779">
                <text:p>-173.99779</text:p>
              </table:table-cell>
              <table:table-cell office:value-type="float" office:value="-58.457684">
                <text:p>-58.457684</text:p>
              </table:table-cell>
              <table:table-cell office:value-type="float" office:value="20.459923">
                <text:p>20.4599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-20.309479">
                <text:p>-20.309479</text:p>
              </table:table-cell>
              <table:table-cell office:value-type="float" office:value="-31.373507">
                <text:p>-31.373507</text:p>
              </table:table-cell>
              <table:table-cell office:value-type="float" office:value="50.218178">
                <text:p>50.2181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.901686">
                <text:p>30.901686</text:p>
              </table:table-cell>
              <table:table-cell office:value-type="float" office:value="150.55173">
                <text:p>150.55173</text:p>
              </table:table-cell>
              <table:table-cell office:value-type="float" office:value="-1.4710388">
                <text:p>-1.4710388</text:p>
              </table:table-cell>
              <table:table-cell office:value-type="float" office:value="75.020096">
                <text:p>75.0200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8.778526">
                <text:p>58.778526</text:p>
              </table:table-cell>
              <table:table-cell office:value-type="float" office:value="323.41742">
                <text:p>323.41742</text:p>
              </table:table-cell>
              <table:table-cell office:value-type="float" office:value="28.563572">
                <text:p>28.563572</text:p>
              </table:table-cell>
              <table:table-cell office:value-type="float" office:value="92.41783">
                <text:p>92.417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0.9017">
                <text:p>80.9017</text:p>
              </table:table-cell>
              <table:table-cell office:value-type="float" office:value="481.42422">
                <text:p>481.42422</text:p>
              </table:table-cell>
              <table:table-cell office:value-type="float" office:value="56.03231">
                <text:p>56.03231</text:p>
              </table:table-cell>
              <table:table-cell office:value-type="float" office:value="100.69429">
                <text:p>100.694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5.10566">
                <text:p>95.10566</text:p>
              </table:table-cell>
              <table:table-cell office:value-type="float" office:value="607.511">
                <text:p>607.511</text:p>
              </table:table-cell>
              <table:table-cell office:value-type="float" office:value="78.46766">
                <text:p>78.46766</text:p>
              </table:table-cell>
              <table:table-cell office:value-type="float" office:value="99.03262">
                <text:p>99.032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">
                <text:p>100</text:p>
              </table:table-cell>
              <table:table-cell office:value-type="float" office:value="686.0831">
                <text:p>686.0831</text:p>
              </table:table-cell>
              <table:table-cell office:value-type="float" office:value="93.85425">
                <text:p>93.85425</text:p>
              </table:table-cell>
              <table:table-cell office:value-type="float" office:value="87.596825">
                <text:p>87.5968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5.10564">
                <text:p>95.10564</text:p>
              </table:table-cell>
              <table:table-cell office:value-type="float" office:value="704.6963">
                <text:p>704.6963</text:p>
              </table:table-cell>
              <table:table-cell office:value-type="float" office:value="100.80989">
                <text:p>100.80989</text:p>
              </table:table-cell>
              <table:table-cell office:value-type="float" office:value="67.515564">
                <text:p>67.5155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0.901665">
                <text:p>80.901665</text:p>
              </table:table-cell>
              <table:table-cell office:value-type="float" office:value="655.59576">
                <text:p>655.59576</text:p>
              </table:table-cell>
              <table:table-cell office:value-type="float" office:value="98.70977">
                <text:p>98.70977</text:p>
              </table:table-cell>
              <table:table-cell office:value-type="float" office:value="40.770786">
                <text:p>40.7707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8.778465">
                <text:p>58.778465</text:p>
              </table:table-cell>
              <table:table-cell office:value-type="float" office:value="536.9445">
                <text:p>536.9445</text:p>
              </table:table-cell>
              <table:table-cell office:value-type="float" office:value="87.74253">
                <text:p>87.74253</text:p>
              </table:table-cell>
              <table:table-cell office:value-type="float" office:value="10.002094">
                <text:p>10.0020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.901709">
                <text:p>30.901709</text:p>
              </table:table-cell>
              <table:table-cell office:value-type="float" office:value="353.58856">
                <text:p>353.58856</text:p>
              </table:table-cell>
              <table:table-cell office:value-type="float" office:value="68.893364">
                <text:p>68.893364</text:p>
              </table:table-cell>
              <table:table-cell office:value-type="float" office:value="-21.753765">
                <text:p>-21.7537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117.23831">
                <text:p>117.23831</text:p>
              </table:table-cell>
              <table:table-cell office:value-type="float" office:value="43.85549">
                <text:p>43.85549</text:p>
              </table:table-cell>
              <table:table-cell office:value-type="float" office:value="-51.362614">
                <text:p>-51.3626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30.901714">
                <text:p>-30.901714</text:p>
              </table:table-cell>
              <table:table-cell office:value-type="float" office:value="-154.00974">
                <text:p>-154.00974</text:p>
              </table:table-cell>
              <table:table-cell office:value-type="float" office:value="14.878075">
                <text:p>14.878075</text:p>
              </table:table-cell>
              <table:table-cell office:value-type="float" office:value="-75.902176">
                <text:p>-75.9021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8.77855">
                <text:p>-58.77855</text:p>
              </table:table-cell>
              <table:table-cell office:value-type="float" office:value="-436.82874">
                <text:p>-436.82874</text:p>
              </table:table-cell>
              <table:table-cell office:value-type="float" office:value="-15.435846">
                <text:p>-15.435846</text:p>
              </table:table-cell>
              <table:table-cell office:value-type="float" office:value="-92.95049">
                <text:p>-92.950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80.901726">
                <text:p>-80.901726</text:p>
              </table:table-cell>
              <table:table-cell office:value-type="float" office:value="-704.4476">
                <text:p>-704.4476</text:p>
              </table:table-cell>
              <table:table-cell office:value-type="float" office:value="-44.363163">
                <text:p>-44.363163</text:p>
              </table:table-cell>
              <table:table-cell office:value-type="float" office:value="-100.82497">
                <text:p>-100.824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95.10567">
                <text:p>-95.10567</text:p>
              </table:table-cell>
              <table:table-cell office:value-type="float" office:value="-928.9531">
                <text:p>-928.9531</text:p>
              </table:table-cell>
              <table:table-cell office:value-type="float" office:value="-69.30533">
                <text:p>-69.30533</text:p>
              </table:table-cell>
              <table:table-cell office:value-type="float" office:value="-98.74841">
                <text:p>-98.748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00">
                <text:p>-100</text:p>
              </table:table-cell>
              <table:table-cell office:value-type="float" office:value="-1083.9325">
                <text:p>-1083.9325</text:p>
              </table:table-cell>
              <table:table-cell office:value-type="float" office:value="-88.02179">
                <text:p>-88.02179</text:p>
              </table:table-cell>
              <table:table-cell office:value-type="float" office:value="-86.92578">
                <text:p>-86.925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95.10562">
                <text:p>-95.10562</text:p>
              </table:table-cell>
              <table:table-cell office:value-type="float" office:value="-1147.2279">
                <text:p>-1147.2279</text:p>
              </table:table-cell>
              <table:table-cell office:value-type="float" office:value="-98.83124">
                <text:p>-98.83124</text:p>
              </table:table-cell>
              <table:table-cell office:value-type="float" office:value="-66.52392">
                <text:p>-66.523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80.90165">
                <text:p>-80.90165</text:p>
              </table:table-cell>
              <table:table-cell office:value-type="float" office:value="-1103.5435">
                <text:p>-1103.5435</text:p>
              </table:table-cell>
              <table:table-cell office:value-type="float" office:value="-100.76266">
                <text:p>-100.76266</text:p>
              </table:table-cell>
              <table:table-cell office:value-type="float" office:value="-39.556404">
                <text:p>-39.5564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58.778442">
                <text:p>-58.778442</text:p>
              </table:table-cell>
              <table:table-cell office:value-type="float" office:value="-946.6321">
                <text:p>-946.6321</text:p>
              </table:table-cell>
              <table:table-cell office:value-type="float" office:value="-93.642555">
                <text:p>-93.642555</text:p>
              </table:table-cell>
              <table:table-cell office:value-type="float" office:value="-8.684832">
                <text:p>-8.6848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30.901587">
                <text:p>-30.901587</text:p>
              </table:table-cell>
              <table:table-cell office:value-type="float" office:value="-680.80536">
                <text:p>-680.80536</text:p>
              </table:table-cell>
              <table:table-cell office:value-type="float" office:value="-78.11052">
                <text:p>-78.11052</text:p>
              </table:table-cell>
              <table:table-cell office:value-type="float" office:value="23.043901">
                <text:p>23.0439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13152903">
                <text:p>0.00013152903</text:p>
              </table:table-cell>
              <table:table-cell office:value-type="float" office:value="-321.54977">
                <text:p>-321.54977</text:p>
              </table:table-cell>
              <table:table-cell office:value-type="float" office:value="-55.561806">
                <text:p>-55.561806</text:p>
              </table:table-cell>
              <table:table-cell office:value-type="float" office:value="52.49829">
                <text:p>52.498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.901655">
                <text:p>30.901655</text:p>
              </table:table-cell>
              <table:table-cell office:value-type="float" office:value="104.89862">
                <text:p>104.89862</text:p>
              </table:table-cell>
              <table:table-cell office:value-type="float" office:value="-28.021965">
                <text:p>-28.021965</text:p>
              </table:table-cell>
              <table:table-cell office:value-type="float" office:value="76.77131">
                <text:p>76.771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.7785">
                <text:p>58.7785</text:p>
              </table:table-cell>
              <table:table-cell office:value-type="float" office:value="563.08276">
                <text:p>563.08276</text:p>
              </table:table-cell>
              <table:table-cell office:value-type="float" office:value="2.0350952">
                <text:p>2.0350952</text:p>
              </table:table-cell>
              <table:table-cell office:value-type="float" office:value="93.4673">
                <text:p>93.46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0.90169">
                <text:p>80.90169</text:p>
              </table:table-cell>
              <table:table-cell office:value-type="float" office:value="1010.9138">
                <text:p>1010.9138</text:p>
              </table:table-cell>
              <table:table-cell office:value-type="float" office:value="31.909346">
                <text:p>31.909346</text:p>
              </table:table-cell>
              <table:table-cell office:value-type="float" office:value="100.93844">
                <text:p>100.938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5.10565">
                <text:p>95.10565</text:p>
              </table:table-cell>
              <table:table-cell office:value-type="float" office:value="1403.1708">
                <text:p>1403.1708</text:p>
              </table:table-cell>
              <table:table-cell office:value-type="float" office:value="58.917175">
                <text:p>58.917175</text:p>
              </table:table-cell>
              <table:table-cell office:value-type="float" office:value="98.44735">
                <text:p>98.447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0">
                <text:p>100</text:p>
              </table:table-cell>
              <table:table-cell office:value-type="float" office:value="1695.6545">
                <text:p>1695.6545</text:p>
              </table:table-cell>
              <table:table-cell office:value-type="float" office:value="80.63247">
                <text:p>80.63247</text:p>
              </table:table-cell>
              <table:table-cell office:value-type="float" office:value="86.2399">
                <text:p>86.23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Win32 OpenOffice.org_project/4110m2$Build-980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300" chart:maximum="3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373cm" svg:height="6.43cm" xlink:href=".." xlink:type="simple" chart:class="chart:line" chart:style-name="ch1">
        <chart:legend chart:legend-position="end" svg:x="22.357cm" svg:y="2.117cm" style:legend-expansion="high" chart:style-name="ch2"/>
        <chart:plot-area chart:style-name="ch3" table:cell-range-address="Tabelle3_2.A1:Tabelle3_2.D62" chart:data-source-has-labels="row" svg:x="0.977cm" svg:y="0.647cm" svg:width="20.326cm" svg:height="5.235cm">
          <chartooo:coordinate-region svg:x="1.889cm" svg:y="0.859cm" svg:width="19.227cm" svg:height="4.81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3_2.A2:Tabelle3_2.A62" chart:label-cell-address="Tabelle3_2.A1:Tabelle3_2.A1" chart:class="chart:line">
            <chart:data-point chart:repeated="61"/>
          </chart:series>
          <chart:series chart:style-name="ch8" chart:values-cell-range-address="Tabelle3_2.B2:Tabelle3_2.B62" chart:label-cell-address="Tabelle3_2.B1:Tabelle3_2.B1" chart:class="chart:line">
            <chart:data-point chart:repeated="61"/>
          </chart:series>
          <chart:series chart:style-name="ch9" chart:values-cell-range-address="Tabelle3_2.C2:Tabelle3_2.C62" chart:label-cell-address="Tabelle3_2.C1:Tabelle3_2.C1" chart:class="chart:line">
            <chart:data-point chart:repeated="61"/>
          </chart:series>
          <chart:series chart:style-name="ch10" chart:values-cell-range-address="Tabelle3_2.D2:Tabelle3_2.D62" chart:label-cell-address="Tabelle3_2.D1:Tabelle3_2.D1" chart:class="chart:line">
            <chart:data-point chart:repeated="6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licitFormular</text:p>
                <draw:g>
                  <svg:desc>Tabelle3_2.A1:Tabelle3_2.A1</svg:desc>
                </draw:g>
              </table:table-cell>
              <table:table-cell office:value-type="string">
                <text:p>ExplicitEuler</text:p>
                <draw:g>
                  <svg:desc>Tabelle3_2.B1:Tabelle3_2.B1</svg:desc>
                </draw:g>
              </table:table-cell>
              <table:table-cell office:value-type="string">
                <text:p>ImplicitEuler</text:p>
                <draw:g>
                  <svg:desc>Tabelle3_2.C1:Tabelle3_2.C1</svg:desc>
                </draw:g>
              </table:table-cell>
              <table:table-cell office:value-type="string">
                <text:p>SemiImplicitEuler</text:p>
                <draw:g>
                  <svg:desc>Tabelle3_2.D1:Tabelle3_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Tabelle3_2.A2:Tabelle3_2.A62</svg:desc>
                </draw:g>
              </table:table-cell>
              <table:table-cell office:value-type="float" office:value="100">
                <text:p>100</text:p>
                <draw:g>
                  <svg:desc>Tabelle3_2.B2:Tabelle3_2.B62</svg:desc>
                </draw:g>
              </table:table-cell>
              <table:table-cell office:value-type="float" office:value="100">
                <text:p>100</text:p>
                <draw:g>
                  <svg:desc>Tabelle3_2.C2:Tabelle3_2.C62</svg:desc>
                </draw:g>
              </table:table-cell>
              <table:table-cell office:value-type="float" office:value="60.521584">
                <text:p>60.521584</text:p>
                <draw:g>
                  <svg:desc>Tabelle3_2.D2:Tabelle3_2.D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.9017">
                <text:p>80.9017</text:p>
              </table:table-cell>
              <table:table-cell office:value-type="float" office:value="60.521584">
                <text:p>60.521584</text:p>
              </table:table-cell>
              <table:table-cell office:value-type="float" office:value="71.69568">
                <text:p>71.69568</text:p>
              </table:table-cell>
              <table:table-cell office:value-type="float" office:value="-2.8498">
                <text:p>-2.84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.901697">
                <text:p>30.901697</text:p>
              </table:table-cell>
              <table:table-cell office:value-type="float" office:value="-18.43525">
                <text:p>-18.43525</text:p>
              </table:table-cell>
              <table:table-cell office:value-type="float" office:value="23.098389">
                <text:p>23.098389</text:p>
              </table:table-cell>
              <table:table-cell office:value-type="float" office:value="-65.09613">
                <text:p>-65.096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0.901703">
                <text:p>-30.901703</text:p>
              </table:table-cell>
              <table:table-cell office:value-type="float" office:value="-121.28506">
                <text:p>-121.28506</text:p>
              </table:table-cell>
              <table:table-cell office:value-type="float" office:value="-32.036747">
                <text:p>-32.036747</text:p>
              </table:table-cell>
              <table:table-cell office:value-type="float" office:value="-101.64354">
                <text:p>-101.643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80.9017">
                <text:p>-80.9017</text:p>
              </table:table-cell>
              <table:table-cell office:value-type="float" office:value="-216.85692">
                <text:p>-216.85692</text:p>
              </table:table-cell>
              <table:table-cell office:value-type="float" office:value="-78.104095">
                <text:p>-78.104095</text:p>
              </table:table-cell>
              <table:table-cell office:value-type="float" office:value="-98.06368">
                <text:p>-98.063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00">
                <text:p>-100</text:p>
              </table:table-cell>
              <table:table-cell office:value-type="float" office:value="-264.54736">
                <text:p>-264.54736</text:p>
              </table:table-cell>
              <table:table-cell office:value-type="float" office:value="-102.06461">
                <text:p>-102.06461</text:p>
              </table:table-cell>
              <table:table-cell office:value-type="float" office:value="-55.769833">
                <text:p>-55.7698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80.901695">
                <text:p>-80.901695</text:p>
              </table:table-cell>
              <table:table-cell office:value-type="float" office:value="-226.62611">
                <text:p>-226.62611</text:p>
              </table:table-cell>
              <table:table-cell office:value-type="float" office:value="-97.13644">
                <text:p>-97.13644</text:p>
              </table:table-cell>
              <table:table-cell office:value-type="float" office:value="8.541065">
                <text:p>8.5410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0.901709">
                <text:p>-30.901709</text:p>
              </table:table-cell>
              <table:table-cell office:value-type="float" office:value="-84.26576">
                <text:p>-84.26576</text:p>
              </table:table-cell>
              <table:table-cell office:value-type="float" office:value="-64.71445">
                <text:p>-64.71445</text:p>
              </table:table-cell>
              <table:table-cell office:value-type="float" office:value="69.48009">
                <text:p>69.480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.901712">
                <text:p>30.901712</text:p>
              </table:table-cell>
              <table:table-cell office:value-type="float" office:value="147.563">
                <text:p>147.563</text:p>
              </table:table-cell>
              <table:table-cell office:value-type="float" office:value="-13.975475">
                <text:p>-13.975475</text:p>
              </table:table-cell>
              <table:table-cell office:value-type="float" office:value="102.98947">
                <text:p>102.989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.901695">
                <text:p>80.901695</text:p>
              </table:table-cell>
              <table:table-cell office:value-type="float" office:value="412.65857">
                <text:p>412.65857</text:p>
              </table:table-cell>
              <table:table-cell office:value-type="float" office:value="40.71916">
                <text:p>40.71916</text:p>
              </table:table-cell>
              <table:table-cell office:value-type="float" office:value="95.84024">
                <text:p>95.840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619.49854">
                <text:p>619.49854</text:p>
              </table:table-cell>
              <table:table-cell office:value-type="float" office:value="83.88851">
                <text:p>83.88851</text:p>
              </table:table-cell>
              <table:table-cell office:value-type="float" office:value="50.854794">
                <text:p>50.8547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.9017">
                <text:p>80.9017</text:p>
              </table:table-cell>
              <table:table-cell office:value-type="float" office:value="663.4274">
                <text:p>663.4274</text:p>
              </table:table-cell>
              <table:table-cell office:value-type="float" office:value="103.31379">
                <text:p>103.31379</text:p>
              </table:table-cell>
              <table:table-cell office:value-type="float" office:value="-14.207325">
                <text:p>-14.2073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.90168">
                <text:p>30.90168</text:p>
              </table:table-cell>
              <table:table-cell office:value-type="float" office:value="462.78812">
                <text:p>462.78812</text:p>
              </table:table-cell>
              <table:table-cell office:value-type="float" office:value="93.4968">
                <text:p>93.4968</text:p>
              </table:table-cell>
              <table:table-cell office:value-type="float" office:value="-73.660614">
                <text:p>-73.6606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0.901745">
                <text:p>-30.901745</text:p>
              </table:table-cell>
              <table:table-cell office:value-type="float" office:value="0.23812866">
                <text:p>0.23812866</text:p>
              </table:table-cell>
              <table:table-cell office:value-type="float" office:value="57.21618">
                <text:p>57.21618</text:p>
              </table:table-cell>
              <table:table-cell office:value-type="float" office:value="-104.03386">
                <text:p>-104.033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0.90169">
                <text:p>-80.90169</text:p>
              </table:table-cell>
              <table:table-cell office:value-type="float" office:value="-645.0133">
                <text:p>-645.0133</text:p>
              </table:table-cell>
              <table:table-cell office:value-type="float" office:value="4.740906">
                <text:p>4.740906</text:p>
              </table:table-cell>
              <table:table-cell office:value-type="float" office:value="-93.33618">
                <text:p>-93.336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00">
                <text:p>-100</text:p>
              </table:table-cell>
              <table:table-cell office:value-type="float" office:value="-1290.3588">
                <text:p>-1290.3588</text:p>
              </table:table-cell>
              <table:table-cell office:value-type="float" office:value="-49.07625">
                <text:p>-49.07625</text:p>
              </table:table-cell>
              <table:table-cell office:value-type="float" office:value="-45.790855">
                <text:p>-45.7908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0.90168">
                <text:p>-80.90168</text:p>
              </table:table-cell>
              <table:table-cell office:value-type="float" office:value="-1681.0632">
                <text:p>-1681.0632</text:p>
              </table:table-cell>
              <table:table-cell office:value-type="float" office:value="-89.0027">
                <text:p>-89.0027</text:p>
              </table:table-cell>
              <table:table-cell office:value-type="float" office:value="19.831978">
                <text:p>19.8319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0.90165">
                <text:p>-30.90165</text:p>
              </table:table-cell>
              <table:table-cell office:value-type="float" office:value="-1562.3544">
                <text:p>-1562.3544</text:p>
              </table:table-cell>
              <table:table-cell office:value-type="float" office:value="-103.73754">
                <text:p>-103.73754</text:p>
              </table:table-cell>
              <table:table-cell office:value-type="float" office:value="77.62546">
                <text:p>77.625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.901686">
                <text:p>30.901686</text:p>
              </table:table-cell>
              <table:table-cell office:value-type="float" office:value="-779.98834">
                <text:p>-779.98834</text:p>
              </table:table-cell>
              <table:table-cell office:value-type="float" office:value="-89.110176">
                <text:p>-89.110176</text:p>
              </table:table-cell>
              <table:table-cell office:value-type="float" office:value="104.773636">
                <text:p>104.7736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.9017">
                <text:p>80.9017</text:p>
              </table:table-cell>
              <table:table-cell office:value-type="float" office:value="619.1705">
                <text:p>619.1705</text:p>
              </table:table-cell>
              <table:table-cell office:value-type="float" office:value="-49.26078">
                <text:p>-49.26078</text:p>
              </table:table-cell>
              <table:table-cell office:value-type="float" office:value="90.55884">
                <text:p>90.558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326.2563">
                <text:p>2326.2563</text:p>
              </table:table-cell>
              <table:table-cell office:value-type="float" office:value="4.53154">
                <text:p>4.53154</text:p>
              </table:table-cell>
              <table:table-cell office:value-type="float" office:value="40.592842">
                <text:p>40.5928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0.901665">
                <text:p>80.901665</text:p>
              </table:table-cell>
              <table:table-cell office:value-type="float" office:value="3788.9036">
                <text:p>3788.9036</text:p>
              </table:table-cell>
              <table:table-cell office:value-type="float" office:value="57.041237">
                <text:p>57.041237</text:p>
              </table:table-cell>
              <table:table-cell office:value-type="float" office:value="-25.398567">
                <text:p>-25.3985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.901709">
                <text:p>30.901709</text:p>
              </table:table-cell>
              <table:table-cell office:value-type="float" office:value="4333.1816">
                <text:p>4333.1816</text:p>
              </table:table-cell>
              <table:table-cell office:value-type="float" office:value="93.4058">
                <text:p>93.4058</text:p>
              </table:table-cell>
              <table:table-cell office:value-type="float" office:value="-81.36302">
                <text:p>-81.363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30.901714">
                <text:p>-30.901714</text:p>
              </table:table-cell>
              <table:table-cell office:value-type="float" office:value="3381.6604">
                <text:p>3381.6604</text:p>
              </table:table-cell>
              <table:table-cell office:value-type="float" office:value="103.33248">
                <text:p>103.33248</text:p>
              </table:table-cell>
              <table:table-cell office:value-type="float" office:value="-105.20664">
                <text:p>-105.206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80.901726">
                <text:p>-80.901726</text:p>
              </table:table-cell>
              <table:table-cell office:value-type="float" office:value="719.4675">
                <text:p>719.4675</text:p>
              </table:table-cell>
              <table:table-cell office:value-type="float" office:value="84.011604">
                <text:p>84.011604</text:p>
              </table:table-cell>
              <table:table-cell office:value-type="float" office:value="-87.51634">
                <text:p>-87.516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00">
                <text:p>-100</text:p>
              </table:table-cell>
              <table:table-cell office:value-type="float" office:value="-3277.7515">
                <text:p>-3277.7515</text:p>
              </table:table-cell>
              <table:table-cell office:value-type="float" office:value="40.91181">
                <text:p>40.91181</text:p>
              </table:table-cell>
              <table:table-cell office:value-type="float" office:value="-35.275978">
                <text:p>-35.2759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80.90165">
                <text:p>-80.90165</text:p>
              </table:table-cell>
              <table:table-cell office:value-type="float" office:value="-7559.005">
                <text:p>-7559.005</text:p>
              </table:table-cell>
              <table:table-cell office:value-type="float" office:value="-13.767784">
                <text:p>-13.767784</text:p>
              </table:table-cell>
              <table:table-cell office:value-type="float" office:value="30.890785">
                <text:p>30.8907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30.901587">
                <text:p>-30.901587</text:p>
              </table:table-cell>
              <table:table-cell office:value-type="float" office:value="-10546.254">
                <text:p>-10546.254</text:p>
              </table:table-cell>
              <table:table-cell office:value-type="float" office:value="-64.55051">
                <text:p>-64.55051</text:p>
              </table:table-cell>
              <table:table-cell office:value-type="float" office:value="84.86235">
                <text:p>84.862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.901655">
                <text:p>30.901655</text:p>
              </table:table-cell>
              <table:table-cell office:value-type="float" office:value="-10549.327">
                <text:p>-10549.327</text:p>
              </table:table-cell>
              <table:table-cell office:value-type="float" office:value="-97.062645">
                <text:p>-97.062645</text:p>
              </table:table-cell>
              <table:table-cell office:value-type="float" office:value="105.331604">
                <text:p>105.3316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0.90169">
                <text:p>80.90169</text:p>
              </table:table-cell>
              <table:table-cell office:value-type="float" office:value="-6388.9062">
                <text:p>-6388.9062</text:p>
              </table:table-cell>
              <table:table-cell office:value-type="float" office:value="-102.10186">
                <text:p>-102.10186</text:p>
              </table:table-cell>
              <table:table-cell office:value-type="float" office:value="84.217606">
                <text:p>84.2176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">
                <text:p>100</text:p>
              </table:table-cell>
              <table:table-cell office:value-type="float" office:value="1936.2217">
                <text:p>1936.2217</text:p>
              </table:table-cell>
              <table:table-cell office:value-type="float" office:value="-78.24184">
                <text:p>-78.24184</text:p>
              </table:table-cell>
              <table:table-cell office:value-type="float" office:value="29.855835">
                <text:p>29.8558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0.90168">
                <text:p>80.90168</text:p>
              </table:table-cell>
              <table:table-cell office:value-type="float" office:value="12783.589">
                <text:p>12783.589</text:p>
              </table:table-cell>
              <table:table-cell office:value-type="float" office:value="-32.235996">
                <text:p>-32.235996</text:p>
              </table:table-cell>
              <table:table-cell office:value-type="float" office:value="-36.29255">
                <text:p>-36.292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.901646">
                <text:p>30.901646</text:p>
              </table:table-cell>
              <table:table-cell office:value-type="float" office:value="22866.566">
                <text:p>22866.566</text:p>
              </table:table-cell>
              <table:table-cell office:value-type="float" office:value="22.894028">
                <text:p>22.894028</text:p>
              </table:table-cell>
              <table:table-cell office:value-type="float" office:value="-88.113205">
                <text:p>-88.1132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30.901777">
                <text:p>-30.901777</text:p>
              </table:table-cell>
              <table:table-cell office:value-type="float" office:value="27902.785">
                <text:p>27902.785</text:p>
              </table:table-cell>
              <table:table-cell office:value-type="float" office:value="71.54405">
                <text:p>71.54405</text:p>
              </table:table-cell>
              <table:table-cell office:value-type="float" office:value="-105.14816">
                <text:p>-105.148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80.90176">
                <text:p>-80.90176</text:p>
              </table:table-cell>
              <table:table-cell office:value-type="float" office:value="23911.645">
                <text:p>23911.645</text:p>
              </table:table-cell>
              <table:table-cell office:value-type="float" office:value="99.944016">
                <text:p>99.944016</text:p>
              </table:table-cell>
              <table:table-cell office:value-type="float" office:value="-80.67229">
                <text:p>-80.672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00">
                <text:p>-100</text:p>
              </table:table-cell>
              <table:table-cell office:value-type="float" office:value="8904.926">
                <text:p>8904.926</text:p>
              </table:table-cell>
              <table:table-cell office:value-type="float" office:value="100.05551">
                <text:p>100.05551</text:p>
              </table:table-cell>
              <table:table-cell office:value-type="float" office:value="-24.34827">
                <text:p>-24.348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80.90172">
                <text:p>-80.90172</text:p>
              </table:table-cell>
              <table:table-cell office:value-type="float" office:value="-15541.732">
                <text:p>-15541.732</text:p>
              </table:table-cell>
              <table:table-cell office:value-type="float" office:value="71.84697">
                <text:p>71.84697</text:p>
              </table:table-cell>
              <table:table-cell office:value-type="float" office:value="41.588055">
                <text:p>41.5880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30.901707">
                <text:p>-30.901707</text:p>
              </table:table-cell>
              <table:table-cell office:value-type="float" office:value="-43503.914">
                <text:p>-43503.914</text:p>
              </table:table-cell>
              <table:table-cell office:value-type="float" office:value="23.302635">
                <text:p>23.302635</text:p>
              </table:table-cell>
              <table:table-cell office:value-type="float" office:value="91.10608">
                <text:p>91.106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.901718">
                <text:p>30.901718</text:p>
              </table:table-cell>
              <table:table-cell office:value-type="float" office:value="-65330.47">
                <text:p>-65330.47</text:p>
              </table:table-cell>
              <table:table-cell office:value-type="float" office:value="-31.837353">
                <text:p>-31.837353</text:p>
              </table:table-cell>
              <table:table-cell office:value-type="float" office:value="104.65686">
                <text:p>104.656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.901726">
                <text:p>80.901726</text:p>
              </table:table-cell>
              <table:table-cell office:value-type="float" office:value="-69982.36">
                <text:p>-69982.36</text:p>
              </table:table-cell>
              <table:table-cell office:value-type="float" office:value="-77.965996">
                <text:p>-77.965996</text:p>
              </table:table-cell>
              <table:table-cell office:value-type="float" office:value="76.89076">
                <text:p>76.890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">
                <text:p>100</text:p>
              </table:table-cell>
              <table:table-cell office:value-type="float" office:value="-48842.816">
                <text:p>-48842.816</text:p>
              </table:table-cell>
              <table:table-cell office:value-type="float" office:value="-102.02689">
                <text:p>-102.02689</text:p>
              </table:table-cell>
              <table:table-cell office:value-type="float" office:value="18.769417">
                <text:p>18.7694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.90164">
                <text:p>80.90164</text:p>
              </table:table-cell>
              <table:table-cell office:value-type="float" office:value="-75.34375">
                <text:p>-75.34375</text:p>
              </table:table-cell>
              <table:table-cell office:value-type="float" office:value="-97.20977">
                <text:p>-97.20977</text:p>
              </table:table-cell>
              <table:table-cell office:value-type="float" office:value="-46.761803">
                <text:p>-46.7618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.901585">
                <text:p>30.901585</text:p>
              </table:table-cell>
              <table:table-cell office:value-type="float" office:value="67974.5">
                <text:p>67974.5</text:p>
              </table:table-cell>
              <table:table-cell office:value-type="float" office:value="-64.87808">
                <text:p>-64.87808</text:p>
              </table:table-cell>
              <table:table-cell office:value-type="float" office:value="-93.8322">
                <text:p>-93.83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0.90184">
                <text:p>-30.90184</text:p>
              </table:table-cell>
              <table:table-cell office:value-type="float" office:value="136054.1">
                <text:p>136054.1</text:p>
              </table:table-cell>
              <table:table-cell office:value-type="float" office:value="-14.183098">
                <text:p>-14.183098</text:p>
              </table:table-cell>
              <table:table-cell office:value-type="float" office:value="-103.85912">
                <text:p>-103.859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80.90169">
                <text:p>-80.90169</text:p>
              </table:table-cell>
              <table:table-cell office:value-type="float" office:value="177298.42">
                <text:p>177298.42</text:p>
              </table:table-cell>
              <table:table-cell office:value-type="float" office:value="40.526314">
                <text:p>40.526314</text:p>
              </table:table-cell>
              <table:table-cell office:value-type="float" office:value="-72.88411">
                <text:p>-72.884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00">
                <text:p>-100</text:p>
              </table:table-cell>
              <table:table-cell office:value-type="float" office:value="164830.75">
                <text:p>164830.75</text:p>
              </table:table-cell>
              <table:table-cell office:value-type="float" office:value="83.76503">
                <text:p>83.76503</text:p>
              </table:table-cell>
              <table:table-cell office:value-type="float" office:value="-13.135605">
                <text:p>-13.1356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80.90168">
                <text:p>-80.90168</text:p>
              </table:table-cell>
              <table:table-cell office:value-type="float" office:value="82368.46">
                <text:p>82368.46</text:p>
              </table:table-cell>
              <table:table-cell office:value-type="float" office:value="103.29462">
                <text:p>103.29462</text:p>
              </table:table-cell>
              <table:table-cell office:value-type="float" office:value="51.79863">
                <text:p>51.798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30.901644">
                <text:p>-30.901644</text:p>
              </table:table-cell>
              <table:table-cell office:value-type="float" office:value="-65166.4">
                <text:p>-65166.4</text:p>
              </table:table-cell>
              <table:table-cell office:value-type="float" office:value="93.587364">
                <text:p>93.587364</text:p>
              </table:table-cell>
              <table:table-cell office:value-type="float" office:value="96.283585">
                <text:p>96.2835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.901781">
                <text:p>30.901781</text:p>
              </table:table-cell>
              <table:table-cell office:value-type="float" office:value="-245219.03">
                <text:p>-245219.03</text:p>
              </table:table-cell>
              <table:table-cell office:value-type="float" office:value="57.390846">
                <text:p>57.390846</text:p>
              </table:table-cell>
              <table:table-cell office:value-type="float" office:value="102.7573">
                <text:p>102.75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0.901764">
                <text:p>80.901764</text:p>
              </table:table-cell>
              <table:table-cell office:value-type="float" office:value="-399545">
                <text:p>-399545</text:p>
              </table:table-cell>
              <table:table-cell office:value-type="float" office:value="4.950245">
                <text:p>4.950245</text:p>
              </table:table-cell>
              <table:table-cell office:value-type="float" office:value="68.66406">
                <text:p>68.664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">
                <text:p>100</text:p>
              </table:table-cell>
              <table:table-cell office:value-type="float" office:value="-457062.38">
                <text:p>-457062.38</text:p>
              </table:table-cell>
              <table:table-cell office:value-type="float" office:value="-48.89149">
                <text:p>-48.89149</text:p>
              </table:table-cell>
              <table:table-cell office:value-type="float" office:value="7.463337">
                <text:p>7.4633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0.9016">
                <text:p>80.9016</text:p>
              </table:table-cell>
              <table:table-cell office:value-type="float" office:value="-356845.7">
                <text:p>-356845.7</text:p>
              </table:table-cell>
              <table:table-cell office:value-type="float" office:value="-88.89482">
                <text:p>-88.89482</text:p>
              </table:table-cell>
              <table:table-cell office:value-type="float" office:value="-56.683796">
                <text:p>-56.6837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.901522">
                <text:p>30.901522</text:p>
              </table:table-cell>
              <table:table-cell office:value-type="float" office:value="-76188.03">
                <text:p>-76188.03</text:p>
              </table:table-cell>
              <table:table-cell office:value-type="float" office:value="-103.737076">
                <text:p>-103.737076</text:p>
              </table:table-cell>
              <table:table-cell office:value-type="float" office:value="-98.453064">
                <text:p>-98.4530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30.9019">
                <text:p>-30.9019</text:p>
              </table:table-cell>
              <table:table-cell office:value-type="float" office:value="345346.7">
                <text:p>345346.7</text:p>
              </table:table-cell>
              <table:table-cell office:value-type="float" office:value="-89.217255">
                <text:p>-89.217255</text:p>
              </table:table-cell>
              <table:table-cell office:value-type="float" office:value="-101.354614">
                <text:p>-101.3546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80.90184">
                <text:p>-80.90184</text:p>
              </table:table-cell>
              <table:table-cell office:value-type="float" office:value="796959.25">
                <text:p>796959.25</text:p>
              </table:table-cell>
              <table:table-cell office:value-type="float" office:value="-49.445095">
                <text:p>-49.445095</text:p>
              </table:table-cell>
              <table:table-cell office:value-type="float" office:value="-64.242966">
                <text:p>-64.2429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00">
                <text:p>-100</text:p>
              </table:table-cell>
              <table:table-cell office:value-type="float" office:value="1112234.4">
                <text:p>1112234.4</text:p>
              </table:table-cell>
              <table:table-cell office:value-type="float" office:value="4.322155">
                <text:p>4.322155</text:p>
              </table:table-cell>
              <table:table-cell office:value-type="float" office:value="-1.7692146">
                <text:p>-1.76921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80.90176">
                <text:p>-80.90176</text:p>
              </table:table-cell>
              <table:table-cell office:value-type="float" office:value="1112882.6">
                <text:p>1112882.6</text:p>
              </table:table-cell>
              <table:table-cell office:value-type="float" office:value="56.866047">
                <text:p>56.866047</text:p>
              </table:table-cell>
              <table:table-cell office:value-type="float" office:value="61.402996">
                <text:p>61.4029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30.901762">
                <text:p>-30.901762</text:p>
              </table:table-cell>
              <table:table-cell office:value-type="float" office:value="674438.4">
                <text:p>674438.4</text:p>
              </table:table-cell>
              <table:table-cell office:value-type="float" office:value="93.31439">
                <text:p>93.31439</text:p>
              </table:table-cell>
              <table:table-cell office:value-type="float" office:value="100.334274">
                <text:p>100.3342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.901659">
                <text:p>30.901659</text:p>
              </table:table-cell>
              <table:table-cell office:value-type="float" office:value="-203354.38">
                <text:p>-203354.38</text:p>
              </table:table-cell>
              <table:table-cell office:value-type="float" office:value="103.35073">
                <text:p>103.35073</text:p>
              </table:table-cell>
              <table:table-cell office:value-type="float" office:value="99.65517">
                <text:p>99.655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0.90169">
                <text:p>80.90169</text:p>
              </table:table-cell>
              <table:table-cell office:value-type="float" office:value="-1347404.8">
                <text:p>-1347404.8</text:p>
              </table:table-cell>
              <table:table-cell office:value-type="float" office:value="84.134346">
                <text:p>84.134346</text:p>
              </table:table-cell>
              <table:table-cell office:value-type="float" office:value="59.633774">
                <text:p>59.6337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0">
                <text:p>100</text:p>
              </table:table-cell>
              <table:table-cell office:value-type="float" office:value="-2411174">
                <text:p>-2411174</text:p>
              </table:table-cell>
              <table:table-cell office:value-type="float" office:value="41.104305">
                <text:p>41.104305</text:p>
              </table:table-cell>
              <table:table-cell office:value-type="float" office:value="-3.9300919">
                <text:p>-3.93009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Win32 OpenOffice.org_project/4110m2$Build-980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300" chart:maximum="3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9.245cm" svg:height="9.964cm" xlink:href=".." xlink:type="simple" chart:class="chart:line" chart:style-name="ch1">
        <chart:legend chart:legend-position="end" svg:x="25.229cm" svg:y="3.884cm" style:legend-expansion="high" chart:style-name="ch2"/>
        <chart:plot-area chart:style-name="ch3" table:cell-range-address="Tabelle4_1.A1:Tabelle4_1.D62" chart:data-source-has-labels="row" svg:x="1.034cm" svg:y="0.931cm" svg:width="23.027cm" svg:height="8.414cm">
          <chartooo:coordinate-region svg:x="1.946cm" svg:y="1.143cm" svg:width="21.929cm" svg:height="7.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4_1.A2:Tabelle4_1.A62" chart:label-cell-address="Tabelle4_1.A1:Tabelle4_1.A1" chart:class="chart:line">
            <chart:data-point chart:repeated="61"/>
          </chart:series>
          <chart:series chart:style-name="ch8" chart:values-cell-range-address="Tabelle4_1.B2:Tabelle4_1.B62" chart:label-cell-address="Tabelle4_1.B1:Tabelle4_1.B1" chart:class="chart:line">
            <chart:data-point chart:repeated="61"/>
          </chart:series>
          <chart:series chart:style-name="ch9" chart:values-cell-range-address="Tabelle4_1.C2:Tabelle4_1.C62" chart:label-cell-address="Tabelle4_1.C1:Tabelle4_1.C1" chart:class="chart:line">
            <chart:data-point chart:repeated="61"/>
          </chart:series>
          <chart:series chart:style-name="ch10" chart:values-cell-range-address="Tabelle4_1.D2:Tabelle4_1.D62" chart:label-cell-address="Tabelle4_1.D1:Tabelle4_1.D1" chart:class="chart:line">
            <chart:data-point chart:repeated="6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licitFormular</text:p>
                <draw:g>
                  <svg:desc>Tabelle4_1.A1:Tabelle4_1.A1</svg:desc>
                </draw:g>
              </table:table-cell>
              <table:table-cell office:value-type="string">
                <text:p>ExplicitEuler</text:p>
                <draw:g>
                  <svg:desc>Tabelle4_1.B1:Tabelle4_1.B1</svg:desc>
                </draw:g>
              </table:table-cell>
              <table:table-cell office:value-type="string">
                <text:p>ImplicitEuler</text:p>
                <draw:g>
                  <svg:desc>Tabelle4_1.C1:Tabelle4_1.C1</svg:desc>
                </draw:g>
              </table:table-cell>
              <table:table-cell office:value-type="string">
                <text:p>SemiImplicitEuler</text:p>
                <draw:g>
                  <svg:desc>Tabelle4_1.D1:Tabelle4_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Tabelle4_1.A2:Tabelle4_1.A62</svg:desc>
                </draw:g>
              </table:table-cell>
              <table:table-cell office:value-type="float" office:value="100">
                <text:p>100</text:p>
                <draw:g>
                  <svg:desc>Tabelle4_1.B2:Tabelle4_1.B62</svg:desc>
                </draw:g>
              </table:table-cell>
              <table:table-cell office:value-type="float" office:value="100">
                <text:p>100</text:p>
                <draw:g>
                  <svg:desc>Tabelle4_1.C2:Tabelle4_1.C62</svg:desc>
                </draw:g>
              </table:table-cell>
              <table:table-cell office:value-type="float" office:value="90.130394">
                <text:p>90.130394</text:p>
                <draw:g>
                  <svg:desc>Tabelle4_1.D2:Tabelle4_1.D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5.10565">
                <text:p>95.10565</text:p>
              </table:table-cell>
              <table:table-cell office:value-type="float" office:value="90.130394">
                <text:p>90.130394</text:p>
              </table:table-cell>
              <table:table-cell office:value-type="float" office:value="91.01698">
                <text:p>91.01698</text:p>
              </table:table-cell>
              <table:table-cell office:value-type="float" office:value="71.36527">
                <text:p>71.365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.9017">
                <text:p>80.9017</text:p>
              </table:table-cell>
              <table:table-cell office:value-type="float" office:value="70.39119">
                <text:p>70.39119</text:p>
              </table:table-cell>
              <table:table-cell office:value-type="float" office:value="73.857895">
                <text:p>73.857895</text:p>
              </table:table-cell>
              <table:table-cell office:value-type="float" office:value="45.556683">
                <text:p>45.5566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.778526">
                <text:p>58.778526</text:p>
              </table:table-cell>
              <table:table-cell office:value-type="float" office:value="41.75647">
                <text:p>41.75647</text:p>
              </table:table-cell>
              <table:table-cell office:value-type="float" office:value="50.06414">
                <text:p>50.06414</text:p>
              </table:table-cell>
              <table:table-cell office:value-type="float" office:value="15.251827">
                <text:p>15.2518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.901697">
                <text:p>30.901697</text:p>
              </table:table-cell>
              <table:table-cell office:value-type="float" office:value="6.1744156">
                <text:p>6.1744156</text:p>
              </table:table-cell>
              <table:table-cell office:value-type="float" office:value="21.773115">
                <text:p>21.773115</text:p>
              </table:table-cell>
              <table:table-cell office:value-type="float" office:value="-16.558323">
                <text:p>-16.5583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-33.52884">
                <text:p>-33.52884</text:p>
              </table:table-cell>
              <table:table-cell office:value-type="float" office:value="-8.473795">
                <text:p>-8.473795</text:p>
              </table:table-cell>
              <table:table-cell office:value-type="float" office:value="-46.73423">
                <text:p>-46.734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0.901703">
                <text:p>-30.901703</text:p>
              </table:table-cell>
              <table:table-cell office:value-type="float" office:value="-73.84148">
                <text:p>-73.84148</text:p>
              </table:table-cell>
              <table:table-cell office:value-type="float" office:value="-37.959503">
                <text:p>-37.959503</text:p>
              </table:table-cell>
              <table:table-cell office:value-type="float" office:value="-72.29765">
                <text:p>-72.297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58.77852">
                <text:p>-58.77852</text:p>
              </table:table-cell>
              <table:table-cell office:value-type="float" office:value="-110.844955">
                <text:p>-110.844955</text:p>
              </table:table-cell>
              <table:table-cell office:value-type="float" office:value="-64.03531">
                <text:p>-64.03531</text:p>
              </table:table-cell>
              <table:table-cell office:value-type="float" office:value="-90.725586">
                <text:p>-90.7255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80.9017">
                <text:p>-80.9017</text:p>
              </table:table-cell>
              <table:table-cell office:value-type="float" office:value="-140.56058">
                <text:p>-140.56058</text:p>
              </table:table-cell>
              <table:table-cell office:value-type="float" office:value="-84.35881">
                <text:p>-84.35881</text:p>
              </table:table-cell>
              <table:table-cell office:value-type="float" office:value="-100.199265">
                <text:p>-100.1992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5.10565">
                <text:p>-95.10565</text:p>
              </table:table-cell>
              <table:table-cell office:value-type="float" office:value="-159.33624">
                <text:p>-159.33624</text:p>
              </table:table-cell>
              <table:table-cell office:value-type="float" office:value="-97.10435">
                <text:p>-97.10435</text:p>
              </table:table-cell>
              <table:table-cell office:value-type="float" office:value="-99.78367">
                <text:p>-99.783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00">
                <text:p>-100</text:p>
              </table:table-cell>
              <table:table-cell office:value-type="float" office:value="-164.23912">
                <text:p>-164.23912</text:p>
              </table:table-cell>
              <table:table-cell office:value-type="float" office:value="-101.12698">
                <text:p>-101.12698</text:p>
              </table:table-cell>
              <table:table-cell office:value-type="float" office:value="-89.51982">
                <text:p>-89.519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95.10565">
                <text:p>-95.10565</text:p>
              </table:table-cell>
              <table:table-cell office:value-type="float" office:value="-153.41615">
                <text:p>-153.41615</text:p>
              </table:table-cell>
              <table:table-cell office:value-type="float" office:value="-96.06536">
                <text:p>-96.06536</text:p>
              </table:table-cell>
              <table:table-cell office:value-type="float" office:value="-70.420715">
                <text:p>-70.4207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0.901695">
                <text:p>-80.901695</text:p>
              </table:table-cell>
              <table:table-cell office:value-type="float" office:value="-126.38342">
                <text:p>-126.38342</text:p>
              </table:table-cell>
              <table:table-cell office:value-type="float" office:value="-82.374176">
                <text:p>-82.374176</text:p>
              </table:table-cell>
              <table:table-cell office:value-type="float" office:value="-44.37137">
                <text:p>-44.371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58.778507">
                <text:p>-58.778507</text:p>
              </table:table-cell>
              <table:table-cell office:value-type="float" office:value="-84.20913">
                <text:p>-84.20913</text:p>
              </table:table-cell>
              <table:table-cell office:value-type="float" office:value="-61.283302">
                <text:p>-61.283302</text:p>
              </table:table-cell>
              <table:table-cell office:value-type="float" office:value="-13.942741">
                <text:p>-13.9427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0.901709">
                <text:p>-30.901709</text:p>
              </table:table-cell>
              <table:table-cell office:value-type="float" office:value="-29.56129">
                <text:p>-29.56129</text:p>
              </table:table-cell>
              <table:table-cell office:value-type="float" office:value="-34.68734">
                <text:p>-34.68734</text:p>
              </table:table-cell>
              <table:table-cell office:value-type="float" office:value="17.861979">
                <text:p>17.8619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33.39766">
                <text:p>33.39766</text:p>
              </table:table-cell>
              <table:table-cell office:value-type="float" office:value="-4.9754047">
                <text:p>-4.9754047</text:p>
              </table:table-cell>
              <table:table-cell office:value-type="float" office:value="47.903793">
                <text:p>47.9037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.901712">
                <text:p>30.901712</text:p>
              </table:table-cell>
              <table:table-cell office:value-type="float" office:value="99.27419">
                <text:p>99.27419</text:p>
              </table:table-cell>
              <table:table-cell office:value-type="float" office:value="25.183474">
                <text:p>25.183474</text:p>
              </table:table-cell>
              <table:table-cell office:value-type="float" office:value="73.21769">
                <text:p>73.217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.77855">
                <text:p>58.77855</text:p>
              </table:table-cell>
              <table:table-cell office:value-type="float" office:value="161.8545">
                <text:p>161.8545</text:p>
              </table:table-cell>
              <table:table-cell office:value-type="float" office:value="53.080116">
                <text:p>53.080116</text:p>
              </table:table-cell>
              <table:table-cell office:value-type="float" office:value="91.30529">
                <text:p>91.305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0.901695">
                <text:p>80.901695</text:p>
              </table:table-cell>
              <table:table-cell office:value-type="float" office:value="214.63686">
                <text:p>214.63686</text:p>
              </table:table-cell>
              <table:table-cell office:value-type="float" office:value="76.208565">
                <text:p>76.208565</text:p>
              </table:table-cell>
              <table:table-cell office:value-type="float" office:value="100.381424">
                <text:p>100.3814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.10565">
                <text:p>95.10565</text:p>
              </table:table-cell>
              <table:table-cell office:value-type="float" office:value="251.4448">
                <text:p>251.4448</text:p>
              </table:table-cell>
              <table:table-cell office:value-type="float" office:value="92.49118">
                <text:p>92.49118</text:p>
              </table:table-cell>
              <table:table-cell office:value-type="float" office:value="99.5503">
                <text:p>99.55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67.06894">
                <text:p>267.06894</text:p>
              </table:table-cell>
              <table:table-cell office:value-type="float" office:value="100.4653">
                <text:p>100.4653</text:p>
              </table:table-cell>
              <table:table-cell office:value-type="float" office:value="88.89396">
                <text:p>88.893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5.105644">
                <text:p>95.105644</text:p>
              </table:table-cell>
              <table:table-cell office:value-type="float" office:value="257.87646">
                <text:p>257.87646</text:p>
              </table:table-cell>
              <table:table-cell office:value-type="float" office:value="99.41461">
                <text:p>99.41461</text:p>
              </table:table-cell>
              <table:table-cell office:value-type="float" office:value="69.464134">
                <text:p>69.4641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0.9017">
                <text:p>80.9017</text:p>
              </table:table-cell>
              <table:table-cell office:value-type="float" office:value="222.32535">
                <text:p>222.32535</text:p>
              </table:table-cell>
              <table:table-cell office:value-type="float" office:value="89.43349">
                <text:p>89.43349</text:p>
              </table:table-cell>
              <table:table-cell office:value-type="float" office:value="43.178474">
                <text:p>43.1784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.77852">
                <text:p>58.77852</text:p>
              </table:table-cell>
              <table:table-cell office:value-type="float" office:value="161.32283">
                <text:p>161.32283</text:p>
              </table:table-cell>
              <table:table-cell office:value-type="float" office:value="71.41853">
                <text:p>71.41853</text:p>
              </table:table-cell>
              <table:table-cell office:value-type="float" office:value="12.631269">
                <text:p>12.6312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.90168">
                <text:p>30.90168</text:p>
              </table:table-cell>
              <table:table-cell office:value-type="float" office:value="78.37768">
                <text:p>78.37768</text:p>
              </table:table-cell>
              <table:table-cell office:value-type="float" office:value="46.988045">
                <text:p>46.988045</text:p>
              </table:table-cell>
              <table:table-cell office:value-type="float" office:value="-19.16259">
                <text:p>-19.162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-20.489395">
                <text:p>-20.489395</text:p>
              </table:table-cell>
              <table:table-cell office:value-type="float" office:value="18.336607">
                <text:p>18.336607</text:p>
              </table:table-cell>
              <table:table-cell office:value-type="float" office:value="-49.065178">
                <text:p>-49.0651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0.901745">
                <text:p>-30.901745</text:p>
              </table:table-cell>
              <table:table-cell office:value-type="float" office:value="-127.09204">
                <text:p>-127.09204</text:p>
              </table:table-cell>
              <table:table-cell office:value-type="float" office:value="-11.962011">
                <text:p>-11.962011</text:p>
              </table:table-cell>
              <table:table-cell office:value-type="float" office:value="-74.12522">
                <text:p>-74.125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58.778572">
                <text:p>-58.778572</text:p>
              </table:table-cell>
              <table:table-cell office:value-type="float" office:value="-231.67247">
                <text:p>-231.67247</text:p>
              </table:table-cell>
              <table:table-cell office:value-type="float" office:value="-41.18608">
                <text:p>-41.18608</text:p>
              </table:table-cell>
              <table:table-cell office:value-type="float" office:value="-91.8694">
                <text:p>-91.86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80.90169">
                <text:p>-80.90169</text:p>
              </table:table-cell>
              <table:table-cell office:value-type="float" office:value="-323.7094">
                <text:p>-323.7094</text:p>
              </table:table-cell>
              <table:table-cell office:value-type="float" office:value="-66.7104">
                <text:p>-66.7104</text:p>
              </table:table-cell>
              <table:table-cell office:value-type="float" office:value="-100.54643">
                <text:p>-100.546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95.10565">
                <text:p>-95.10565</text:p>
              </table:table-cell>
              <table:table-cell office:value-type="float" office:value="-392.8812">
                <text:p>-392.8812</text:p>
              </table:table-cell>
              <table:table-cell office:value-type="float" office:value="-86.24212">
                <text:p>-86.24212</text:p>
              </table:table-cell>
              <table:table-cell office:value-type="float" office:value="-99.29993">
                <text:p>-99.299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00">
                <text:p>-100</text:p>
              </table:table-cell>
              <table:table-cell office:value-type="float" office:value="-430.10413">
                <text:p>-430.10413</text:p>
              </table:table-cell>
              <table:table-cell office:value-type="float" office:value="-98.02669">
                <text:p>-98.02669</text:p>
              </table:table-cell>
              <table:table-cell office:value-type="float" office:value="-88.252914">
                <text:p>-88.2529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95.10565">
                <text:p>-95.10565</text:p>
              </table:table-cell>
              <table:table-cell office:value-type="float" office:value="-428.55124">
                <text:p>-428.55124</text:p>
              </table:table-cell>
              <table:table-cell office:value-type="float" office:value="-101.00551">
                <text:p>-101.00551</text:p>
              </table:table-cell>
              <table:table-cell office:value-type="float" office:value="-68.49569">
                <text:p>-68.495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80.90168">
                <text:p>-80.90168</text:p>
              </table:table-cell>
              <table:table-cell office:value-type="float" office:value="-384.54877">
                <text:p>-384.54877</text:p>
              </table:table-cell>
              <table:table-cell office:value-type="float" office:value="-94.91099">
                <text:p>-94.91099</text:p>
              </table:table-cell>
              <table:table-cell office:value-type="float" office:value="-41.97821">
                <text:p>-41.978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58.778496">
                <text:p>-58.778496</text:p>
              </table:table-cell>
              <table:table-cell office:value-type="float" office:value="-298.25">
                <text:p>-298.25</text:p>
              </table:table-cell>
              <table:table-cell office:value-type="float" office:value="-80.290596">
                <text:p>-80.290596</text:p>
              </table:table-cell>
              <table:table-cell office:value-type="float" office:value="-11.317646">
                <text:p>-11.3176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30.90165">
                <text:p>-30.90165</text:p>
              </table:table-cell>
              <table:table-cell office:value-type="float" office:value="-173.99779">
                <text:p>-173.99779</text:p>
              </table:table-cell>
              <table:table-cell office:value-type="float" office:value="-58.457684">
                <text:p>-58.457684</text:p>
              </table:table-cell>
              <table:table-cell office:value-type="float" office:value="20.459923">
                <text:p>20.4599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-20.309479">
                <text:p>-20.309479</text:p>
              </table:table-cell>
              <table:table-cell office:value-type="float" office:value="-31.373507">
                <text:p>-31.373507</text:p>
              </table:table-cell>
              <table:table-cell office:value-type="float" office:value="50.218178">
                <text:p>50.2181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.901686">
                <text:p>30.901686</text:p>
              </table:table-cell>
              <table:table-cell office:value-type="float" office:value="150.55173">
                <text:p>150.55173</text:p>
              </table:table-cell>
              <table:table-cell office:value-type="float" office:value="-1.4710388">
                <text:p>-1.4710388</text:p>
              </table:table-cell>
              <table:table-cell office:value-type="float" office:value="75.020096">
                <text:p>75.0200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8.778526">
                <text:p>58.778526</text:p>
              </table:table-cell>
              <table:table-cell office:value-type="float" office:value="323.41742">
                <text:p>323.41742</text:p>
              </table:table-cell>
              <table:table-cell office:value-type="float" office:value="28.563572">
                <text:p>28.563572</text:p>
              </table:table-cell>
              <table:table-cell office:value-type="float" office:value="92.41783">
                <text:p>92.417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0.9017">
                <text:p>80.9017</text:p>
              </table:table-cell>
              <table:table-cell office:value-type="float" office:value="481.42422">
                <text:p>481.42422</text:p>
              </table:table-cell>
              <table:table-cell office:value-type="float" office:value="56.03231">
                <text:p>56.03231</text:p>
              </table:table-cell>
              <table:table-cell office:value-type="float" office:value="100.69429">
                <text:p>100.694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5.10566">
                <text:p>95.10566</text:p>
              </table:table-cell>
              <table:table-cell office:value-type="float" office:value="607.511">
                <text:p>607.511</text:p>
              </table:table-cell>
              <table:table-cell office:value-type="float" office:value="78.46766">
                <text:p>78.46766</text:p>
              </table:table-cell>
              <table:table-cell office:value-type="float" office:value="99.03262">
                <text:p>99.032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">
                <text:p>100</text:p>
              </table:table-cell>
              <table:table-cell office:value-type="float" office:value="686.0831">
                <text:p>686.0831</text:p>
              </table:table-cell>
              <table:table-cell office:value-type="float" office:value="93.85425">
                <text:p>93.85425</text:p>
              </table:table-cell>
              <table:table-cell office:value-type="float" office:value="87.596825">
                <text:p>87.5968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5.10564">
                <text:p>95.10564</text:p>
              </table:table-cell>
              <table:table-cell office:value-type="float" office:value="704.6963">
                <text:p>704.6963</text:p>
              </table:table-cell>
              <table:table-cell office:value-type="float" office:value="100.80989">
                <text:p>100.80989</text:p>
              </table:table-cell>
              <table:table-cell office:value-type="float" office:value="67.515564">
                <text:p>67.5155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0.901665">
                <text:p>80.901665</text:p>
              </table:table-cell>
              <table:table-cell office:value-type="float" office:value="655.59576">
                <text:p>655.59576</text:p>
              </table:table-cell>
              <table:table-cell office:value-type="float" office:value="98.70977">
                <text:p>98.70977</text:p>
              </table:table-cell>
              <table:table-cell office:value-type="float" office:value="40.770786">
                <text:p>40.7707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8.778465">
                <text:p>58.778465</text:p>
              </table:table-cell>
              <table:table-cell office:value-type="float" office:value="536.9445">
                <text:p>536.9445</text:p>
              </table:table-cell>
              <table:table-cell office:value-type="float" office:value="87.74253">
                <text:p>87.74253</text:p>
              </table:table-cell>
              <table:table-cell office:value-type="float" office:value="10.002094">
                <text:p>10.0020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.901709">
                <text:p>30.901709</text:p>
              </table:table-cell>
              <table:table-cell office:value-type="float" office:value="353.58856">
                <text:p>353.58856</text:p>
              </table:table-cell>
              <table:table-cell office:value-type="float" office:value="68.893364">
                <text:p>68.893364</text:p>
              </table:table-cell>
              <table:table-cell office:value-type="float" office:value="-21.753765">
                <text:p>-21.7537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117.23831">
                <text:p>117.23831</text:p>
              </table:table-cell>
              <table:table-cell office:value-type="float" office:value="43.85549">
                <text:p>43.85549</text:p>
              </table:table-cell>
              <table:table-cell office:value-type="float" office:value="-51.362614">
                <text:p>-51.3626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30.901714">
                <text:p>-30.901714</text:p>
              </table:table-cell>
              <table:table-cell office:value-type="float" office:value="-154.00974">
                <text:p>-154.00974</text:p>
              </table:table-cell>
              <table:table-cell office:value-type="float" office:value="14.878075">
                <text:p>14.878075</text:p>
              </table:table-cell>
              <table:table-cell office:value-type="float" office:value="-75.902176">
                <text:p>-75.9021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8.77855">
                <text:p>-58.77855</text:p>
              </table:table-cell>
              <table:table-cell office:value-type="float" office:value="-436.82874">
                <text:p>-436.82874</text:p>
              </table:table-cell>
              <table:table-cell office:value-type="float" office:value="-15.435846">
                <text:p>-15.435846</text:p>
              </table:table-cell>
              <table:table-cell office:value-type="float" office:value="-92.95049">
                <text:p>-92.950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80.901726">
                <text:p>-80.901726</text:p>
              </table:table-cell>
              <table:table-cell office:value-type="float" office:value="-704.4476">
                <text:p>-704.4476</text:p>
              </table:table-cell>
              <table:table-cell office:value-type="float" office:value="-44.363163">
                <text:p>-44.363163</text:p>
              </table:table-cell>
              <table:table-cell office:value-type="float" office:value="-100.82497">
                <text:p>-100.824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95.10567">
                <text:p>-95.10567</text:p>
              </table:table-cell>
              <table:table-cell office:value-type="float" office:value="-928.9531">
                <text:p>-928.9531</text:p>
              </table:table-cell>
              <table:table-cell office:value-type="float" office:value="-69.30533">
                <text:p>-69.30533</text:p>
              </table:table-cell>
              <table:table-cell office:value-type="float" office:value="-98.74841">
                <text:p>-98.748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00">
                <text:p>-100</text:p>
              </table:table-cell>
              <table:table-cell office:value-type="float" office:value="-1083.9325">
                <text:p>-1083.9325</text:p>
              </table:table-cell>
              <table:table-cell office:value-type="float" office:value="-88.02179">
                <text:p>-88.02179</text:p>
              </table:table-cell>
              <table:table-cell office:value-type="float" office:value="-86.92578">
                <text:p>-86.925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95.10562">
                <text:p>-95.10562</text:p>
              </table:table-cell>
              <table:table-cell office:value-type="float" office:value="-1147.2279">
                <text:p>-1147.2279</text:p>
              </table:table-cell>
              <table:table-cell office:value-type="float" office:value="-98.83124">
                <text:p>-98.83124</text:p>
              </table:table-cell>
              <table:table-cell office:value-type="float" office:value="-66.52392">
                <text:p>-66.523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80.90165">
                <text:p>-80.90165</text:p>
              </table:table-cell>
              <table:table-cell office:value-type="float" office:value="-1103.5435">
                <text:p>-1103.5435</text:p>
              </table:table-cell>
              <table:table-cell office:value-type="float" office:value="-100.76266">
                <text:p>-100.76266</text:p>
              </table:table-cell>
              <table:table-cell office:value-type="float" office:value="-39.556404">
                <text:p>-39.5564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58.778442">
                <text:p>-58.778442</text:p>
              </table:table-cell>
              <table:table-cell office:value-type="float" office:value="-946.6321">
                <text:p>-946.6321</text:p>
              </table:table-cell>
              <table:table-cell office:value-type="float" office:value="-93.642555">
                <text:p>-93.642555</text:p>
              </table:table-cell>
              <table:table-cell office:value-type="float" office:value="-8.684832">
                <text:p>-8.6848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30.901587">
                <text:p>-30.901587</text:p>
              </table:table-cell>
              <table:table-cell office:value-type="float" office:value="-680.80536">
                <text:p>-680.80536</text:p>
              </table:table-cell>
              <table:table-cell office:value-type="float" office:value="-78.11052">
                <text:p>-78.11052</text:p>
              </table:table-cell>
              <table:table-cell office:value-type="float" office:value="23.043901">
                <text:p>23.0439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13152903">
                <text:p>0.00013152903</text:p>
              </table:table-cell>
              <table:table-cell office:value-type="float" office:value="-321.54977">
                <text:p>-321.54977</text:p>
              </table:table-cell>
              <table:table-cell office:value-type="float" office:value="-55.561806">
                <text:p>-55.561806</text:p>
              </table:table-cell>
              <table:table-cell office:value-type="float" office:value="52.49829">
                <text:p>52.498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.901655">
                <text:p>30.901655</text:p>
              </table:table-cell>
              <table:table-cell office:value-type="float" office:value="104.89862">
                <text:p>104.89862</text:p>
              </table:table-cell>
              <table:table-cell office:value-type="float" office:value="-28.021965">
                <text:p>-28.021965</text:p>
              </table:table-cell>
              <table:table-cell office:value-type="float" office:value="76.77131">
                <text:p>76.771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.7785">
                <text:p>58.7785</text:p>
              </table:table-cell>
              <table:table-cell office:value-type="float" office:value="563.08276">
                <text:p>563.08276</text:p>
              </table:table-cell>
              <table:table-cell office:value-type="float" office:value="2.0350952">
                <text:p>2.0350952</text:p>
              </table:table-cell>
              <table:table-cell office:value-type="float" office:value="93.4673">
                <text:p>93.46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0.90169">
                <text:p>80.90169</text:p>
              </table:table-cell>
              <table:table-cell office:value-type="float" office:value="1010.9138">
                <text:p>1010.9138</text:p>
              </table:table-cell>
              <table:table-cell office:value-type="float" office:value="31.909346">
                <text:p>31.909346</text:p>
              </table:table-cell>
              <table:table-cell office:value-type="float" office:value="100.93844">
                <text:p>100.938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5.10565">
                <text:p>95.10565</text:p>
              </table:table-cell>
              <table:table-cell office:value-type="float" office:value="1403.1708">
                <text:p>1403.1708</text:p>
              </table:table-cell>
              <table:table-cell office:value-type="float" office:value="58.917175">
                <text:p>58.917175</text:p>
              </table:table-cell>
              <table:table-cell office:value-type="float" office:value="98.44735">
                <text:p>98.447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0">
                <text:p>100</text:p>
              </table:table-cell>
              <table:table-cell office:value-type="float" office:value="1695.6545">
                <text:p>1695.6545</text:p>
              </table:table-cell>
              <table:table-cell office:value-type="float" office:value="80.63247">
                <text:p>80.63247</text:p>
              </table:table-cell>
              <table:table-cell office:value-type="float" office:value="86.2399">
                <text:p>86.23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Win32 OpenOffice.org_project/4110m2$Build-980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300" chart:maximum="3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917cm" svg:height="11.406cm" xlink:href=".." xlink:type="simple" chart:class="chart:line" chart:style-name="ch1">
        <chart:legend chart:legend-position="end" svg:x="26.901cm" svg:y="4.605cm" style:legend-expansion="high" chart:style-name="ch2"/>
        <chart:plot-area chart:style-name="ch3" table:cell-range-address="Tabelle5_6.A1:Tabelle5_6.D62" chart:data-source-has-labels="row" svg:x="1.068cm" svg:y="1.047cm" svg:width="24.597cm" svg:height="9.711cm">
          <chartooo:coordinate-region svg:x="1.98cm" svg:y="1.259cm" svg:width="23.498cm" svg:height="9.28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5_6.A2:Tabelle5_6.A62" chart:label-cell-address="Tabelle5_6.A1:Tabelle5_6.A1" chart:class="chart:line">
            <chart:data-point chart:repeated="61"/>
          </chart:series>
          <chart:series chart:style-name="ch8" chart:values-cell-range-address="Tabelle5_6.B2:Tabelle5_6.B62" chart:label-cell-address="Tabelle5_6.B1:Tabelle5_6.B1" chart:class="chart:line">
            <chart:data-point chart:repeated="61"/>
          </chart:series>
          <chart:series chart:style-name="ch9" chart:values-cell-range-address="Tabelle5_6.C2:Tabelle5_6.C62" chart:label-cell-address="Tabelle5_6.C1:Tabelle5_6.C1" chart:class="chart:line">
            <chart:data-point chart:repeated="61"/>
          </chart:series>
          <chart:series chart:style-name="ch10" chart:values-cell-range-address="Tabelle5_6.D2:Tabelle5_6.D62" chart:label-cell-address="Tabelle5_6.D1:Tabelle5_6.D1" chart:class="chart:line">
            <chart:data-point chart:repeated="6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licitFormular</text:p>
                <draw:g>
                  <svg:desc>Tabelle5_6.A1:Tabelle5_6.A1</svg:desc>
                </draw:g>
              </table:table-cell>
              <table:table-cell office:value-type="string">
                <text:p>ExplicitEuler</text:p>
                <draw:g>
                  <svg:desc>Tabelle5_6.B1:Tabelle5_6.B1</svg:desc>
                </draw:g>
              </table:table-cell>
              <table:table-cell office:value-type="string">
                <text:p>ImplicitEuler</text:p>
                <draw:g>
                  <svg:desc>Tabelle5_6.C1:Tabelle5_6.C1</svg:desc>
                </draw:g>
              </table:table-cell>
              <table:table-cell office:value-type="string">
                <text:p>SemiImplicitEuler</text:p>
                <draw:g>
                  <svg:desc>Tabelle5_6.D1:Tabelle5_6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Tabelle5_6.A2:Tabelle5_6.A62</svg:desc>
                </draw:g>
              </table:table-cell>
              <table:table-cell office:value-type="float" office:value="100">
                <text:p>100</text:p>
                <draw:g>
                  <svg:desc>Tabelle5_6.B2:Tabelle5_6.B62</svg:desc>
                </draw:g>
              </table:table-cell>
              <table:table-cell office:value-type="float" office:value="100">
                <text:p>100</text:p>
                <draw:g>
                  <svg:desc>Tabelle5_6.C2:Tabelle5_6.C62</svg:desc>
                </draw:g>
              </table:table-cell>
              <table:table-cell office:value-type="float" office:value="-304.259">
                <text:p>-304.259</text:p>
                <draw:g>
                  <svg:desc>Tabelle5_6.D2:Tabelle5_6.D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2.577915">
                <text:p>-42.577915</text:p>
              </table:table-cell>
              <table:table-cell office:value-type="float" office:value="-304.259">
                <text:p>-304.259</text:p>
              </table:table-cell>
              <table:table-cell office:value-type="float" office:value="19.83107">
                <text:p>19.83107</text:p>
              </table:table-cell>
              <table:table-cell office:value-type="float" office:value="521.4763">
                <text:p>521.47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3.742416">
                <text:p>-63.742416</text:p>
              </table:table-cell>
              <table:table-cell office:value-type="float" office:value="-1112.777">
                <text:p>-1112.777</text:p>
              </table:table-cell>
              <table:table-cell office:value-type="float" office:value="-76.23622">
                <text:p>-76.23622</text:p>
              </table:table-cell>
              <table:table-cell office:value-type="float" office:value="-760.9033">
                <text:p>-760.90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6.858315">
                <text:p>96.858315</text:p>
              </table:table-cell>
              <table:table-cell office:value-type="float" office:value="-691.3006">
                <text:p>-691.3006</text:p>
              </table:table-cell>
              <table:table-cell office:value-type="float" office:value="-111.18576">
                <text:p>-111.18576</text:p>
              </table:table-cell>
              <table:table-cell office:value-type="float" office:value="1032.7372">
                <text:p>1032.73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8.73808">
                <text:p>-18.73808</text:p>
              </table:table-cell>
              <table:table-cell office:value-type="float" office:value="4228.677">
                <text:p>4228.677</text:p>
              </table:table-cell>
              <table:table-cell office:value-type="float" office:value="-56.998867">
                <text:p>-56.998867</text:p>
              </table:table-cell>
              <table:table-cell office:value-type="float" office:value="-1348.555">
                <text:p>-1348.5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80.90168">
                <text:p>-80.90168</text:p>
              </table:table-cell>
              <table:table-cell office:value-type="float" office:value="11943.299">
                <text:p>11943.299</text:p>
              </table:table-cell>
              <table:table-cell office:value-type="float" office:value="42.88341">
                <text:p>42.88341</text:p>
              </table:table-cell>
              <table:table-cell office:value-type="float" office:value="1721.8077">
                <text:p>1721.80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7.63068">
                <text:p>87.63068</text:p>
              </table:table-cell>
              <table:table-cell office:value-type="float" office:value="2563.1152">
                <text:p>2563.1152</text:p>
              </table:table-cell>
              <table:table-cell office:value-type="float" office:value="108.38652">
                <text:p>108.38652</text:p>
              </table:table-cell>
              <table:table-cell office:value-type="float" office:value="-2168.392">
                <text:p>-2168.3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2790513">
                <text:p>6.2790513</text:p>
              </table:table-cell>
              <table:table-cell office:value-type="float" office:value="-55098.93">
                <text:p>-55098.93</text:p>
              </table:table-cell>
              <table:table-cell office:value-type="float" office:value="86.99732">
                <text:p>86.99732</text:p>
              </table:table-cell>
              <table:table-cell office:value-type="float" office:value="2707.3281">
                <text:p>2707.32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.97769">
                <text:p>-92.97769</text:p>
              </table:table-cell>
              <table:table-cell office:value-type="float" office:value="-123122.6">
                <text:p>-123122.6</text:p>
              </table:table-cell>
              <table:table-cell office:value-type="float" office:value="-4.1367035">
                <text:p>-4.1367035</text:p>
              </table:table-cell>
              <table:table-cell office:value-type="float" office:value="-3361.5693">
                <text:p>-3361.56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.89684">
                <text:p>72.89684</text:p>
              </table:table-cell>
              <table:table-cell office:value-type="float" office:value="31596.117">
                <text:p>31596.117</text:p>
              </table:table-cell>
              <table:table-cell office:value-type="float" office:value="-91.95439">
                <text:p>-91.95439</text:p>
              </table:table-cell>
              <table:table-cell office:value-type="float" office:value="4158.9805">
                <text:p>4158.98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.901646">
                <text:p>30.901646</text:p>
              </table:table-cell>
              <table:table-cell office:value-type="float" office:value="684049">
                <text:p>684049</text:p>
              </table:table-cell>
              <table:table-cell office:value-type="float" office:value="-106.05324">
                <text:p>-106.05324</text:p>
              </table:table-cell>
              <table:table-cell office:value-type="float" office:value="-5133.5225">
                <text:p>-5133.52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99.21148">
                <text:p>-99.21148</text:p>
              </table:table-cell>
              <table:table-cell office:value-type="float" office:value="1208771.8">
                <text:p>1208771.8</text:p>
              </table:table-cell>
              <table:table-cell office:value-type="float" office:value="-35.13034">
                <text:p>-35.13034</text:p>
              </table:table-cell>
              <table:table-cell office:value-type="float" office:value="6326.702">
                <text:p>6326.7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3.582703">
                <text:p>53.582703</text:p>
              </table:table-cell>
              <table:table-cell office:value-type="float" office:value="-1031835.25">
                <text:p>-1031835.25</text:p>
              </table:table-cell>
              <table:table-cell office:value-type="float" office:value="63.956184">
                <text:p>63.956184</text:p>
              </table:table-cell>
              <table:table-cell office:value-type="float" office:value="-7789.338">
                <text:p>-7789.3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3.582745">
                <text:p>53.582745</text:p>
              </table:table-cell>
              <table:table-cell office:value-type="float" office:value="-8159011">
                <text:p>-8159011</text:p>
              </table:table-cell>
              <table:table-cell office:value-type="float" office:value="111.76973">
                <text:p>111.76973</text:p>
              </table:table-cell>
              <table:table-cell office:value-type="float" office:value="9583.721">
                <text:p>9583.7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99.21147">
                <text:p>-99.21147</text:p>
              </table:table-cell>
              <table:table-cell office:value-type="float" office:value="-11114900">
                <text:p>-11114900</text:p>
              </table:table-cell>
              <table:table-cell office:value-type="float" office:value="69.97868">
                <text:p>69.97868</text:p>
              </table:table-cell>
              <table:table-cell office:value-type="float" office:value="-11786.275">
                <text:p>-11786.2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.9016">
                <text:p>30.9016</text:p>
              </table:table-cell>
              <table:table-cell office:value-type="float" office:value="18912750">
                <text:p>18912750</text:p>
              </table:table-cell>
              <table:table-cell office:value-type="float" office:value="-27.913528">
                <text:p>-27.913528</text:p>
              </table:table-cell>
              <table:table-cell office:value-type="float" office:value="14490.809">
                <text:p>14490.8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2.89701">
                <text:p>72.89701</text:p>
              </table:table-cell>
              <table:table-cell office:value-type="float" office:value="93873390">
                <text:p>93873390</text:p>
              </table:table-cell>
              <table:table-cell office:value-type="float" office:value="-103.42777">
                <text:p>-103.42777</text:p>
              </table:table-cell>
              <table:table-cell office:value-type="float" office:value="-17812.502">
                <text:p>-17812.5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92.9776">
                <text:p>-92.9776</text:p>
              </table:table-cell>
              <table:table-cell office:value-type="float" office:value="92377540">
                <text:p>92377540</text:p>
              </table:table-cell>
              <table:table-cell office:value-type="float" office:value="-96.025085">
                <text:p>-96.025085</text:p>
              </table:table-cell>
              <table:table-cell office:value-type="float" office:value="21892.83">
                <text:p>21892.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279">
                <text:p>6.279</text:p>
              </table:table-cell>
              <table:table-cell office:value-type="float" office:value="-288609950">
                <text:p>-288609950</text:p>
              </table:table-cell>
              <table:table-cell office:value-type="float" office:value="-11.640114">
                <text:p>-11.640114</text:p>
              </table:table-cell>
              <table:table-cell office:value-type="float" office:value="-26905.572">
                <text:p>-26905.5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7.63065">
                <text:p>87.63065</text:p>
              </table:table-cell>
              <table:table-cell office:value-type="float" office:value="NaN">
                <text:p>NaN</text:p>
              </table:table-cell>
              <table:table-cell office:value-type="float" office:value="82.07662">
                <text:p>82.07662</text:p>
              </table:table-cell>
              <table:table-cell office:value-type="float" office:value="33064.227">
                <text:p>33064.2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.901764">
                <text:p>-80.901764</text:p>
              </table:table-cell>
              <table:table-cell office:value-type="float" office:value="-630742200">
                <text:p>-630742200</text:p>
              </table:table-cell>
              <table:table-cell office:value-type="float" office:value="109.993416">
                <text:p>109.993416</text:p>
              </table:table-cell>
              <table:table-cell office:value-type="float" office:value="-40631.086">
                <text:p>-40631.0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8.738316">
                <text:p>-18.738316</text:p>
              </table:table-cell>
              <table:table-cell office:value-type="float" office:value="NaN">
                <text:p>NaN</text:p>
              </table:table-cell>
              <table:table-cell office:value-type="float" office:value="49.729668">
                <text:p>49.729668</text:p>
              </table:table-cell>
              <table:table-cell office:value-type="float" office:value="49928.42">
                <text:p>49928.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6.85834">
                <text:p>96.85834</text:p>
              </table:table-cell>
              <table:table-cell office:value-type="float" office:value="NaN">
                <text:p>NaN</text:p>
              </table:table-cell>
              <table:table-cell office:value-type="float" office:value="-50.401817">
                <text:p>-50.401817</text:p>
              </table:table-cell>
              <table:table-cell office:value-type="float" office:value="-61352.203">
                <text:p>-61352.2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63.742382">
                <text:p>-63.742382</text:p>
              </table:table-cell>
              <table:table-cell office:value-type="float" office:value="NaN">
                <text:p>NaN</text:p>
              </table:table-cell>
              <table:table-cell office:value-type="float" office:value="-110.12671">
                <text:p>-110.12671</text:p>
              </table:table-cell>
              <table:table-cell office:value-type="float" office:value="75388.97">
                <text:p>75388.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42.577877">
                <text:p>-42.577877</text:p>
              </table:table-cell>
              <table:table-cell office:value-type="float" office:value="NaN">
                <text:p>NaN</text:p>
              </table:table-cell>
              <table:table-cell office:value-type="float" office:value="-81.56421">
                <text:p>-81.56421</text:p>
              </table:table-cell>
              <table:table-cell office:value-type="float" office:value="-92636.56">
                <text:p>-92636.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12.387444">
                <text:p>12.387444</text:p>
              </table:table-cell>
              <table:table-cell office:value-type="float" office:value="113829.55">
                <text:p>113829.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42.577785">
                <text:p>-42.577785</text:p>
              </table:table-cell>
              <table:table-cell office:value-type="float" office:value="NaN">
                <text:p>NaN</text:p>
              </table:table-cell>
              <table:table-cell office:value-type="float" office:value="96.40822">
                <text:p>96.40822</text:p>
              </table:table-cell>
              <table:table-cell office:value-type="float" office:value="-139870.55">
                <text:p>-139870.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63.74246">
                <text:p>-63.74246</text:p>
              </table:table-cell>
              <table:table-cell office:value-type="float" office:value="NaN">
                <text:p>NaN</text:p>
              </table:table-cell>
              <table:table-cell office:value-type="float" office:value="103.139565">
                <text:p>103.139565</text:p>
              </table:table-cell>
              <table:table-cell office:value-type="float" office:value="171868.61">
                <text:p>171868.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6.858315">
                <text:p>96.858315</text:p>
              </table:table-cell>
              <table:table-cell office:value-type="float" office:value="NaN">
                <text:p>NaN</text:p>
              </table:table-cell>
              <table:table-cell office:value-type="float" office:value="27.185036">
                <text:p>27.185036</text:p>
              </table:table-cell>
              <table:table-cell office:value-type="float" office:value="-211186.58">
                <text:p>-211186.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8.738216">
                <text:p>-18.738216</text:p>
              </table:table-cell>
              <table:table-cell office:value-type="float" office:value="NaN">
                <text:p>NaN</text:p>
              </table:table-cell>
              <table:table-cell office:value-type="float" office:value="-70.56345">
                <text:p>-70.56345</text:p>
              </table:table-cell>
              <table:table-cell office:value-type="float" office:value="259498.98">
                <text:p>259498.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80.901825">
                <text:p>-80.901825</text:p>
              </table:table-cell>
              <table:table-cell office:value-type="float" office:value="NaN">
                <text:p>NaN</text:p>
              </table:table-cell>
              <table:table-cell office:value-type="float" office:value="-111.74199">
                <text:p>-111.74199</text:p>
              </table:table-cell>
              <table:table-cell office:value-type="float" office:value="-318863.5">
                <text:p>-318863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7.63061">
                <text:p>87.63061</text:p>
              </table:table-cell>
              <table:table-cell office:value-type="float" office:value="NaN">
                <text:p>NaN</text:p>
              </table:table-cell>
              <table:table-cell office:value-type="float" office:value="-63.338173">
                <text:p>-63.338173</text:p>
              </table:table-cell>
              <table:table-cell office:value-type="float" office:value="391808.38">
                <text:p>391808.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279483">
                <text:p>6.279483</text:p>
              </table:table-cell>
              <table:table-cell office:value-type="float" office:value="NaN">
                <text:p>NaN</text:p>
              </table:table-cell>
              <table:table-cell office:value-type="float" office:value="35.843185">
                <text:p>35.843185</text:p>
              </table:table-cell>
              <table:table-cell office:value-type="float" office:value="-481440.38">
                <text:p>-481440.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92.97778">
                <text:p>-92.97778</text:p>
              </table:table-cell>
              <table:table-cell office:value-type="float" office:value="NaN">
                <text:p>NaN</text:p>
              </table:table-cell>
              <table:table-cell office:value-type="float" office:value="106.28946">
                <text:p>106.28946</text:p>
              </table:table-cell>
              <table:table-cell office:value-type="float" office:value="591576.9">
                <text:p>591576.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2.896675">
                <text:p>72.896675</text:p>
              </table:table-cell>
              <table:table-cell office:value-type="float" office:value="NaN">
                <text:p>NaN</text:p>
              </table:table-cell>
              <table:table-cell office:value-type="float" office:value="91.52462">
                <text:p>91.52462</text:p>
              </table:table-cell>
              <table:table-cell office:value-type="float" office:value="-726908.6">
                <text:p>-726908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.901876">
                <text:p>30.901876</text:p>
              </table:table-cell>
              <table:table-cell office:value-type="float" office:value="NaN">
                <text:p>NaN</text:p>
              </table:table-cell>
              <table:table-cell office:value-type="float" office:value="3.3854828">
                <text:p>3.3854828</text:p>
              </table:table-cell>
              <table:table-cell office:value-type="float" office:value="893199.5">
                <text:p>893199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99.21149">
                <text:p>-99.21149</text:p>
              </table:table-cell>
              <table:table-cell office:value-type="float" office:value="NaN">
                <text:p>NaN</text:p>
              </table:table-cell>
              <table:table-cell office:value-type="float" office:value="-87.467766">
                <text:p>-87.467766</text:p>
              </table:table-cell>
              <table:table-cell office:value-type="float" office:value="-1097531.8">
                <text:p>-1097531.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3.58266">
                <text:p>53.58266</text:p>
              </table:table-cell>
              <table:table-cell office:value-type="float" office:value="NaN">
                <text:p>NaN</text:p>
              </table:table-cell>
              <table:table-cell office:value-type="float" office:value="-108.19905">
                <text:p>-108.19905</text:p>
              </table:table-cell>
              <table:table-cell office:value-type="float" office:value="1348608">
                <text:p>13486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3.582626">
                <text:p>53.582626</text:p>
              </table:table-cell>
              <table:table-cell office:value-type="float" office:value="NaN">
                <text:p>NaN</text:p>
              </table:table-cell>
              <table:table-cell office:value-type="float" office:value="-42.188316">
                <text:p>-42.188316</text:p>
              </table:table-cell>
              <table:table-cell office:value-type="float" office:value="-1657121.2">
                <text:p>-1657121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99.21149">
                <text:p>-99.21149</text:p>
              </table:table-cell>
              <table:table-cell office:value-type="float" office:value="NaN">
                <text:p>NaN</text:p>
              </table:table-cell>
              <table:table-cell office:value-type="float" office:value="57.64434">
                <text:p>57.64434</text:p>
              </table:table-cell>
              <table:table-cell office:value-type="float" office:value="2036211.2">
                <text:p>2036211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.901913">
                <text:p>30.901913</text:p>
              </table:table-cell>
              <table:table-cell office:value-type="float" office:value="NaN">
                <text:p>NaN</text:p>
              </table:table-cell>
              <table:table-cell office:value-type="float" office:value="111.26416">
                <text:p>111.26416</text:p>
              </table:table-cell>
              <table:table-cell office:value-type="float" office:value="-2502023.8">
                <text:p>-2502023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2.89718">
                <text:p>72.89718</text:p>
              </table:table-cell>
              <table:table-cell office:value-type="float" office:value="NaN">
                <text:p>NaN</text:p>
              </table:table-cell>
              <table:table-cell office:value-type="float" office:value="75.6847">
                <text:p>75.6847</text:p>
              </table:table-cell>
              <table:table-cell office:value-type="float" office:value="3074397.8">
                <text:p>3074397.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92.97751">
                <text:p>-92.97751</text:p>
              </table:table-cell>
              <table:table-cell office:value-type="float" office:value="NaN">
                <text:p>NaN</text:p>
              </table:table-cell>
              <table:table-cell office:value-type="float" office:value="-20.570374">
                <text:p>-20.570374</text:p>
              </table:table-cell>
              <table:table-cell office:value-type="float" office:value="-3777710.2">
                <text:p>-3777710.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.278759">
                <text:p>6.278759</text:p>
              </table:table-cell>
              <table:table-cell office:value-type="float" office:value="NaN">
                <text:p>NaN</text:p>
              </table:table-cell>
              <table:table-cell office:value-type="float" office:value="-100.334404">
                <text:p>-100.334404</text:p>
              </table:table-cell>
              <table:table-cell office:value-type="float" office:value="4641917">
                <text:p>46419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7.630775">
                <text:p>87.630775</text:p>
              </table:table-cell>
              <table:table-cell office:value-type="float" office:value="NaN">
                <text:p>NaN</text:p>
              </table:table-cell>
              <table:table-cell office:value-type="float" office:value="-99.66142">
                <text:p>-99.66142</text:p>
              </table:table-cell>
              <table:table-cell office:value-type="float" office:value="-5703824">
                <text:p>-57038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80.90163">
                <text:p>-80.90163</text:p>
              </table:table-cell>
              <table:table-cell office:value-type="float" office:value="NaN">
                <text:p>NaN</text:p>
              </table:table-cell>
              <table:table-cell office:value-type="float" office:value="-19.090958">
                <text:p>-19.090958</text:p>
              </table:table-cell>
              <table:table-cell office:value-type="float" office:value="7008657">
                <text:p>70086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8.738178">
                <text:p>-18.738178</text:p>
              </table:table-cell>
              <table:table-cell office:value-type="float" office:value="NaN">
                <text:p>NaN</text:p>
              </table:table-cell>
              <table:table-cell office:value-type="float" office:value="76.78452">
                <text:p>76.78452</text:p>
              </table:table-cell>
              <table:table-cell office:value-type="float" office:value="-8611990">
                <text:p>-861199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6.85831">
                <text:p>96.85831</text:p>
              </table:table-cell>
              <table:table-cell office:value-type="float" office:value="NaN">
                <text:p>NaN</text:p>
              </table:table-cell>
              <table:table-cell office:value-type="float" office:value="111.102684">
                <text:p>111.102684</text:p>
              </table:table-cell>
              <table:table-cell office:value-type="float" office:value="10582106">
                <text:p>105821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63.74249">
                <text:p>-63.74249</text:p>
              </table:table-cell>
              <table:table-cell office:value-type="float" office:value="NaN">
                <text:p>NaN</text:p>
              </table:table-cell>
              <table:table-cell office:value-type="float" office:value="56.351013">
                <text:p>56.351013</text:p>
              </table:table-cell>
              <table:table-cell office:value-type="float" office:value="-13002912">
                <text:p>-130029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42.57775">
                <text:p>-42.57775</text:p>
              </table:table-cell>
              <table:table-cell office:value-type="float" office:value="NaN">
                <text:p>NaN</text:p>
              </table:table-cell>
              <table:table-cell office:value-type="float" office:value="-43.576668">
                <text:p>-43.576668</text:p>
              </table:table-cell>
              <table:table-cell office:value-type="float" office:value="15977512">
                <text:p>159775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-108.56941">
                <text:p>-108.56941</text:p>
              </table:table-cell>
              <table:table-cell office:value-type="float" office:value="-19632596">
                <text:p>-196325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2.577564">
                <text:p>-42.577564</text:p>
              </table:table-cell>
              <table:table-cell office:value-type="float" office:value="NaN">
                <text:p>NaN</text:p>
              </table:table-cell>
              <table:table-cell office:value-type="float" office:value="-86.523224">
                <text:p>-86.523224</text:p>
              </table:table-cell>
              <table:table-cell office:value-type="float" office:value="24123836">
                <text:p>241238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63.742645">
                <text:p>-63.742645</text:p>
              </table:table-cell>
              <table:table-cell office:value-type="float" office:value="NaN">
                <text:p>NaN</text:p>
              </table:table-cell>
              <table:table-cell office:value-type="float" office:value="4.887703">
                <text:p>4.887703</text:p>
              </table:table-cell>
              <table:table-cell office:value-type="float" office:value="-29642516">
                <text:p>-296425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6.85825">
                <text:p>96.85825</text:p>
              </table:table-cell>
              <table:table-cell office:value-type="float" office:value="NaN">
                <text:p>NaN</text:p>
              </table:table-cell>
              <table:table-cell office:value-type="float" office:value="92.38022">
                <text:p>92.38022</text:p>
              </table:table-cell>
              <table:table-cell office:value-type="float" office:value="36423670">
                <text:p>3642367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8.73798">
                <text:p>-18.73798</text:p>
              </table:table-cell>
              <table:table-cell office:value-type="float" office:value="NaN">
                <text:p>NaN</text:p>
              </table:table-cell>
              <table:table-cell office:value-type="float" office:value="105.812515">
                <text:p>105.812515</text:p>
              </table:table-cell>
              <table:table-cell office:value-type="float" office:value="-44756110">
                <text:p>-4475611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80.90174">
                <text:p>-80.90174</text:p>
              </table:table-cell>
              <table:table-cell office:value-type="float" office:value="NaN">
                <text:p>NaN</text:p>
              </table:table-cell>
              <table:table-cell office:value-type="float" office:value="34.416054">
                <text:p>34.416054</text:p>
              </table:table-cell>
              <table:table-cell office:value-type="float" office:value="54994710">
                <text:p>5499471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7.63067">
                <text:p>87.63067</text:p>
              </table:table-cell>
              <table:table-cell office:value-type="float" office:value="NaN">
                <text:p>NaN</text:p>
              </table:table-cell>
              <table:table-cell office:value-type="float" office:value="-64.571396">
                <text:p>-64.571396</text:p>
              </table:table-cell>
              <table:table-cell office:value-type="float" office:value="-67575540">
                <text:p>-6757554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278962">
                <text:p>6.278962</text:p>
              </table:table-cell>
              <table:table-cell office:value-type="float" office:value="NaN">
                <text:p>NaN</text:p>
              </table:table-cell>
              <table:table-cell office:value-type="float" office:value="-111.79266">
                <text:p>-111.79266</text:p>
              </table:table-cell>
              <table:table-cell office:value-type="float" office:value="83034420">
                <text:p>8303442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92.977585">
                <text:p>-92.977585</text:p>
              </table:table-cell>
              <table:table-cell office:value-type="float" office:value="NaN">
                <text:p>NaN</text:p>
              </table:table-cell>
              <table:table-cell office:value-type="float" office:value="-69.39095">
                <text:p>-69.39095</text:p>
              </table:table-cell>
              <table:table-cell office:value-type="float" office:value="-102029730">
                <text:p>-10202973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2.896515">
                <text:p>72.896515</text:p>
              </table:table-cell>
              <table:table-cell office:value-type="float" office:value="NaN">
                <text:p>NaN</text:p>
              </table:table-cell>
              <table:table-cell office:value-type="float" office:value="28.64074">
                <text:p>28.64074</text:p>
              </table:table-cell>
              <table:table-cell office:value-type="float" office:value="125370460">
                <text:p>12537046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.902105">
                <text:p>30.902105</text:p>
              </table:table-cell>
              <table:table-cell office:value-type="float" office:value="NaN">
                <text:p>NaN</text:p>
              </table:table-cell>
              <table:table-cell office:value-type="float" office:value="103.711464">
                <text:p>103.711464</text:p>
              </table:table-cell>
              <table:table-cell office:value-type="float" office:value="-154050720">
                <text:p>-15405072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Win32 OpenOffice.org_project/4110m2$Build-9807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300" chart:maximum="3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917cm" svg:height="11.406cm" xlink:href="." xlink:type="simple" chart:class="chart:line" chart:style-name="ch1">
        <chart:legend chart:legend-position="end" svg:x="26.901cm" svg:y="4.605cm" style:legend-expansion="high" chart:style-name="ch2"/>
        <chart:plot-area chart:style-name="ch3" chart:data-source-has-labels="both" svg:x="1.068cm" svg:y="1.047cm" svg:width="24.597cm" svg:height="9.711cm">
          <chartooo:coordinate-region svg:x="1.98cm" svg:y="1.259cm" svg:width="23.498cm" svg:height="9.287cm"/>
          <chart:axis chart:dimension="x" chart:name="primary-x" chart:style-name="ch4" chartooo:axis-type="text">
            <chart:categories table:cell-range-address="local-table.$A$2:.$A$6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2" chart:label-cell-address="local-table.$B$1" chart:class="chart:line">
            <chart:data-point chart:repeated="61"/>
          </chart:series>
          <chart:series chart:style-name="ch8" chart:values-cell-range-address="local-table.$C$2:.$C$62" chart:label-cell-address="local-table.$C$1" chart:class="chart:line">
            <chart:data-point chart:repeated="61"/>
          </chart:series>
          <chart:series chart:style-name="ch9" chart:values-cell-range-address="local-table.$D$2:.$D$62" chart:label-cell-address="local-table.$D$1" chart:class="chart:line">
            <chart:data-point chart:repeated="61"/>
          </chart:series>
          <chart:series chart:style-name="ch10" chart:values-cell-range-address="local-table.$E$2:.$E$62" chart:label-cell-address="local-table.$E$1" chart:class="chart:line">
            <chart:data-point chart:repeated="6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licitFormular</text:p>
              </table:table-cell>
              <table:table-cell office:value-type="string">
                <text:p>ExplicitEuler</text:p>
              </table:table-cell>
              <table:table-cell office:value-type="string">
                <text:p>ImplicitEuler</text:p>
              </table:table-cell>
              <table:table-cell office:value-type="string">
                <text:p>SemiImplicitEule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-304.259">
                <text:p>-304.25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2.577915">
                <text:p>-42.577915</text:p>
              </table:table-cell>
              <table:table-cell office:value-type="float" office:value="-304.259">
                <text:p>-304.259</text:p>
              </table:table-cell>
              <table:table-cell office:value-type="float" office:value="19.83107">
                <text:p>19.83107</text:p>
              </table:table-cell>
              <table:table-cell office:value-type="float" office:value="521.4763">
                <text:p>521.47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3.742416">
                <text:p>-63.742416</text:p>
              </table:table-cell>
              <table:table-cell office:value-type="float" office:value="-1112.777">
                <text:p>-1112.777</text:p>
              </table:table-cell>
              <table:table-cell office:value-type="float" office:value="-76.23622">
                <text:p>-76.23622</text:p>
              </table:table-cell>
              <table:table-cell office:value-type="float" office:value="-760.9033">
                <text:p>-760.90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6.858315">
                <text:p>96.858315</text:p>
              </table:table-cell>
              <table:table-cell office:value-type="float" office:value="-691.3006">
                <text:p>-691.3006</text:p>
              </table:table-cell>
              <table:table-cell office:value-type="float" office:value="-111.18576">
                <text:p>-111.18576</text:p>
              </table:table-cell>
              <table:table-cell office:value-type="float" office:value="1032.7372">
                <text:p>1032.73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8.73808">
                <text:p>-18.73808</text:p>
              </table:table-cell>
              <table:table-cell office:value-type="float" office:value="4228.677">
                <text:p>4228.677</text:p>
              </table:table-cell>
              <table:table-cell office:value-type="float" office:value="-56.998867">
                <text:p>-56.998867</text:p>
              </table:table-cell>
              <table:table-cell office:value-type="float" office:value="-1348.555">
                <text:p>-1348.5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80.90168">
                <text:p>-80.90168</text:p>
              </table:table-cell>
              <table:table-cell office:value-type="float" office:value="11943.299">
                <text:p>11943.299</text:p>
              </table:table-cell>
              <table:table-cell office:value-type="float" office:value="42.88341">
                <text:p>42.88341</text:p>
              </table:table-cell>
              <table:table-cell office:value-type="float" office:value="1721.8077">
                <text:p>1721.80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7.63068">
                <text:p>87.63068</text:p>
              </table:table-cell>
              <table:table-cell office:value-type="float" office:value="2563.1152">
                <text:p>2563.1152</text:p>
              </table:table-cell>
              <table:table-cell office:value-type="float" office:value="108.38652">
                <text:p>108.38652</text:p>
              </table:table-cell>
              <table:table-cell office:value-type="float" office:value="-2168.392">
                <text:p>-2168.3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2790513">
                <text:p>6.2790513</text:p>
              </table:table-cell>
              <table:table-cell office:value-type="float" office:value="-55098.93">
                <text:p>-55098.93</text:p>
              </table:table-cell>
              <table:table-cell office:value-type="float" office:value="86.99732">
                <text:p>86.99732</text:p>
              </table:table-cell>
              <table:table-cell office:value-type="float" office:value="2707.3281">
                <text:p>2707.32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.97769">
                <text:p>-92.97769</text:p>
              </table:table-cell>
              <table:table-cell office:value-type="float" office:value="-123122.6">
                <text:p>-123122.6</text:p>
              </table:table-cell>
              <table:table-cell office:value-type="float" office:value="-4.1367035">
                <text:p>-4.1367035</text:p>
              </table:table-cell>
              <table:table-cell office:value-type="float" office:value="-3361.5693">
                <text:p>-3361.56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.89684">
                <text:p>72.89684</text:p>
              </table:table-cell>
              <table:table-cell office:value-type="float" office:value="31596.117">
                <text:p>31596.117</text:p>
              </table:table-cell>
              <table:table-cell office:value-type="float" office:value="-91.95439">
                <text:p>-91.95439</text:p>
              </table:table-cell>
              <table:table-cell office:value-type="float" office:value="4158.9805">
                <text:p>4158.98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.901646">
                <text:p>30.901646</text:p>
              </table:table-cell>
              <table:table-cell office:value-type="float" office:value="684049">
                <text:p>684049</text:p>
              </table:table-cell>
              <table:table-cell office:value-type="float" office:value="-106.05324">
                <text:p>-106.05324</text:p>
              </table:table-cell>
              <table:table-cell office:value-type="float" office:value="-5133.5225">
                <text:p>-5133.52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99.21148">
                <text:p>-99.21148</text:p>
              </table:table-cell>
              <table:table-cell office:value-type="float" office:value="1208771.8">
                <text:p>1208771.8</text:p>
              </table:table-cell>
              <table:table-cell office:value-type="float" office:value="-35.13034">
                <text:p>-35.13034</text:p>
              </table:table-cell>
              <table:table-cell office:value-type="float" office:value="6326.702">
                <text:p>6326.7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3.582703">
                <text:p>53.582703</text:p>
              </table:table-cell>
              <table:table-cell office:value-type="float" office:value="-1031835.25">
                <text:p>-1031835.25</text:p>
              </table:table-cell>
              <table:table-cell office:value-type="float" office:value="63.956184">
                <text:p>63.956184</text:p>
              </table:table-cell>
              <table:table-cell office:value-type="float" office:value="-7789.338">
                <text:p>-7789.3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3.582745">
                <text:p>53.582745</text:p>
              </table:table-cell>
              <table:table-cell office:value-type="float" office:value="-8159011">
                <text:p>-8159011</text:p>
              </table:table-cell>
              <table:table-cell office:value-type="float" office:value="111.76973">
                <text:p>111.76973</text:p>
              </table:table-cell>
              <table:table-cell office:value-type="float" office:value="9583.721">
                <text:p>9583.7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99.21147">
                <text:p>-99.21147</text:p>
              </table:table-cell>
              <table:table-cell office:value-type="float" office:value="-11114900">
                <text:p>-11114900</text:p>
              </table:table-cell>
              <table:table-cell office:value-type="float" office:value="69.97868">
                <text:p>69.97868</text:p>
              </table:table-cell>
              <table:table-cell office:value-type="float" office:value="-11786.275">
                <text:p>-11786.2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.9016">
                <text:p>30.9016</text:p>
              </table:table-cell>
              <table:table-cell office:value-type="float" office:value="18912750">
                <text:p>18912750</text:p>
              </table:table-cell>
              <table:table-cell office:value-type="float" office:value="-27.913528">
                <text:p>-27.913528</text:p>
              </table:table-cell>
              <table:table-cell office:value-type="float" office:value="14490.809">
                <text:p>14490.8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2.89701">
                <text:p>72.89701</text:p>
              </table:table-cell>
              <table:table-cell office:value-type="float" office:value="93873390">
                <text:p>93873390</text:p>
              </table:table-cell>
              <table:table-cell office:value-type="float" office:value="-103.42777">
                <text:p>-103.42777</text:p>
              </table:table-cell>
              <table:table-cell office:value-type="float" office:value="-17812.502">
                <text:p>-17812.5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92.9776">
                <text:p>-92.9776</text:p>
              </table:table-cell>
              <table:table-cell office:value-type="float" office:value="92377540">
                <text:p>92377540</text:p>
              </table:table-cell>
              <table:table-cell office:value-type="float" office:value="-96.025085">
                <text:p>-96.025085</text:p>
              </table:table-cell>
              <table:table-cell office:value-type="float" office:value="21892.83">
                <text:p>21892.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279">
                <text:p>6.279</text:p>
              </table:table-cell>
              <table:table-cell office:value-type="float" office:value="-288609950">
                <text:p>-288609950</text:p>
              </table:table-cell>
              <table:table-cell office:value-type="float" office:value="-11.640114">
                <text:p>-11.640114</text:p>
              </table:table-cell>
              <table:table-cell office:value-type="float" office:value="-26905.572">
                <text:p>-26905.5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7.63065">
                <text:p>87.63065</text:p>
              </table:table-cell>
              <table:table-cell office:value-type="float" office:value="NaN">
                <text:p>NaN</text:p>
              </table:table-cell>
              <table:table-cell office:value-type="float" office:value="82.07662">
                <text:p>82.07662</text:p>
              </table:table-cell>
              <table:table-cell office:value-type="float" office:value="33064.227">
                <text:p>33064.2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.901764">
                <text:p>-80.901764</text:p>
              </table:table-cell>
              <table:table-cell office:value-type="float" office:value="-630742200">
                <text:p>-630742200</text:p>
              </table:table-cell>
              <table:table-cell office:value-type="float" office:value="109.993416">
                <text:p>109.993416</text:p>
              </table:table-cell>
              <table:table-cell office:value-type="float" office:value="-40631.086">
                <text:p>-40631.0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8.738316">
                <text:p>-18.738316</text:p>
              </table:table-cell>
              <table:table-cell office:value-type="float" office:value="NaN">
                <text:p>NaN</text:p>
              </table:table-cell>
              <table:table-cell office:value-type="float" office:value="49.729668">
                <text:p>49.729668</text:p>
              </table:table-cell>
              <table:table-cell office:value-type="float" office:value="49928.42">
                <text:p>49928.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6.85834">
                <text:p>96.85834</text:p>
              </table:table-cell>
              <table:table-cell office:value-type="float" office:value="NaN">
                <text:p>NaN</text:p>
              </table:table-cell>
              <table:table-cell office:value-type="float" office:value="-50.401817">
                <text:p>-50.401817</text:p>
              </table:table-cell>
              <table:table-cell office:value-type="float" office:value="-61352.203">
                <text:p>-61352.2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63.742382">
                <text:p>-63.742382</text:p>
              </table:table-cell>
              <table:table-cell office:value-type="float" office:value="NaN">
                <text:p>NaN</text:p>
              </table:table-cell>
              <table:table-cell office:value-type="float" office:value="-110.12671">
                <text:p>-110.12671</text:p>
              </table:table-cell>
              <table:table-cell office:value-type="float" office:value="75388.97">
                <text:p>75388.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42.577877">
                <text:p>-42.577877</text:p>
              </table:table-cell>
              <table:table-cell office:value-type="float" office:value="NaN">
                <text:p>NaN</text:p>
              </table:table-cell>
              <table:table-cell office:value-type="float" office:value="-81.56421">
                <text:p>-81.56421</text:p>
              </table:table-cell>
              <table:table-cell office:value-type="float" office:value="-92636.56">
                <text:p>-92636.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12.387444">
                <text:p>12.387444</text:p>
              </table:table-cell>
              <table:table-cell office:value-type="float" office:value="113829.55">
                <text:p>113829.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42.577785">
                <text:p>-42.577785</text:p>
              </table:table-cell>
              <table:table-cell office:value-type="float" office:value="NaN">
                <text:p>NaN</text:p>
              </table:table-cell>
              <table:table-cell office:value-type="float" office:value="96.40822">
                <text:p>96.40822</text:p>
              </table:table-cell>
              <table:table-cell office:value-type="float" office:value="-139870.55">
                <text:p>-139870.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63.74246">
                <text:p>-63.74246</text:p>
              </table:table-cell>
              <table:table-cell office:value-type="float" office:value="NaN">
                <text:p>NaN</text:p>
              </table:table-cell>
              <table:table-cell office:value-type="float" office:value="103.139565">
                <text:p>103.139565</text:p>
              </table:table-cell>
              <table:table-cell office:value-type="float" office:value="171868.61">
                <text:p>171868.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6.858315">
                <text:p>96.858315</text:p>
              </table:table-cell>
              <table:table-cell office:value-type="float" office:value="NaN">
                <text:p>NaN</text:p>
              </table:table-cell>
              <table:table-cell office:value-type="float" office:value="27.185036">
                <text:p>27.185036</text:p>
              </table:table-cell>
              <table:table-cell office:value-type="float" office:value="-211186.58">
                <text:p>-211186.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8.738216">
                <text:p>-18.738216</text:p>
              </table:table-cell>
              <table:table-cell office:value-type="float" office:value="NaN">
                <text:p>NaN</text:p>
              </table:table-cell>
              <table:table-cell office:value-type="float" office:value="-70.56345">
                <text:p>-70.56345</text:p>
              </table:table-cell>
              <table:table-cell office:value-type="float" office:value="259498.98">
                <text:p>259498.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80.901825">
                <text:p>-80.901825</text:p>
              </table:table-cell>
              <table:table-cell office:value-type="float" office:value="NaN">
                <text:p>NaN</text:p>
              </table:table-cell>
              <table:table-cell office:value-type="float" office:value="-111.74199">
                <text:p>-111.74199</text:p>
              </table:table-cell>
              <table:table-cell office:value-type="float" office:value="-318863.5">
                <text:p>-318863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7.63061">
                <text:p>87.63061</text:p>
              </table:table-cell>
              <table:table-cell office:value-type="float" office:value="NaN">
                <text:p>NaN</text:p>
              </table:table-cell>
              <table:table-cell office:value-type="float" office:value="-63.338173">
                <text:p>-63.338173</text:p>
              </table:table-cell>
              <table:table-cell office:value-type="float" office:value="391808.38">
                <text:p>391808.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279483">
                <text:p>6.279483</text:p>
              </table:table-cell>
              <table:table-cell office:value-type="float" office:value="NaN">
                <text:p>NaN</text:p>
              </table:table-cell>
              <table:table-cell office:value-type="float" office:value="35.843185">
                <text:p>35.843185</text:p>
              </table:table-cell>
              <table:table-cell office:value-type="float" office:value="-481440.38">
                <text:p>-481440.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92.97778">
                <text:p>-92.97778</text:p>
              </table:table-cell>
              <table:table-cell office:value-type="float" office:value="NaN">
                <text:p>NaN</text:p>
              </table:table-cell>
              <table:table-cell office:value-type="float" office:value="106.28946">
                <text:p>106.28946</text:p>
              </table:table-cell>
              <table:table-cell office:value-type="float" office:value="591576.9">
                <text:p>591576.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2.896675">
                <text:p>72.896675</text:p>
              </table:table-cell>
              <table:table-cell office:value-type="float" office:value="NaN">
                <text:p>NaN</text:p>
              </table:table-cell>
              <table:table-cell office:value-type="float" office:value="91.52462">
                <text:p>91.52462</text:p>
              </table:table-cell>
              <table:table-cell office:value-type="float" office:value="-726908.6">
                <text:p>-726908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.901876">
                <text:p>30.901876</text:p>
              </table:table-cell>
              <table:table-cell office:value-type="float" office:value="NaN">
                <text:p>NaN</text:p>
              </table:table-cell>
              <table:table-cell office:value-type="float" office:value="3.3854828">
                <text:p>3.3854828</text:p>
              </table:table-cell>
              <table:table-cell office:value-type="float" office:value="893199.5">
                <text:p>893199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99.21149">
                <text:p>-99.21149</text:p>
              </table:table-cell>
              <table:table-cell office:value-type="float" office:value="NaN">
                <text:p>NaN</text:p>
              </table:table-cell>
              <table:table-cell office:value-type="float" office:value="-87.467766">
                <text:p>-87.467766</text:p>
              </table:table-cell>
              <table:table-cell office:value-type="float" office:value="-1097531.8">
                <text:p>-1097531.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3.58266">
                <text:p>53.58266</text:p>
              </table:table-cell>
              <table:table-cell office:value-type="float" office:value="NaN">
                <text:p>NaN</text:p>
              </table:table-cell>
              <table:table-cell office:value-type="float" office:value="-108.19905">
                <text:p>-108.19905</text:p>
              </table:table-cell>
              <table:table-cell office:value-type="float" office:value="1348608">
                <text:p>13486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3.582626">
                <text:p>53.582626</text:p>
              </table:table-cell>
              <table:table-cell office:value-type="float" office:value="NaN">
                <text:p>NaN</text:p>
              </table:table-cell>
              <table:table-cell office:value-type="float" office:value="-42.188316">
                <text:p>-42.188316</text:p>
              </table:table-cell>
              <table:table-cell office:value-type="float" office:value="-1657121.2">
                <text:p>-1657121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99.21149">
                <text:p>-99.21149</text:p>
              </table:table-cell>
              <table:table-cell office:value-type="float" office:value="NaN">
                <text:p>NaN</text:p>
              </table:table-cell>
              <table:table-cell office:value-type="float" office:value="57.64434">
                <text:p>57.64434</text:p>
              </table:table-cell>
              <table:table-cell office:value-type="float" office:value="2036211.2">
                <text:p>2036211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.901913">
                <text:p>30.901913</text:p>
              </table:table-cell>
              <table:table-cell office:value-type="float" office:value="NaN">
                <text:p>NaN</text:p>
              </table:table-cell>
              <table:table-cell office:value-type="float" office:value="111.26416">
                <text:p>111.26416</text:p>
              </table:table-cell>
              <table:table-cell office:value-type="float" office:value="-2502023.8">
                <text:p>-2502023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2.89718">
                <text:p>72.89718</text:p>
              </table:table-cell>
              <table:table-cell office:value-type="float" office:value="NaN">
                <text:p>NaN</text:p>
              </table:table-cell>
              <table:table-cell office:value-type="float" office:value="75.6847">
                <text:p>75.6847</text:p>
              </table:table-cell>
              <table:table-cell office:value-type="float" office:value="3074397.8">
                <text:p>3074397.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92.97751">
                <text:p>-92.97751</text:p>
              </table:table-cell>
              <table:table-cell office:value-type="float" office:value="NaN">
                <text:p>NaN</text:p>
              </table:table-cell>
              <table:table-cell office:value-type="float" office:value="-20.570374">
                <text:p>-20.570374</text:p>
              </table:table-cell>
              <table:table-cell office:value-type="float" office:value="-3777710.2">
                <text:p>-3777710.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.278759">
                <text:p>6.278759</text:p>
              </table:table-cell>
              <table:table-cell office:value-type="float" office:value="NaN">
                <text:p>NaN</text:p>
              </table:table-cell>
              <table:table-cell office:value-type="float" office:value="-100.334404">
                <text:p>-100.334404</text:p>
              </table:table-cell>
              <table:table-cell office:value-type="float" office:value="4641917">
                <text:p>46419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7.630775">
                <text:p>87.630775</text:p>
              </table:table-cell>
              <table:table-cell office:value-type="float" office:value="NaN">
                <text:p>NaN</text:p>
              </table:table-cell>
              <table:table-cell office:value-type="float" office:value="-99.66142">
                <text:p>-99.66142</text:p>
              </table:table-cell>
              <table:table-cell office:value-type="float" office:value="-5703824">
                <text:p>-57038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80.90163">
                <text:p>-80.90163</text:p>
              </table:table-cell>
              <table:table-cell office:value-type="float" office:value="NaN">
                <text:p>NaN</text:p>
              </table:table-cell>
              <table:table-cell office:value-type="float" office:value="-19.090958">
                <text:p>-19.090958</text:p>
              </table:table-cell>
              <table:table-cell office:value-type="float" office:value="7008657">
                <text:p>70086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8.738178">
                <text:p>-18.738178</text:p>
              </table:table-cell>
              <table:table-cell office:value-type="float" office:value="NaN">
                <text:p>NaN</text:p>
              </table:table-cell>
              <table:table-cell office:value-type="float" office:value="76.78452">
                <text:p>76.78452</text:p>
              </table:table-cell>
              <table:table-cell office:value-type="float" office:value="-8611990">
                <text:p>-861199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6.85831">
                <text:p>96.85831</text:p>
              </table:table-cell>
              <table:table-cell office:value-type="float" office:value="NaN">
                <text:p>NaN</text:p>
              </table:table-cell>
              <table:table-cell office:value-type="float" office:value="111.102684">
                <text:p>111.102684</text:p>
              </table:table-cell>
              <table:table-cell office:value-type="float" office:value="10582106">
                <text:p>105821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63.74249">
                <text:p>-63.74249</text:p>
              </table:table-cell>
              <table:table-cell office:value-type="float" office:value="NaN">
                <text:p>NaN</text:p>
              </table:table-cell>
              <table:table-cell office:value-type="float" office:value="56.351013">
                <text:p>56.351013</text:p>
              </table:table-cell>
              <table:table-cell office:value-type="float" office:value="-13002912">
                <text:p>-130029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42.57775">
                <text:p>-42.57775</text:p>
              </table:table-cell>
              <table:table-cell office:value-type="float" office:value="NaN">
                <text:p>NaN</text:p>
              </table:table-cell>
              <table:table-cell office:value-type="float" office:value="-43.576668">
                <text:p>-43.576668</text:p>
              </table:table-cell>
              <table:table-cell office:value-type="float" office:value="15977512">
                <text:p>159775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-108.56941">
                <text:p>-108.56941</text:p>
              </table:table-cell>
              <table:table-cell office:value-type="float" office:value="-19632596">
                <text:p>-196325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2.577564">
                <text:p>-42.577564</text:p>
              </table:table-cell>
              <table:table-cell office:value-type="float" office:value="NaN">
                <text:p>NaN</text:p>
              </table:table-cell>
              <table:table-cell office:value-type="float" office:value="-86.523224">
                <text:p>-86.523224</text:p>
              </table:table-cell>
              <table:table-cell office:value-type="float" office:value="24123836">
                <text:p>241238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63.742645">
                <text:p>-63.742645</text:p>
              </table:table-cell>
              <table:table-cell office:value-type="float" office:value="NaN">
                <text:p>NaN</text:p>
              </table:table-cell>
              <table:table-cell office:value-type="float" office:value="4.887703">
                <text:p>4.887703</text:p>
              </table:table-cell>
              <table:table-cell office:value-type="float" office:value="-29642516">
                <text:p>-296425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6.85825">
                <text:p>96.85825</text:p>
              </table:table-cell>
              <table:table-cell office:value-type="float" office:value="NaN">
                <text:p>NaN</text:p>
              </table:table-cell>
              <table:table-cell office:value-type="float" office:value="92.38022">
                <text:p>92.38022</text:p>
              </table:table-cell>
              <table:table-cell office:value-type="float" office:value="36423670">
                <text:p>3642367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8.73798">
                <text:p>-18.73798</text:p>
              </table:table-cell>
              <table:table-cell office:value-type="float" office:value="NaN">
                <text:p>NaN</text:p>
              </table:table-cell>
              <table:table-cell office:value-type="float" office:value="105.812515">
                <text:p>105.812515</text:p>
              </table:table-cell>
              <table:table-cell office:value-type="float" office:value="-44756110">
                <text:p>-4475611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80.90174">
                <text:p>-80.90174</text:p>
              </table:table-cell>
              <table:table-cell office:value-type="float" office:value="NaN">
                <text:p>NaN</text:p>
              </table:table-cell>
              <table:table-cell office:value-type="float" office:value="34.416054">
                <text:p>34.416054</text:p>
              </table:table-cell>
              <table:table-cell office:value-type="float" office:value="54994710">
                <text:p>5499471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7.63067">
                <text:p>87.63067</text:p>
              </table:table-cell>
              <table:table-cell office:value-type="float" office:value="NaN">
                <text:p>NaN</text:p>
              </table:table-cell>
              <table:table-cell office:value-type="float" office:value="-64.571396">
                <text:p>-64.571396</text:p>
              </table:table-cell>
              <table:table-cell office:value-type="float" office:value="-67575540">
                <text:p>-6757554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278962">
                <text:p>6.278962</text:p>
              </table:table-cell>
              <table:table-cell office:value-type="float" office:value="NaN">
                <text:p>NaN</text:p>
              </table:table-cell>
              <table:table-cell office:value-type="float" office:value="-111.79266">
                <text:p>-111.79266</text:p>
              </table:table-cell>
              <table:table-cell office:value-type="float" office:value="83034420">
                <text:p>8303442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92.977585">
                <text:p>-92.977585</text:p>
              </table:table-cell>
              <table:table-cell office:value-type="float" office:value="NaN">
                <text:p>NaN</text:p>
              </table:table-cell>
              <table:table-cell office:value-type="float" office:value="-69.39095">
                <text:p>-69.39095</text:p>
              </table:table-cell>
              <table:table-cell office:value-type="float" office:value="-102029730">
                <text:p>-10202973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2.896515">
                <text:p>72.896515</text:p>
              </table:table-cell>
              <table:table-cell office:value-type="float" office:value="NaN">
                <text:p>NaN</text:p>
              </table:table-cell>
              <table:table-cell office:value-type="float" office:value="28.64074">
                <text:p>28.64074</text:p>
              </table:table-cell>
              <table:table-cell office:value-type="float" office:value="125370460">
                <text:p>12537046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.902105">
                <text:p>30.902105</text:p>
              </table:table-cell>
              <table:table-cell office:value-type="float" office:value="NaN">
                <text:p>NaN</text:p>
              </table:table-cell>
              <table:table-cell office:value-type="float" office:value="103.711464">
                <text:p>103.711464</text:p>
              </table:table-cell>
              <table:table-cell office:value-type="float" office:value="-154050720">
                <text:p>-15405072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Win32 OpenOffice.org_project/4110m2$Build-9807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-200" chart:maximum="2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9.273cm" svg:height="5.367cm" xlink:href="." xlink:type="simple" chart:class="chart:line" chart:style-name="ch1">
        <chart:title svg:x="13.071cm" svg:y="0.243cm" chart:style-name="ch2">
          <text:p>Frequency=6.4</text:p>
        </chart:title>
        <chart:legend chart:legend-position="end" svg:x="25.257cm" svg:y="1.585cm" style:legend-expansion="high" chart:style-name="ch3"/>
        <chart:plot-area chart:style-name="ch4" chart:data-source-has-labels="both" svg:x="1.035cm" svg:y="1.343cm" svg:width="23.052cm" svg:height="3.497cm">
          <chartooo:coordinate-region svg:x="1.947cm" svg:y="1.555cm" svg:width="21.953cm" svg:height="3.073cm"/>
          <chart:axis chart:dimension="x" chart:name="primary-x" chart:style-name="ch5" chartooo:axis-type="text">
            <chart:categories table:cell-range-address="local-table.$A$2:.$A$6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62" chart:label-cell-address="local-table.$B$1" chart:class="chart:line">
            <chart:data-point chart:repeated="61"/>
          </chart:series>
          <chart:series chart:style-name="ch9" chart:values-cell-range-address="local-table.$C$2:.$C$62" chart:label-cell-address="local-table.$C$1" chart:class="chart:line">
            <chart:data-point chart:repeated="61"/>
          </chart:series>
          <chart:series chart:style-name="ch10" chart:values-cell-range-address="local-table.$D$2:.$D$62" chart:label-cell-address="local-table.$D$1" chart:class="chart:line">
            <chart:data-point chart:repeated="61"/>
          </chart:series>
          <chart:series chart:style-name="ch11" chart:values-cell-range-address="local-table.$E$2:.$E$62" chart:label-cell-address="local-table.$E$1" chart:class="chart:line">
            <chart:data-point chart:repeated="6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licitFormular</text:p>
              </table:table-cell>
              <table:table-cell office:value-type="string">
                <text:p>ExplicitEuler</text:p>
              </table:table-cell>
              <table:table-cell office:value-type="string">
                <text:p>ImplicitEuler</text:p>
              </table:table-cell>
              <table:table-cell office:value-type="string">
                <text:p>SemiImplicitEule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-304.259">
                <text:p>-304.25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2.577915">
                <text:p>-42.577915</text:p>
              </table:table-cell>
              <table:table-cell office:value-type="float" office:value="-304.259">
                <text:p>-304.259</text:p>
              </table:table-cell>
              <table:table-cell office:value-type="float" office:value="19.83107">
                <text:p>19.83107</text:p>
              </table:table-cell>
              <table:table-cell office:value-type="float" office:value="521.4763">
                <text:p>521.47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3.742416">
                <text:p>-63.742416</text:p>
              </table:table-cell>
              <table:table-cell office:value-type="float" office:value="-1112.777">
                <text:p>-1112.777</text:p>
              </table:table-cell>
              <table:table-cell office:value-type="float" office:value="-76.23622">
                <text:p>-76.23622</text:p>
              </table:table-cell>
              <table:table-cell office:value-type="float" office:value="-760.9033">
                <text:p>-760.90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6.858315">
                <text:p>96.858315</text:p>
              </table:table-cell>
              <table:table-cell office:value-type="float" office:value="-691.3006">
                <text:p>-691.3006</text:p>
              </table:table-cell>
              <table:table-cell office:value-type="float" office:value="-111.18576">
                <text:p>-111.18576</text:p>
              </table:table-cell>
              <table:table-cell office:value-type="float" office:value="1032.7372">
                <text:p>1032.73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8.73808">
                <text:p>-18.73808</text:p>
              </table:table-cell>
              <table:table-cell office:value-type="float" office:value="4228.677">
                <text:p>4228.677</text:p>
              </table:table-cell>
              <table:table-cell office:value-type="float" office:value="-56.998867">
                <text:p>-56.998867</text:p>
              </table:table-cell>
              <table:table-cell office:value-type="float" office:value="-1348.555">
                <text:p>-1348.5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80.90168">
                <text:p>-80.90168</text:p>
              </table:table-cell>
              <table:table-cell office:value-type="float" office:value="11943.299">
                <text:p>11943.299</text:p>
              </table:table-cell>
              <table:table-cell office:value-type="float" office:value="42.88341">
                <text:p>42.88341</text:p>
              </table:table-cell>
              <table:table-cell office:value-type="float" office:value="1721.8077">
                <text:p>1721.80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7.63068">
                <text:p>87.63068</text:p>
              </table:table-cell>
              <table:table-cell office:value-type="float" office:value="2563.1152">
                <text:p>2563.1152</text:p>
              </table:table-cell>
              <table:table-cell office:value-type="float" office:value="108.38652">
                <text:p>108.38652</text:p>
              </table:table-cell>
              <table:table-cell office:value-type="float" office:value="-2168.392">
                <text:p>-2168.3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2790513">
                <text:p>6.2790513</text:p>
              </table:table-cell>
              <table:table-cell office:value-type="float" office:value="-55098.93">
                <text:p>-55098.93</text:p>
              </table:table-cell>
              <table:table-cell office:value-type="float" office:value="86.99732">
                <text:p>86.99732</text:p>
              </table:table-cell>
              <table:table-cell office:value-type="float" office:value="2707.3281">
                <text:p>2707.32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.97769">
                <text:p>-92.97769</text:p>
              </table:table-cell>
              <table:table-cell office:value-type="float" office:value="-123122.6">
                <text:p>-123122.6</text:p>
              </table:table-cell>
              <table:table-cell office:value-type="float" office:value="-4.1367035">
                <text:p>-4.1367035</text:p>
              </table:table-cell>
              <table:table-cell office:value-type="float" office:value="-3361.5693">
                <text:p>-3361.56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.89684">
                <text:p>72.89684</text:p>
              </table:table-cell>
              <table:table-cell office:value-type="float" office:value="31596.117">
                <text:p>31596.117</text:p>
              </table:table-cell>
              <table:table-cell office:value-type="float" office:value="-91.95439">
                <text:p>-91.95439</text:p>
              </table:table-cell>
              <table:table-cell office:value-type="float" office:value="4158.9805">
                <text:p>4158.98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.901646">
                <text:p>30.901646</text:p>
              </table:table-cell>
              <table:table-cell office:value-type="float" office:value="684049">
                <text:p>684049</text:p>
              </table:table-cell>
              <table:table-cell office:value-type="float" office:value="-106.05324">
                <text:p>-106.05324</text:p>
              </table:table-cell>
              <table:table-cell office:value-type="float" office:value="-5133.5225">
                <text:p>-5133.52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99.21148">
                <text:p>-99.21148</text:p>
              </table:table-cell>
              <table:table-cell office:value-type="float" office:value="1208771.8">
                <text:p>1208771.8</text:p>
              </table:table-cell>
              <table:table-cell office:value-type="float" office:value="-35.13034">
                <text:p>-35.13034</text:p>
              </table:table-cell>
              <table:table-cell office:value-type="float" office:value="6326.702">
                <text:p>6326.7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3.582703">
                <text:p>53.582703</text:p>
              </table:table-cell>
              <table:table-cell office:value-type="float" office:value="-1031835.25">
                <text:p>-1031835.25</text:p>
              </table:table-cell>
              <table:table-cell office:value-type="float" office:value="63.956184">
                <text:p>63.956184</text:p>
              </table:table-cell>
              <table:table-cell office:value-type="float" office:value="-7789.338">
                <text:p>-7789.3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3.582745">
                <text:p>53.582745</text:p>
              </table:table-cell>
              <table:table-cell office:value-type="float" office:value="-8159011">
                <text:p>-8159011</text:p>
              </table:table-cell>
              <table:table-cell office:value-type="float" office:value="111.76973">
                <text:p>111.76973</text:p>
              </table:table-cell>
              <table:table-cell office:value-type="float" office:value="9583.721">
                <text:p>9583.7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99.21147">
                <text:p>-99.21147</text:p>
              </table:table-cell>
              <table:table-cell office:value-type="float" office:value="-11114900">
                <text:p>-11114900</text:p>
              </table:table-cell>
              <table:table-cell office:value-type="float" office:value="69.97868">
                <text:p>69.97868</text:p>
              </table:table-cell>
              <table:table-cell office:value-type="float" office:value="-11786.275">
                <text:p>-11786.2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.9016">
                <text:p>30.9016</text:p>
              </table:table-cell>
              <table:table-cell office:value-type="float" office:value="18912750">
                <text:p>18912750</text:p>
              </table:table-cell>
              <table:table-cell office:value-type="float" office:value="-27.913528">
                <text:p>-27.913528</text:p>
              </table:table-cell>
              <table:table-cell office:value-type="float" office:value="14490.809">
                <text:p>14490.8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2.89701">
                <text:p>72.89701</text:p>
              </table:table-cell>
              <table:table-cell office:value-type="float" office:value="93873390">
                <text:p>93873390</text:p>
              </table:table-cell>
              <table:table-cell office:value-type="float" office:value="-103.42777">
                <text:p>-103.42777</text:p>
              </table:table-cell>
              <table:table-cell office:value-type="float" office:value="-17812.502">
                <text:p>-17812.5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92.9776">
                <text:p>-92.9776</text:p>
              </table:table-cell>
              <table:table-cell office:value-type="float" office:value="92377540">
                <text:p>92377540</text:p>
              </table:table-cell>
              <table:table-cell office:value-type="float" office:value="-96.025085">
                <text:p>-96.025085</text:p>
              </table:table-cell>
              <table:table-cell office:value-type="float" office:value="21892.83">
                <text:p>21892.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279">
                <text:p>6.279</text:p>
              </table:table-cell>
              <table:table-cell office:value-type="float" office:value="-288609950">
                <text:p>-288609950</text:p>
              </table:table-cell>
              <table:table-cell office:value-type="float" office:value="-11.640114">
                <text:p>-11.640114</text:p>
              </table:table-cell>
              <table:table-cell office:value-type="float" office:value="-26905.572">
                <text:p>-26905.5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7.63065">
                <text:p>87.63065</text:p>
              </table:table-cell>
              <table:table-cell office:value-type="float" office:value="NaN">
                <text:p>NaN</text:p>
              </table:table-cell>
              <table:table-cell office:value-type="float" office:value="82.07662">
                <text:p>82.07662</text:p>
              </table:table-cell>
              <table:table-cell office:value-type="float" office:value="33064.227">
                <text:p>33064.2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.901764">
                <text:p>-80.901764</text:p>
              </table:table-cell>
              <table:table-cell office:value-type="float" office:value="-630742200">
                <text:p>-630742200</text:p>
              </table:table-cell>
              <table:table-cell office:value-type="float" office:value="109.993416">
                <text:p>109.993416</text:p>
              </table:table-cell>
              <table:table-cell office:value-type="float" office:value="-40631.086">
                <text:p>-40631.0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8.738316">
                <text:p>-18.738316</text:p>
              </table:table-cell>
              <table:table-cell office:value-type="float" office:value="NaN">
                <text:p>NaN</text:p>
              </table:table-cell>
              <table:table-cell office:value-type="float" office:value="49.729668">
                <text:p>49.729668</text:p>
              </table:table-cell>
              <table:table-cell office:value-type="float" office:value="49928.42">
                <text:p>49928.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6.85834">
                <text:p>96.85834</text:p>
              </table:table-cell>
              <table:table-cell office:value-type="float" office:value="NaN">
                <text:p>NaN</text:p>
              </table:table-cell>
              <table:table-cell office:value-type="float" office:value="-50.401817">
                <text:p>-50.401817</text:p>
              </table:table-cell>
              <table:table-cell office:value-type="float" office:value="-61352.203">
                <text:p>-61352.2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63.742382">
                <text:p>-63.742382</text:p>
              </table:table-cell>
              <table:table-cell office:value-type="float" office:value="NaN">
                <text:p>NaN</text:p>
              </table:table-cell>
              <table:table-cell office:value-type="float" office:value="-110.12671">
                <text:p>-110.12671</text:p>
              </table:table-cell>
              <table:table-cell office:value-type="float" office:value="75388.97">
                <text:p>75388.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42.577877">
                <text:p>-42.577877</text:p>
              </table:table-cell>
              <table:table-cell office:value-type="float" office:value="NaN">
                <text:p>NaN</text:p>
              </table:table-cell>
              <table:table-cell office:value-type="float" office:value="-81.56421">
                <text:p>-81.56421</text:p>
              </table:table-cell>
              <table:table-cell office:value-type="float" office:value="-92636.56">
                <text:p>-92636.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12.387444">
                <text:p>12.387444</text:p>
              </table:table-cell>
              <table:table-cell office:value-type="float" office:value="113829.55">
                <text:p>113829.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42.577785">
                <text:p>-42.577785</text:p>
              </table:table-cell>
              <table:table-cell office:value-type="float" office:value="NaN">
                <text:p>NaN</text:p>
              </table:table-cell>
              <table:table-cell office:value-type="float" office:value="96.40822">
                <text:p>96.40822</text:p>
              </table:table-cell>
              <table:table-cell office:value-type="float" office:value="-139870.55">
                <text:p>-139870.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63.74246">
                <text:p>-63.74246</text:p>
              </table:table-cell>
              <table:table-cell office:value-type="float" office:value="NaN">
                <text:p>NaN</text:p>
              </table:table-cell>
              <table:table-cell office:value-type="float" office:value="103.139565">
                <text:p>103.139565</text:p>
              </table:table-cell>
              <table:table-cell office:value-type="float" office:value="171868.61">
                <text:p>171868.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6.858315">
                <text:p>96.858315</text:p>
              </table:table-cell>
              <table:table-cell office:value-type="float" office:value="NaN">
                <text:p>NaN</text:p>
              </table:table-cell>
              <table:table-cell office:value-type="float" office:value="27.185036">
                <text:p>27.185036</text:p>
              </table:table-cell>
              <table:table-cell office:value-type="float" office:value="-211186.58">
                <text:p>-211186.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8.738216">
                <text:p>-18.738216</text:p>
              </table:table-cell>
              <table:table-cell office:value-type="float" office:value="NaN">
                <text:p>NaN</text:p>
              </table:table-cell>
              <table:table-cell office:value-type="float" office:value="-70.56345">
                <text:p>-70.56345</text:p>
              </table:table-cell>
              <table:table-cell office:value-type="float" office:value="259498.98">
                <text:p>259498.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80.901825">
                <text:p>-80.901825</text:p>
              </table:table-cell>
              <table:table-cell office:value-type="float" office:value="NaN">
                <text:p>NaN</text:p>
              </table:table-cell>
              <table:table-cell office:value-type="float" office:value="-111.74199">
                <text:p>-111.74199</text:p>
              </table:table-cell>
              <table:table-cell office:value-type="float" office:value="-318863.5">
                <text:p>-318863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7.63061">
                <text:p>87.63061</text:p>
              </table:table-cell>
              <table:table-cell office:value-type="float" office:value="NaN">
                <text:p>NaN</text:p>
              </table:table-cell>
              <table:table-cell office:value-type="float" office:value="-63.338173">
                <text:p>-63.338173</text:p>
              </table:table-cell>
              <table:table-cell office:value-type="float" office:value="391808.38">
                <text:p>391808.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279483">
                <text:p>6.279483</text:p>
              </table:table-cell>
              <table:table-cell office:value-type="float" office:value="NaN">
                <text:p>NaN</text:p>
              </table:table-cell>
              <table:table-cell office:value-type="float" office:value="35.843185">
                <text:p>35.843185</text:p>
              </table:table-cell>
              <table:table-cell office:value-type="float" office:value="-481440.38">
                <text:p>-481440.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92.97778">
                <text:p>-92.97778</text:p>
              </table:table-cell>
              <table:table-cell office:value-type="float" office:value="NaN">
                <text:p>NaN</text:p>
              </table:table-cell>
              <table:table-cell office:value-type="float" office:value="106.28946">
                <text:p>106.28946</text:p>
              </table:table-cell>
              <table:table-cell office:value-type="float" office:value="591576.9">
                <text:p>591576.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2.896675">
                <text:p>72.896675</text:p>
              </table:table-cell>
              <table:table-cell office:value-type="float" office:value="NaN">
                <text:p>NaN</text:p>
              </table:table-cell>
              <table:table-cell office:value-type="float" office:value="91.52462">
                <text:p>91.52462</text:p>
              </table:table-cell>
              <table:table-cell office:value-type="float" office:value="-726908.6">
                <text:p>-726908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.901876">
                <text:p>30.901876</text:p>
              </table:table-cell>
              <table:table-cell office:value-type="float" office:value="NaN">
                <text:p>NaN</text:p>
              </table:table-cell>
              <table:table-cell office:value-type="float" office:value="3.3854828">
                <text:p>3.3854828</text:p>
              </table:table-cell>
              <table:table-cell office:value-type="float" office:value="893199.5">
                <text:p>893199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99.21149">
                <text:p>-99.21149</text:p>
              </table:table-cell>
              <table:table-cell office:value-type="float" office:value="NaN">
                <text:p>NaN</text:p>
              </table:table-cell>
              <table:table-cell office:value-type="float" office:value="-87.467766">
                <text:p>-87.467766</text:p>
              </table:table-cell>
              <table:table-cell office:value-type="float" office:value="-1097531.8">
                <text:p>-1097531.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3.58266">
                <text:p>53.58266</text:p>
              </table:table-cell>
              <table:table-cell office:value-type="float" office:value="NaN">
                <text:p>NaN</text:p>
              </table:table-cell>
              <table:table-cell office:value-type="float" office:value="-108.19905">
                <text:p>-108.19905</text:p>
              </table:table-cell>
              <table:table-cell office:value-type="float" office:value="1348608">
                <text:p>13486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3.582626">
                <text:p>53.582626</text:p>
              </table:table-cell>
              <table:table-cell office:value-type="float" office:value="NaN">
                <text:p>NaN</text:p>
              </table:table-cell>
              <table:table-cell office:value-type="float" office:value="-42.188316">
                <text:p>-42.188316</text:p>
              </table:table-cell>
              <table:table-cell office:value-type="float" office:value="-1657121.2">
                <text:p>-1657121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99.21149">
                <text:p>-99.21149</text:p>
              </table:table-cell>
              <table:table-cell office:value-type="float" office:value="NaN">
                <text:p>NaN</text:p>
              </table:table-cell>
              <table:table-cell office:value-type="float" office:value="57.64434">
                <text:p>57.64434</text:p>
              </table:table-cell>
              <table:table-cell office:value-type="float" office:value="2036211.2">
                <text:p>2036211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.901913">
                <text:p>30.901913</text:p>
              </table:table-cell>
              <table:table-cell office:value-type="float" office:value="NaN">
                <text:p>NaN</text:p>
              </table:table-cell>
              <table:table-cell office:value-type="float" office:value="111.26416">
                <text:p>111.26416</text:p>
              </table:table-cell>
              <table:table-cell office:value-type="float" office:value="-2502023.8">
                <text:p>-2502023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2.89718">
                <text:p>72.89718</text:p>
              </table:table-cell>
              <table:table-cell office:value-type="float" office:value="NaN">
                <text:p>NaN</text:p>
              </table:table-cell>
              <table:table-cell office:value-type="float" office:value="75.6847">
                <text:p>75.6847</text:p>
              </table:table-cell>
              <table:table-cell office:value-type="float" office:value="3074397.8">
                <text:p>3074397.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92.97751">
                <text:p>-92.97751</text:p>
              </table:table-cell>
              <table:table-cell office:value-type="float" office:value="NaN">
                <text:p>NaN</text:p>
              </table:table-cell>
              <table:table-cell office:value-type="float" office:value="-20.570374">
                <text:p>-20.570374</text:p>
              </table:table-cell>
              <table:table-cell office:value-type="float" office:value="-3777710.2">
                <text:p>-3777710.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.278759">
                <text:p>6.278759</text:p>
              </table:table-cell>
              <table:table-cell office:value-type="float" office:value="NaN">
                <text:p>NaN</text:p>
              </table:table-cell>
              <table:table-cell office:value-type="float" office:value="-100.334404">
                <text:p>-100.334404</text:p>
              </table:table-cell>
              <table:table-cell office:value-type="float" office:value="4641917">
                <text:p>46419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7.630775">
                <text:p>87.630775</text:p>
              </table:table-cell>
              <table:table-cell office:value-type="float" office:value="NaN">
                <text:p>NaN</text:p>
              </table:table-cell>
              <table:table-cell office:value-type="float" office:value="-99.66142">
                <text:p>-99.66142</text:p>
              </table:table-cell>
              <table:table-cell office:value-type="float" office:value="-5703824">
                <text:p>-57038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80.90163">
                <text:p>-80.90163</text:p>
              </table:table-cell>
              <table:table-cell office:value-type="float" office:value="NaN">
                <text:p>NaN</text:p>
              </table:table-cell>
              <table:table-cell office:value-type="float" office:value="-19.090958">
                <text:p>-19.090958</text:p>
              </table:table-cell>
              <table:table-cell office:value-type="float" office:value="7008657">
                <text:p>70086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8.738178">
                <text:p>-18.738178</text:p>
              </table:table-cell>
              <table:table-cell office:value-type="float" office:value="NaN">
                <text:p>NaN</text:p>
              </table:table-cell>
              <table:table-cell office:value-type="float" office:value="76.78452">
                <text:p>76.78452</text:p>
              </table:table-cell>
              <table:table-cell office:value-type="float" office:value="-8611990">
                <text:p>-861199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6.85831">
                <text:p>96.85831</text:p>
              </table:table-cell>
              <table:table-cell office:value-type="float" office:value="NaN">
                <text:p>NaN</text:p>
              </table:table-cell>
              <table:table-cell office:value-type="float" office:value="111.102684">
                <text:p>111.102684</text:p>
              </table:table-cell>
              <table:table-cell office:value-type="float" office:value="10582106">
                <text:p>105821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63.74249">
                <text:p>-63.74249</text:p>
              </table:table-cell>
              <table:table-cell office:value-type="float" office:value="NaN">
                <text:p>NaN</text:p>
              </table:table-cell>
              <table:table-cell office:value-type="float" office:value="56.351013">
                <text:p>56.351013</text:p>
              </table:table-cell>
              <table:table-cell office:value-type="float" office:value="-13002912">
                <text:p>-130029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42.57775">
                <text:p>-42.57775</text:p>
              </table:table-cell>
              <table:table-cell office:value-type="float" office:value="NaN">
                <text:p>NaN</text:p>
              </table:table-cell>
              <table:table-cell office:value-type="float" office:value="-43.576668">
                <text:p>-43.576668</text:p>
              </table:table-cell>
              <table:table-cell office:value-type="float" office:value="15977512">
                <text:p>159775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-108.56941">
                <text:p>-108.56941</text:p>
              </table:table-cell>
              <table:table-cell office:value-type="float" office:value="-19632596">
                <text:p>-196325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2.577564">
                <text:p>-42.577564</text:p>
              </table:table-cell>
              <table:table-cell office:value-type="float" office:value="NaN">
                <text:p>NaN</text:p>
              </table:table-cell>
              <table:table-cell office:value-type="float" office:value="-86.523224">
                <text:p>-86.523224</text:p>
              </table:table-cell>
              <table:table-cell office:value-type="float" office:value="24123836">
                <text:p>241238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63.742645">
                <text:p>-63.742645</text:p>
              </table:table-cell>
              <table:table-cell office:value-type="float" office:value="NaN">
                <text:p>NaN</text:p>
              </table:table-cell>
              <table:table-cell office:value-type="float" office:value="4.887703">
                <text:p>4.887703</text:p>
              </table:table-cell>
              <table:table-cell office:value-type="float" office:value="-29642516">
                <text:p>-296425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6.85825">
                <text:p>96.85825</text:p>
              </table:table-cell>
              <table:table-cell office:value-type="float" office:value="NaN">
                <text:p>NaN</text:p>
              </table:table-cell>
              <table:table-cell office:value-type="float" office:value="92.38022">
                <text:p>92.38022</text:p>
              </table:table-cell>
              <table:table-cell office:value-type="float" office:value="36423670">
                <text:p>3642367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8.73798">
                <text:p>-18.73798</text:p>
              </table:table-cell>
              <table:table-cell office:value-type="float" office:value="NaN">
                <text:p>NaN</text:p>
              </table:table-cell>
              <table:table-cell office:value-type="float" office:value="105.812515">
                <text:p>105.812515</text:p>
              </table:table-cell>
              <table:table-cell office:value-type="float" office:value="-44756110">
                <text:p>-4475611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80.90174">
                <text:p>-80.90174</text:p>
              </table:table-cell>
              <table:table-cell office:value-type="float" office:value="NaN">
                <text:p>NaN</text:p>
              </table:table-cell>
              <table:table-cell office:value-type="float" office:value="34.416054">
                <text:p>34.416054</text:p>
              </table:table-cell>
              <table:table-cell office:value-type="float" office:value="54994710">
                <text:p>5499471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7.63067">
                <text:p>87.63067</text:p>
              </table:table-cell>
              <table:table-cell office:value-type="float" office:value="NaN">
                <text:p>NaN</text:p>
              </table:table-cell>
              <table:table-cell office:value-type="float" office:value="-64.571396">
                <text:p>-64.571396</text:p>
              </table:table-cell>
              <table:table-cell office:value-type="float" office:value="-67575540">
                <text:p>-6757554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278962">
                <text:p>6.278962</text:p>
              </table:table-cell>
              <table:table-cell office:value-type="float" office:value="NaN">
                <text:p>NaN</text:p>
              </table:table-cell>
              <table:table-cell office:value-type="float" office:value="-111.79266">
                <text:p>-111.79266</text:p>
              </table:table-cell>
              <table:table-cell office:value-type="float" office:value="83034420">
                <text:p>8303442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92.977585">
                <text:p>-92.977585</text:p>
              </table:table-cell>
              <table:table-cell office:value-type="float" office:value="NaN">
                <text:p>NaN</text:p>
              </table:table-cell>
              <table:table-cell office:value-type="float" office:value="-69.39095">
                <text:p>-69.39095</text:p>
              </table:table-cell>
              <table:table-cell office:value-type="float" office:value="-102029730">
                <text:p>-10202973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2.896515">
                <text:p>72.896515</text:p>
              </table:table-cell>
              <table:table-cell office:value-type="float" office:value="NaN">
                <text:p>NaN</text:p>
              </table:table-cell>
              <table:table-cell office:value-type="float" office:value="28.64074">
                <text:p>28.64074</text:p>
              </table:table-cell>
              <table:table-cell office:value-type="float" office:value="125370460">
                <text:p>12537046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.902105">
                <text:p>30.902105</text:p>
              </table:table-cell>
              <table:table-cell office:value-type="float" office:value="NaN">
                <text:p>NaN</text:p>
              </table:table-cell>
              <table:table-cell office:value-type="float" office:value="103.711464">
                <text:p>103.711464</text:p>
              </table:table-cell>
              <table:table-cell office:value-type="float" office:value="-154050720">
                <text:p>-15405072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Win32 OpenOffice.org_project/4110m2$Build-9807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